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cm" fo:line-height="100%" fo:hyphenation-ladder-count="no-limit" style:text-autospace="none" style:vertical-align="auto"/>
      <style:text-properties fo:hyphenate="true" fo:hyphenation-remain-char-count="0" fo:hyphenation-push-char-count="0"/>
    </style:style>
    <style:style style:name="P2" style:family="paragraph" style:parent-style-name="_3c_p_3e_">
      <style:paragraph-properties fo:margin-left="0cm" fo:margin-right="0cm" fo:text-indent="0cm" style:auto-text-indent="false"/>
    </style:style>
    <style:style style:name="P3" style:family="paragraph" style:parent-style-name="_3c_p_3e_">
      <style:paragraph-properties fo:margin-left="0cm" fo:margin-right="0cm" fo:text-indent="0cm" style:auto-text-indent="false">
        <style:drop-cap style:lines="3"/>
      </style:paragraph-properties>
    </style:style>
    <style:style style:name="P4" style:family="paragraph" style:parent-style-name="_3c_p_3e_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_3c_p_3e_">
      <style:paragraph-properties fo:margin-left="0cm" fo:margin-right="0cm" fo:text-align="center" style:justify-single-word="false" fo:text-indent="0cm" style:auto-text-indent="false"/>
      <style:text-properties fo:color="#402707"/>
    </style:style>
    <style:style style:name="P6" style:family="paragraph" style:parent-style-name="_3c_p_3e_">
      <style:paragraph-properties fo:margin-left="0cm" fo:margin-right="0cm" fo:text-align="center" style:justify-single-word="false" fo:text-indent="0cm" style:auto-text-indent="false"/>
      <style:text-properties fo:font-style="italic" fo:font-weight="bold" style:font-style-asian="italic" style:font-weight-asian="bold"/>
    </style:style>
    <style:style style:name="P7" style:family="paragraph" style:parent-style-name="_3c_p_3e_">
      <style:paragraph-properties fo:margin-left="0cm" fo:margin-right="0cm" fo:margin-top="0cm" fo:margin-bottom="0cm" fo:line-height="100%" fo:text-indent="0cm" style:auto-text-indent="false">
        <style:drop-cap style:lines="3"/>
      </style:paragraph-properties>
    </style:style>
    <style:style style:name="P8" style:family="paragraph" style:parent-style-name="_3c_p_3e_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9" style:family="paragraph" style:parent-style-name="_3c_p_3e_" style:master-page-name="MP0">
      <style:paragraph-properties style:page-number="auto" fo:break-before="page"/>
    </style:style>
    <style:style style:name="P10" style:family="paragraph" style:parent-style-name="_3c_p_3e_">
      <style:paragraph-properties fo:margin-left="0cm" fo:margin-right="0cm" fo:text-indent="0cm" style:auto-text-indent="fals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style="italic" style:font-style-asian="italic"/>
    </style:style>
    <style:style style:name="T3" style:family="text">
      <style:text-properties fo:font-variant="small-caps"/>
    </style:style>
    <style:style style:name="T4" style:family="text">
      <style:text-properties style:text-position="super 67%"/>
    </style:style>
    <style:style style:name="T5" style:family="text">
      <style:text-properties fo:font-weight="bold" style:font-weight-asian="bold"/>
    </style:style>
    <style:style style:name="T6" style:family="text">
      <style:text-properties fo:color="#402707"/>
    </style:style>
    <style:style style:name="T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style:text-underline-style="solid" style:text-underline-width="auto" style:text-underline-color="font-color" fo:font-weight="bold" fo:background-color="#ffff00" style:font-weight-asian="bold"/>
    </style:style>
    <style:style style:name="T9" style:family="text">
      <style:text-properties style:text-underline-style="solid" style:text-underline-width="auto" style:text-underline-color="font-color" fo:font-weight="bold" fo:background-color="#ffff00" style:font-weight-asian="bold" style:font-weight-complex="bold"/>
    </style:style>
    <style:style style:name="T10" style:family="text">
      <style:text-properties fo:color="#321e06"/>
    </style:style>
    <style:style style:name="T11" style:family="text">
      <style:text-properties fo:color="#452c09"/>
    </style:style>
    <style:style style:name="T12" style:family="text">
      <style:text-properties fo:color="#3a270b"/>
    </style:style>
    <style:style style:name="T13" style:family="text">
      <style:text-properties style:font-name="Times New Roman1"/>
    </style:style>
    <style:style style:name="T14" style:family="text">
      <style:text-properties style:font-name="Times New Roman1" fo:background-color="#ffff00"/>
    </style:style>
    <style:style style:name="T15" style:family="text">
      <style:text-properties fo:background-color="#ffff00"/>
    </style:style>
    <style:style style:name="T16" style:family="text">
      <style:text-properties fo:color="#800000" style:text-underline-style="solid" style:text-underline-width="auto" style:text-underline-color="font-color" fo:font-weight="bold" fo:background-color="#ffff00" style:font-weight-asian="bold" style:font-weight-complex="bold"/>
    </style:style>
    <style:style style:name="T17" style:family="text">
      <style:text-properties style:text-underline-style="none" fo:font-weight="normal" fo:background-color="#ffff00" style:font-weight-asian="normal" style:font-weight-complex="normal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background-color="#ffff00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itle : Les avantures ioyeuses et faitz merveilleux de Tiel Ulespiegle. Ensemble, les grandes fortunes à luy avenues en diverses regions, lequel par falace ne se laissoit aucunement tromper. Le tout traduit d’Allemant en Françoys</text:p>
      <text:p text:style-name="_3c_p_3e_">author : Anonyme</text:p>
      <text:p text:style-name="_3c_p_3e_">publisher : Sorbonne Université, LABEX OBVIL</text:p>
      <text:p text:style-name="_3c_p_3e_">issued : 2019</text:p>
      <text:p text:style-name="_3c_p_3e_">idno : http://http://obvil.sorbonne-universite.site/corpus/faceties/anonyme_avantures-ioyeuses-et-faitz-merveilleux-de-Tiel-Ulespiegle_1559</text:p>
      <text:p text:style-name="P1"><text:span text:style-name="Police_20_par_20_défaut"><text:span text:style-name="T1">source : Anonyme, Les avantures ioyeuses et faitz merveilleux de Tiel Ulespiegle. Ensemble, les grandes fortunes à luy avenues en diverses regions, lequel par falace ne se laissoit auc</text:span></text:span><text:span text:style-name="Police_20_par_20_défaut"><text:span text:style-name="T1">u</text:span></text:span><text:span text:style-name="Police_20_par_20_défaut"><text:span text:style-name="T1">nement tromper. Le tout traduit d’Allemant en Françoys, Lyon, J</text:span></text:span><text:span text:style-name="Police_20_par_20_défaut"><text:span text:style-name="T1">ean Saugrain (libr.) ; Jean d'Ogerolles (impr.), 1559. Cote : Bibliothèque du Château de Chantilly, Cabinet des livres, XI-D-033.</text:span></text:span></text:p>
      <text:p text:style-name="_3c_p_3e_">created : 1559</text:p>
      <text:p text:style-name="P2"><text:span text:style-name="_3c_pb_3e_">[f. 3]</text:span></text:p>
      <text:h text:style-name="Heading_20_1" text:outline-level="1">LES AVANTVRES<text:line-break/>IOYEVSES ET<text:line-break/>faitz merueilleux de<text:line-break/>Tiel Vlespiegle.</text:h>
      <text:h text:style-name="Heading_20_2" text:outline-level="2">Comment Vlespiegle troys foys en<text:line-break/>vn iour fut baptisé quand il fut né.</text:h>
      <text:p text:style-name="P3"><text:span text:style-name="Police_20_par_20_défaut">A</text:span>V païs de Saxe au village<text:line-break/>nommé K<text:span text:style-name="T15">n</text:span>elin aupres de la<text:line-break/>riuiere de Melme nasquist<text:line-break/>              Vlespiegle, &amp; son pere auoit<text:line-break/>              n<text:span text:style-name="T13">õ</text:span> Nicolas, &amp; sa mere Vui2010<text:line-break/>beke, lesquelz enuoyerent leur filz à Am2010<text:line-break/>plemen pour baptiser, &amp; le firent nommer<text:line-break/>Tiel Vlespiegle. Et quand il fut baptisé, l’on<text:line-break/>le portoir en la tauerne ou logis, ou ilz beu2010<text:line-break/>rent &amp; firẽt bõne chere sur ledit enfant cõ2010<text:line-break/>me encore en plusieurs lieux l’on est ac2010<text:line-break/>coustumé. Et le pere fist bonne chere auec<text:line-break/>ses comperes &amp; commeres, &amp; apres la sa2010<text:line-break/>ge femme print l’enfant pour le porter à<text:line-break/>la maison. Et cuydant passer vn petit<text:line-break/>pont tomba auecq ledit enfant (pource<text:line-break/><text:span text:style-name="_3c_pb_3e_">[f. 4]</text:span></text:p>
      <text:p text:style-name="P2">qu’elle auoit bien beu) en leau &amp; ilz y eus2010<text:line-break/>sent la tous deux esté noyez s’ilz n’eussent<text:line-break/>eu ayde. Et eux estans venus à la maison.<text:line-break/>Ilz firent chauffert vn chauderon à tout de<text:line-break/>l’eau chaude desuellopant le dit enfant, &amp; le<text:line-break/>lauarent de lordure qu’il auoit, auec la<text:line-break/>dite sage femme. Et ainsi fut Vlespiegle<text:line-break/>trois fois en vn iour baptisé, vne foys à le2010<text:line-break/><text:soft-page-break/>glise, vne fois en la boüe, &amp; vne fois en leau<text:line-break/>chaude.<text:line-break/></text:p>
      <text:p text:style-name="P2"><text:span text:style-name="Titre_20_2_20_Car">Comment Vlespiegle respondit à vn<text:line-break/>            homme demandant apres<text:line-break/>                  le chemin<text:line-break/></text:span></text:p>
      <text:p text:style-name="P7"><text:span text:style-name="Police_20_par_20_défaut">V</text:span>Lespiegle estant encores vn<text:line-break/>ieune enfant ses parens e2010<text:line-break/>stoient vn iour allez dehors<text:line-break/><text:span text:style-name="T19">              </text:span><text:span text:style-name="T20">&amp; i’auoient laissé seul à<text:line-break/>              l’hostel. Il vint vn homme</text:span><text:line-break/>cheuauchant à la maison, &amp; demanda le2010<text:line-break/>chemin, &amp; pource qu’il ne vist personne il<text:line-break/>cria s’il n’y auoit personne à la maison, lors<text:line-break/>disoit ledit enfant Vlespiegle que ouy vn<text:line-break/>homme &amp; d<text:span text:style-name="T15">e</text:span>my &amp; la teste d’vn cheual, car<text:line-break/>vous estes auec le demy corps dedans la<text:line-break/>maison auec la telle du cheual, &amp; ie suis vn<text:line-break/>homme en<text:span text:style-name="T15">t</text:span>ier. Lors l’homme luy demanda<text:line-break/>eu estoit son pere &amp; sa mere. Et il luy refrõ<text:line-break/><text:span text:style-name="_3c_pb_3e_">[f. 5]</text:span></text:p>
      <text:p text:style-name="P2">dit mon pere est allé faire d’vn mal plus<text:line-break/>grant mal, &amp; ma mere est pour honte ou<text:line-break/>dommaige. L’homme demanda comment<text:line-break/>l’enfant dit, mon pere fait vn mauuais che2010<text:line-break/>min plus mauuais, car il fait des <text:span text:style-name="T15">fosles</text:span> affin<text:line-break/>qu’on ne voyse sur les bledz, &amp; ma mere est<text:line-break/>allée emprunter du pain, &amp; s'elle rẽd moins<text:line-break/>c’est honte si trop cest dommaige. Lors de2010<text:line-break/>manda l’homme ou il pourroit bien &amp; hon<text:line-break/>nestement cheuaucher, l'enfant respõdit ou<text:line-break/>les oysons vont. Et quand l'homme cheuau2010<text:line-break/>cha, les oysons s’en vollerent en leau, lors<text:line-break/>l’hõme se douta &amp; sen retourna disant que<text:line-break/>les oysons estoient vollez en l’eau. l’enfant<text:line-break/>respondit, vous deuriez cheuaucher ou ilz<text:line-break/>vont &amp; non pas ou ilz nagent. Lors l’hom2010<text:line-break/>me s’en despartit &amp; sesbahyssoit de la re2010<text:line-break/>sponce d’vn enfant.</text:p>
      <text:h text:style-name="Heading_20_2" text:outline-level="2"><text:span text:style-name="Titre_20_2_20_Car">Comment Vlespiegle assis derriere<text:line-break/>      son pere sur le cheual demon2010<text:line-break/>          stra sa malice.<text:line-break/></text:span></text:h>
      <text:p text:style-name="P3"><text:span text:style-name="Police_20_par_20_défaut">G</text:span>Randes querelles venoient au<text:line-break/>pere dudit Vlespiegle que son<text:line-break/>filz estoit vn malicieux quand il<text:line-break/>             estoit en <text:span text:style-name="T15">aage</text:span> qu’il pouuoit al2010</text:p>
      <text:p text:style-name="P2"><text:soft-page-break/>ler, car il estoit fort aduentureux gisant au<text:line-break/>berseau, car il tomboit sur le coussin, sur le<text:line-break/><text:span text:style-name="_3c_pb_3e_">[f. 6]</text:span></text:p>
      <text:p text:style-name="P8"><text:span text:style-name="T15">lit (lict reclame différente)</text:span>, boutant le cul en haut &amp; faisant merueil%<text:line-break/>les. Et quand il auoit dix ans il ne laissa pas2010<text:line-break/>ser ne ennuire nulle meschanceté tellemẽt<text:line-break/>que les voysins se complaignoient de luy,<text:line-break/>lors dist son pere cher filz dont vient que les<text:line-break/>gens disent que tu es vn malicieux, &amp; Vle2010<text:line-break/>spiegle respondit qui ne faisoit mal à per2010<text:line-break/>sonne en voulãt approuuer disant à son pe2010<text:line-break/>re. Allez sur vn cheual &amp; ie seray assis der2010<text:line-break/>riere vous, &amp; encores ilz dirõt ce qu’ilz vou%<text:line-break/>dront. Lors le pere le mist deriere luy, qui<text:line-break/>lors leua sa chemise, en monstrãt à ceux qui<text:line-break/>estoient entour son cul, lors dirent les gens<text:line-break/>quel ieune malicieux est il Vlespiegle, ce<text:line-break/>oyant dist à son pere, qu’il ne faisoit mal à<text:line-break/>personne, &amp; toutesfois ilz le disoit estre vn<text:line-break/>malicieux. Lors le pere le mist deuãt luy sur<text:line-break/>le cheual qui estoit tout coy, ains bouta sa<text:line-break/>langue dehors en soy moquant de gens que<text:line-break/>son pere ne le veoit, lors dirent de rechef les<text:line-break/>gens. Regardez quel malicieux est ce ieune<text:line-break/>cocquin &amp; paillart. Ce oyant &amp; voyant son<text:line-break/>pere dist qu’il estoit né en vne malheureuse<text:line-break/>heure &amp; temps, car dist il vous estes tous coy<text:line-break/>&amp; ne faites mal à personne, toutesfois ilz di2010<text:line-break/>sent que vous estes vn malicieux. Et lors le<text:line-break/>pere se despartir du païs de Meyborch en<text:line-break/>vn village dont estoit sa mere, &amp; bien tost a2010<text:line-break/>pres ledit pere mourut, &amp; la mere demoura<text:line-break/><text:span text:style-name="_3c_pb_3e_">[f. 7]</text:span></text:p>
      <text:p text:style-name="P2">auprës de son filz mangeans &amp; beuuans ce<text:line-break/>qu’il auoient car la mere deuint poure, &amp;<text:line-break/>Vlespiegle ne voulut apprendre aucun me2010<text:line-break/>stier, mais ayant xvj<text:span text:style-name="T15">.</text:span> ans il aprint à iouer sur<text:line-break/>les cordes, &amp; autres semblables tromperies.<text:line-break/></text:p>
      <text:p text:style-name="P2"><text:span text:style-name="Titre_20_3_20_Car"><text:span text:style-name="T15">Comment Vlespiegle tomba de la corde en l’eau.</text:span></text:span></text:p>
      <text:p text:style-name="P3"><text:span text:style-name="Police_20_par_20_défaut">I</text:span>L auint sur vn iour qu’il ioua sur la corde<text:line-break/>outre l’eau, ou il fist plusieurs &amp; maintes<text:line-break/>plaisances, &amp; il y auoit des autres malicieux<text:line-break/>qui tailloient la corde en deux pieces lequel<text:line-break/>tomba en l'eau, &amp; fut tout mouillé, mais il<text:line-break/>sortit dehors le mieux qu’il pouuoit, dont<text:line-break/>il fut fort courroucé, &amp; eut grant despit,<text:line-break/>mais toutesfois il se taisoit disant. qu’il re2010<text:line-break/>uiendroit le lendemain &amp; qu’il feroit quel2010<text:line-break/>que chose nouuelle sur la corde. Le lende2010<text:line-break/><text:soft-page-break/>main eux estans venus, &amp; Vle<text:span text:style-name="T15">[s]</text:span>psegle apres<text:line-break/>auoir longuement ioué sur icelle corde, il<text:line-break/>dist contre les enfans.Vous verres vne chose<text:line-break/>estrange si vn chacun de vous me veut dõner<text:line-break/>son droit soulier sur la corde, &amp; les peres<text:line-break/>desditz enfans cuydoient tout vray &amp; le fai2010<text:line-break/>soient faire à leurs enfans. Lesquelz apres<text:line-break/>qu’il les eut longuement tenu sur la corde,<text:line-break/>chacun vouloit r’auoir le sien. Mais Vlespie%<text:line-break/>gle les getta tous ensemble en vn monceau,<text:line-break/>disant (q2) chacun print le sien, lors chacũ cou2010<text:line-break/>roit pour r’auoir son soulier tellemẽt qu’ilz<text:line-break/>tõboient cõtre l’vn &amp; l’autre s’entrebatoiẽt<text:line-break/><text:span text:style-name="_3c_pb_3e_">[f. 8]</text:span></text:p>
      <text:p text:style-name="P2">tirans l'vn l’autre par les cheueux l’vn frap2010<text:line-break/>poit des poings, &amp; l’autre tomboit dessouz<text:line-break/>l’autre, les autres demouroient dessus, l'vn<text:line-break/>plouroit, l’autre rioit, l’vn crioit, cestuy cy<text:line-break/>est le mien, l'autre cestuy cy est le mien, tel2010<text:line-break/>lement que les peres s’entremesloiẽt &amp; s’en2010<text:line-break/>trebatoient les vnz contre les autres frappãs<text:line-break/>des poings. Lors Vlespiegle rioit se moquãt<text:line-break/>d’eux disant (q2) chacun cherchast son soulier,<text:line-break/>il me failloit hyer nager, &amp; il s‘en fuit de la<text:line-break/>&amp; nosa de quatre sepmaines reuenir, ains de2010<text:line-break/>moura à l'hostel aupres de sa mere, laquelle<text:line-break/>en fust moult ioyeuse pensant qu’il se vou<text:line-break/>loir amander, mais elle ne scauoit pas de sa<text:line-break/>malice.<text:line-break/></text:p>
      <text:h text:style-name="Heading_20_2" text:outline-level="2"><text:span text:style-name="Titre_20_2_20_Car">Comment la mere de Vlespiegle<text:line-break/>        l’admonnesta &amp; l'instruit<text:line-break/>          pour apprendre mestier.</text:span></text:h>
      <text:p text:style-name="P3"><text:span text:style-name="Police_20_par_20_défaut">V</text:span> Vyberke la mere de Vlespiegle<text:line-break/>estoir fort ioyeuse que son filz<text:line-break/>estoit si coy, &amp; luy dist qu’il vou%<text:line-break/>             <text:span text:style-name="T15">f</text:span>ist laisser ses mauuaises con2010<text:line-break/>ditions &amp; meurs, car par icelles l’on ne peut<text:line-break/>gaigner argent, &amp; qu’il aprint vn mestier.<text:line-break/>Lors dist Vlespiegle ma chere mere à ce<text:line-break/>qu’vn homme se donne cela luy demeure<text:line-break/>toute sa vie, la mere respondit disant cela<text:line-break/><text:span text:style-name="_3c_pb_3e_">[f. 9]</text:span></text:p>
      <text:p text:style-name="P2">me semble aussi, car ie n’ay eu quatre iours<text:line-break/>à du pain en ma maison &amp; si cela me<text:line-break/>deuroit tousiours aduenir i’aymeroie mieux<text:line-break/>estre morte, non dist Vlespiegle, cela ne<text:line-break/>ressemble pas à mes parolles. Car vn poure<text:line-break/>homme qui n’a que manger il ieune lors<text:line-break/><text:soft-page-break/>saint Nicolas, &amp; ayant bien à manger lors<text:line-break/>est auec luy la veille de saint Martin, &amp;<text:line-break/>ainsi est il auec vous ma mere.<text:line-break/></text:p>
      <text:h text:style-name="Heading_20_2" text:outline-level="2"><text:span text:style-name="Titre_20_2_20_Car">  Comment Vlespiegle obtint du<text:line-break/>     pain pour sa mere.</text:span></text:h>
      <text:p text:style-name="P3"><text:span text:style-name="Police_20_par_20_défaut">S</text:span>A mere ainsi sans pain. Vlespie2010<text:line-break/>gle la pense dapayser &amp; conten%<text:line-break/>ter, &amp; s’en alla à la ville de staf2010<text:line-break/>          fert en la maison d'vn boulen2010<text:line-break/>ger demandant audit boulenger, s il vouloit<text:line-break/>enuoyer à son maistre pour dixhuit patars<text:line-break/>de pain moitié blanc &amp; moitié brun. Et il<text:line-break/>nomma audit boulenger vn seigneur de de2010<text:line-break/>hors qui estoit enla ville en vne hostellerie,<text:line-break/>&amp; il luy disoit qu'il <text:span text:style-name="T15">s'</text:span>en vint auec luy à ladi2010<text:line-break/>te hostellerie. Et ledit seigneur luy donne2010<text:line-break/>roit l’argent, Ledit boulenger respõdit qu’il<text:line-break/>le feroit tres volontiers. Et Vlespiegle auoit<text:line-break/>vn sac troué, auquel le boulenger luy mist<text:line-break/>le pain. Et ledit boulenger enuoya son var2010<text:line-break/>let auec luy pour aller querir l’argent dudit<text:line-break/>pain. Vlespiegle estant allé vne longue rue<text:line-break/><text:span text:style-name="_3c_pb_3e_">[f. 10]</text:span></text:p>
      <text:p text:style-name="P2">de la maison du boulenger il laissa tomber<text:line-break/>vn pain blanc en lordure. Lors il mist le sac<text:line-break/>à terre &amp; dist au seruiteur, ie n’oseroye por2010<text:line-break/>ter ce ort pain à monsieur courez royde à<text:line-break/>l’hostel &amp; en allez querir vn autre, ie vous<text:line-break/>attendray icy, le valeton courut querir vn<text:line-break/>autre pain, Et en reuenãt cuydãt trouuer Vle%<text:line-break/>spiegle il estoit desia en voye. Et ledit serui2010<text:line-break/>teur quand il ne le trouua point de rechef<text:line-break/>reuint en la maison le disant à son maistre,<text:line-break/>lors ledit boulenger courut à l’hostel ou<text:line-break/>Vlespiegle luy auoit dit &amp; enseigné, mais<text:line-break/>lon ne sauoit rien de luy, lors le boulenger<text:line-break/>vit bien qu’il estoit trompé &amp; deceu, Ainsi<text:line-break/>apporta Vlespiegle le pain à sa mere disant.<text:line-break/>Mangez alors quand vous lauez &amp; ieusnez<text:line-break/>quand vous ne l’auez point.<text:line-break/></text:p>
      <text:h text:style-name="Heading_20_2" text:outline-level="2"><text:span text:style-name="Titre_20_2_20_Car">    Comment Vlespiegle fut desrobé en<text:line-break/>      vn cretin des va</text:span><text:span text:style-name="Titre_20_2_20_Car"><text:span text:style-name="T15">β</text:span></text:span><text:span text:style-name="Titre_20_2_20_Car">ïaudez.</text:span></text:h>
      <text:p text:style-name="P3"><text:span text:style-name="Police_20_par_20_défaut">V</text:span>Lespiegle s’en <text:span text:style-name="T15">allavn</text:span> iour à la dedicas2010<text:line-break/>se auec sa mere, ou il s’en yura au dis2010<text:line-break/>ner, &amp; il chercha vn lieu pour paissiblement<text:line-break/>dormir affin (q2) nul ne luy fist mal, lors il s’en<text:line-break/><text:soft-page-break/>alla derriere vn iardin d’vn Iuif, ou il y a2010<text:line-break/>uoit plusieurs desdits cretins, desquelz il en<text:line-break/>print vn tout vuide &amp; en icelluy s’en alla<text:line-break/>dormir, &amp; il s’endormit iusques à là minuit,<text:line-break/>tellemẽt que sa mere cuyda qu’il estoit allé<text:line-break/>à la maison. En icelle nuit y sont venus deux<text:line-break/>larrõs pour desrober les vassiaudez, &amp; disoiẽt<text:line-break/><text:span text:style-name="_3c_pb_3e_">[f. 11]</text:span></text:p>
      <text:p text:style-name="P2">l'vn à l'autre que les plus pesans estoiẽt les<text:line-break/>meilleurs, mais les cretins <text:span text:style-name="T15">furẽt</text:span> lõgz &amp; par2010<text:line-break/>fondz estãs sur vne autre maniere qu’ilz ne<text:line-break/>sont alors, &amp; les larrõs allerẽt cherchant par<text:line-break/>tout &amp; les tasterẽt lesquelz estoient les plus<text:line-break/>pesans, qui en fin sont venus à iceluy en la2010<text:line-break/>quelle Vlespiegle gisoit, &amp; pource qu’il e2010<text:line-break/>stoit le plus pesant ilz le porterẽt auec eux.<text:line-break/>Et Vlespiegle s'esueilla, &amp; ouyt tout ce qu’il<text:line-break/>disoiẽt, &amp; il faisoit si brun &amp; obscur qu’ilz ne<text:line-break/>veoient point l’vn l’autre, puis il bouta sa<text:line-break/>main dehors en tirãt celuy de deuãt par les<text:line-break/>cheueux qui deuint courroucé maudissant le<text:line-break/>dernier surquoy il respondit, disant. Songez<text:line-break/>vous ou allez vous en dormãt cõment vous<text:line-break/>tireroye-ie à grãd peine ie ne puis tenir le<text:line-break/>cretin. Puis Vlespiegle tira le dernier par les<text:line-break/>cheueux, lequel disoit. Ie porte tãt (q2) ie sue,<text:line-break/>&amp; vous me tirez (p3) les cheueux. Le premier<text:line-break/>dist.Cõment le feroye-ie à grãt peine say ie<text:line-break/>trouuer le chemin, ains vous me tirez &amp; ain2010<text:line-break/>si ilz s’en alloiẽt estriuãs, lors Vlespiegle de<text:line-break/>rechef tira le premier par les cheueux qui<text:line-break/>deuint si courroucé qui laissa tomber le<text:line-break/>cretin. Et s’entrefrapperent l’vn &amp; l’autre à<text:line-break/>tout les poings, tellement qu’ilz s’en fuy2010<text:line-break/>rent laissans gesir le cretin. Et Vlespiegle<text:line-break/>demoura dormant iusques à plain<text:span text:style-name="T15"> i</text:span>our, qui<text:line-break/>alors s’en alla hors. Et vit deuant vn chasteau<text:line-break/>ou il se loua pour seruiteur, &amp; vn iour che2010<text:line-break/><text:span text:style-name="_3c_pb_3e_">[f. 12]</text:span></text:p>
      <text:p text:style-name="P2">uaucha auec son seigneur en vn lieu ou il y<text:line-break/>auoit cãnebuse, &amp; le seigneur luy dist, Chiez<text:line-break/>tousiours fus icelle herbe ou vous la trouue<text:line-break/><text:span text:style-name="T15">rescar</text:span> a tout icelle herbe on lie les larrõs &amp;<text:line-break/>autres malfaiteurs sur le roües &amp; gibetz qui<text:line-break/>se meslent sur les champs &amp; rues sans seruice<text:line-break/>des seigneurs, car son maistre estoit luy mes2010<text:line-break/>mes vn larron &amp; desrobeur. Vlespiegle luy<text:line-break/>respondit qu’il feroit ainsi, vn autre iour eux<text:line-break/>estãs à la maison, &amp; ledit maistre estãt assis à<text:line-break/>table, le cuysinier dit à Vlespiegle qu’il s'en<text:line-break/><text:soft-page-break/>allast au cellier querir du zẽnep ou de la mou%<text:line-break/>starde. Et Vlespiegle entẽdoit hennep qu’on<text:line-break/>nomme canebuse, car zẽnep est auec la mou%<text:line-break/>starde. Et Vlespiegle respõdit, biẽ ie le feray<text:line-break/>&amp; n’auoit iamais veu de la moustarde, &amp;<text:line-break/>pensa en soy mesme quelle chose il vouloit<text:line-break/>faire à tout le zẽnep ou moustarde, cuidant<text:line-break/>qu’il le voudroit lyer, &amp; il s’en alla au celier<text:line-break/>ou il trouua ledit pot pensant à ce que son<text:line-break/>maistre luy auoit <text:span text:style-name="T15">aucunesfoys</text:span> dit qu’il chiat<text:line-break/>sus icelle herbe il print le pot &amp; y chia de2010<text:line-break/>dens vn gros estrõt &amp; le meslit ensemble &amp;<text:line-break/>le porta au cusinier &amp; il lenuoya à la table,<text:line-break/>le maistre &amp; sa dame auec les autres gẽs ta2010<text:line-break/>stoiẽt à la moustarde ou zẽnep &amp; auoit mau%<text:line-break/>uais goust le seigneur demanda au cuysiner<text:line-break/>quelle chose il auoit fait pour moustarde, le<text:line-break/>cuysinier l’essaya &amp; dist le zẽnep à le goust<text:line-break/><text:span text:style-name="_3c_pb_3e_">[f. 13]</text:span></text:p>
      <text:p text:style-name="P2">comme si lon eut chié dedãs, lors Vlespiegle<text:line-break/>rioit le seigneur dist. Pourquoy riez <text:span text:style-name="T15">vous cuy</text:span>%<text:line-break/>des tu que nous ne gostons point, si tu ne le<text:line-break/>veux croire viẽs y gouster, Vlespiegle dist,<text:line-break/>le né mãge point de zẽnep. Ne te souuiẽt-il<text:line-break/>pas de ce que tu m’as commandé l’autre iour<text:line-break/>cheuauchant par les chãps que ie chiasse sur<text:line-break/>telle herbe &amp; que lon est accoustumé de pen<text:line-break/>dre &amp; estrangler les larrons à tout icelle her<text:line-break/>be le seigneur dist, vous estes vn mauuais co2010<text:line-break/>quin, car ceste herbe n'ést pas semblable à<text:line-break/>l’autre car l’autre herbe est appellée hennep<text:line-break/>ou cannebuse, &amp; ceste icy est nommée zen2010<text:line-break/>nep ou moustarde, mais vous auez- fait cecy<text:line-break/>par malice. Et il print vn baston voulant<text:line-break/>frapper Vlespiegle, mais il eschappa du cha2010<text:line-break/>steau &amp; iamais ny retourna.<text:line-break/></text:p>
      <text:h text:style-name="Heading_20_2" text:outline-level="2"><text:span text:style-name="Titre_20_2_20_Car">   Comment Vlespiegle se loua auec<text:line-break/>       vn prestre.</text:span></text:h>
      <text:p text:style-name="P3"><text:span text:style-name="Police_20_par_20_défaut">Q</text:span>Vand Vlespiegle s’en fut fouy<text:line-break/>du chasteau il vint au païs de<text:line-break/>Brunduuilz au village de Bud2010<text:line-break/>          denste ou il se loua auec vn pre2010<text:line-break/>stre qui ne le cogneut pas, &amp; le prestre luy<text:line-break/>dist qu’il autoit bon temps &amp; qu'il mange2010<text:line-break/>riot &amp; beuueroit aussi bien que luy &amp; sa da2010<text:line-break/>me &amp; que tout ce qu’il feroit il le pourroit<text:line-break/><text:span text:style-name="_3c_pb_3e_">[f. 14]</text:span></text:p>
      <text:p text:style-name="P2"><text:soft-page-break/>faire à demy labeur, lors vlespiegle dit qu'il<text:line-break/>le feroit bien, &amp; il veoit que sa chambriere<text:line-break/>n’auoit qu’vn oeil. Et elle apresta vne pere<text:line-break/>de poussins pour rostir, lesquelz Vlespiegle<text:line-break/>tourna, lesquelz apres qu’ilz estoient bien<text:line-break/>rostis il print l’vn &amp; le mengea <text:span text:style-name="T15">saus</text:span> pain.<text:line-break/>A l’heure de souper vint la chambriere pres<text:line-break/>du feu voulant apporter les poussins à table<text:line-break/>&amp; n’en veit qu’vn, &amp; dist les poussins estoiẽt<text:line-break/>deux ou est demoure l'autre ? Vlespiegle re2010<text:line-break/>spondit dame ouurez l’autre oeil &amp; vous les<text:line-break/>verrez bien tous deux, la dame deuint cour2010<text:line-break/>roucé, &amp; s’en courut au prestre, &amp; dist vostre<text:line-break/>seruiteur se baue de moy que ie n’ay qu’vn<text:line-break/>œil, &amp;<text:span text:style-name="T15"> </text:span>iauoye mis deux poussins au feu pour<text:line-break/>rostir, &amp; ie n’en trouue qu’vn. Alors le pre2010<text:line-break/>stre estãt aupres de Vlefpiegle, disant. Pour2010<text:line-break/>quoy vous mocquez vous de ma chãbriere<text:line-break/>les poussins estoiẽt deux. Vlespiegle respon2010<text:line-break/>dit il est vray<text:span text:style-name="T15"> : </text:span>mais ie luy disoye qu’elle ou2010<text:line-break/>urist les deux yeux, &amp; elle verroit bien l’au2010<text:line-break/>tre, le prestre riant dist, il ne luy est pas pos2010<text:line-break/>sible, car elle n'a qu’vn œil. Vlespiegle dist<text:line-break/>monsieur vous le dictes mais ie ne le dis<text:line-break/>point, le prestre respondit neantmoins vn<text:line-break/>poussin est en voye. Vlespiegle dit, iay<text:line-break/>mengé l’vn, car vous disiez que ie mange2010<text:line-break/>roye &amp; buueroye aussi bien que vous &amp;<text:line-break/>vostre chambriere, &amp; ie me doubtoye qüe<text:line-break/><text:span text:style-name="_3c_pb_3e_">[f. 15]</text:span></text:p>
      <text:p text:style-name="P2">pour rien mentir &amp; maculer vostre ame si<text:line-break/>les eussiez mẽgez tous deux, parquoy ie me<text:line-break/>suis hasté. Lors le prestre fut content disant,<text:line-break/>Mon cher valet il ne m’en chaut pour vn<text:line-break/>poussin rosty, mais faites tousiours selon la<text:line-break/>volonté de ma chambriere ce qu'elle veut<text:line-break/>volontiers Vlespiegle respondit, bien ie le<text:line-break/>feray tresuolõtiers tout ce quelle me com2010<text:line-break/>mandera. Puis apres quelque chose que la<text:line-break/>chambriere luy commanda il n'en fit que la<text:line-break/>moytié, s’il deuoit porter vn seau deau plain<text:line-break/>il n’en portoir que demy plain, s’il deuoit,<text:line-break/>deux bois mettre au feu, il n’en mettoit<text:line-break/>qu’vn, s’il deuoit donner aux bestes deux<text:line-break/>fardeletz, de fain, il n’en donnoit qu’vn, &amp;<text:line-break/>s’il deuoit apporter vn pot de biere, il n’a2010<text:line-break/>portoit qu’vn demy pot &amp; encores plusieurs<text:line-break/>autres choses. Parquoy la chãbriere s’en alla<text:line-break/>complaindre au prestre, lequel vint à Vle2010<text:line-break/>spiegle disant, Machãbriere se cõplaint de<text:line-break/><text:soft-page-break/>vous, &amp; ie vous prioys de faire ce quelle vous<text:line-break/>commãdast.Vlespiegle r’espõdit. Ie lay fait<text:line-break/>comme m’auez cõmandé, vous me disiesque<text:line-break/>ie feroys toute chose à tout demy labeur, &amp;<text:line-break/>vostre chãbriere verroit voulontiers à deux<text:line-break/>yeux &amp; ne voit que a vn &amp; ainsi ne voit elle<text:line-break/>que la moitie, &amp; par ainsi ie faitz demy la2010<text:line-break/>beur le prestre se rioit, &amp; la chambriere se<text:line-break/>courrouca disant. Si vous voulez plus lõgue2010<text:line-break/><text:span text:style-name="_3c_pb_3e_">[f. 16]</text:span></text:p>
      <text:p text:style-name="P2">ment tenir ce malicieux,ie me veux partir<text:line-break/>de vous. Ainsi failloit il au prestre donner<text:line-break/>congé à Vlespiegle pour sa chambriere,<text:line-break/>mais pource que le clerc deglise dudit vi2010<text:line-break/>lage estoit mort il fut fait coustre.<text:line-break/></text:p>
      <text:h text:style-name="Heading_20_2" text:outline-level="2"><text:span text:style-name="Titre_20_2_20_Car">  Comment Vlespiegle fut fait coustre<text:line-break/>           de Budenste.</text:span></text:h>
      <text:p text:style-name="P3"><text:span text:style-name="Police_20_par_20_défaut">V</text:span>Lespiegle estant clerc comme<text:line-break/>dessus il chanta treslaydement.<text:line-break/>Vn iour le curé estant deuãt l'au%<text:line-break/>              tel soy abillant pour dire messe,<text:line-break/>Vlespiegle fut derriere luy le mettant à<text:line-break/>point &amp; luy aydant, le curé laissa aller vn<text:line-break/>grant pet lequel donna resonnance en legli2010<text:line-break/>se, Vlespiegle dist quelle chose offrez vous<text:line-break/>la à nostre Seigneur pour encens, le curé ré2010<text:line-break/>pondist. Qu'en auez vous affaire, leglise est à<text:line-break/>moy, iay la puissance de chier au millieu de<text:line-break/>leglise, Vlespiegle respondit ie vous gage<text:line-break/>pour vn touneau de biere que ne l'oseri[e]z fai%<text:line-break/>re le prestre disoit cuydez vous que ie ne<text:line-break/>seroye pas si hardy de le faire : Et il se tourna<text:line-break/>de l’autel &amp; s'en alla chier vn monsseau di2010<text:line-break/>sant coustre i’ay gagné le tonneau de biere,<text:line-break/>Vlespiegle dist que non, nous voulons pre2010<text:line-break/>mierement mesurer s’il est au millieu com2010<text:line-break/>me disiez lors Vlespiegle s’en alla mesurer,<text:line-break/><text:span text:style-name="_3c_pb_3e_">[f. 17]</text:span></text:p>
      <text:p text:style-name="P2">&amp; il y failloit six piedz qu’il n'estoit pas au<text:line-break/>millieu &amp; ainsi gagna Vlespiegle le ton2010<text:line-break/>neau de ceruoise, lors la chambriere se cour<text:line-break/>rouca à Vlespiegle disant au prestre vous<text:line-break/>tiendrez si longuement se malicieux qu’il<text:line-break/>vous sera cause de toute honte. Vlespiegle<text:line-break/>estant encor coustre, Lon auoit la nuyt de<text:line-break/>pasques la resurrectiõ de nostre seigneur, &amp;<text:line-break/>pource que les païsans ne sauoient lyre, la<text:line-break/>chambriere du prestre fut <text:span text:style-name="T15">miseau</text:span> sepulchre<text:line-break/><text:soft-page-break/>pour lãge, Et vlespiegle print auec luy deux<text:line-break/>rustiques ou païsans qui estoient les troys<text:line-break/>maries &amp; le curé estoit le saluator à tout la<text:line-break/>croix en la main. Lors vindrẽt les troys ma2010<text:line-break/>ries au sepulchre, &amp; lange leur demãda que<text:line-break/>cherchez vous ? Lors respondirẽt les femmes<text:line-break/>comme Vlespiegle leur auoit aprins. Nous<text:line-break/>cherchons vne vielle ribaude d’vn prestre à<text:line-break/>tout vn œil. Et quand elle se veit estre mo2010<text:line-break/>quée, elle se leua du sepulchre voulãt frap2010<text:line-break/>per Vlespiegle à tout le poing en son visage<text:line-break/>&amp; faillit le coup &amp; frappa vn des païsans vn<text:line-break/>grant coup de poing, la chambriere se cou2010<text:line-break/>rouca, &amp; le tiroit par les cheueux. Ce veist<text:line-break/>la femme dudit païsant &amp; s'en vint courant<text:line-break/>hastiuement, &amp; frappa ladite chambriere du<text:line-break/>prestre, le curé voyant cecy vint à sa cham2010<text:line-break/>briere en ayde &amp; laissa tomber la croix, tel2010<text:line-break/>lement qu’ilz s’entrefrappoient l’vn &amp; l’au2010<text:line-break/><text:span text:style-name="_3c_pb_3e_">[f. 18]</text:span></text:p>
      <text:p text:style-name="P2">tre mout felonnieusement, &amp; firent grant<text:line-break/>tumeur en leglise. Vlespliegle voyãt qu’ilz<text:line-break/>se commencoyent à courrousser, il s’en alla<text:line-break/>hors du vilage, &amp; onc ne retourna.<text:line-break/></text:p>
      <text:h text:style-name="Heading_20_2" text:outline-level="2"><text:span text:style-name="Titre_20_2_20_Car">         Comment vlespiegle vou2010<text:line-break/>              loit vouler.</text:span></text:h>
      <text:p text:style-name="P3"><text:span text:style-name="Police_20_par_20_défaut">P</text:span>Ource que Vlespiegle feit mer2010<text:line-break/>ueilles son nom fut cogneu par<text:span text:style-name="T15">%</text:span><text:line-break/>tout, &amp; vint à Meibroch ou il fut<text:line-break/>           prié qu’il vousist faire vne chose<text:line-break/>estrange, &amp; dist qui vouloit monter sur le<text:line-break/>plus haut de la maison de la ville, &amp; vouloit<text:line-break/>voller en bas. Ce apperceut tout le peuple<text:line-break/>de la dicte ville chascun vint au marché. Et<text:line-break/>Vlespiegle estoit sur ladite maison, soy re2010<text:line-break/>muant auec ses bras faisant semblant de<text:line-break/>vouloir voller. Et le commun peuple le re2010<text:line-break/>garda. Et quand il veit tous les gens assem2010<text:line-break/>blez il rioit disant. Ie cuidoys qu’il n’y<text:line-break/>auoit plus de folz que moy mais en voicy<text:line-break/>vne ville toute plaine, car combiẽ que vous<text:line-break/>eussies dit que vous eussiez vollé ie ne leusse<text:line-break/>point creu. Et maintenant vous tous croyez<text:line-break/>vn seul fol disant qu’il sait voller, ce qu’est<text:line-break/>impossible car ie n’ay nulles asles, &amp; il s’en<text:line-break/>alla de la laissant illec tout le peuple, lors<text:line-break/><text:span text:style-name="_3c_pb_3e_">[f. 19]</text:span></text:p>
      <text:p text:style-name="P2"><text:soft-page-break/>tout le peuple se departit de la, l’vn le mau2010<text:line-break/>dissoit l’autre rioit, disans c’est vn mali2010<text:line-break/>cieux, car <text:span text:style-name="T15">ilà</text:span> dit la verité.<text:line-break/></text:p>
      <text:h text:style-name="Heading_20_2" text:outline-level="2"><text:span text:style-name="Titre_20_2_20_Car">     Comment Vlespiegle donna de la<text:line-break/>        medecine à vn docteur.</text:span></text:h>
      <text:p text:style-name="P3"><text:span text:style-name="Police_20_par_20_défaut">L</text:span>E conte Bruno de querfur &amp;<text:line-break/>leuesque de Melbroch &amp; tous<text:line-break/>ses nobles aymoient moult Vle2010<text:line-break/>            spiegle, pource qu’il estoit si<text:line-break/>auantureux &amp; leuesque luy donna ses abi2010<text:line-break/>lemens &amp; despens. Leuesque auoit aupres de<text:line-break/>luy vn tressage docteur, lequel les nobles<text:line-break/>ne laymoient point. Et ledit docteur ne<text:line-break/>pouuoit veoir les folz. Et quand il veit Vle2010<text:line-break/>spiegle en la court il disoit à leuesque &amp; à<text:line-break/>ses nobles. Lon deuroit les sages faire venir<text:line-break/>en la court des seigneurs, &amp; non pas folz car<text:line-break/>il appartient aux sages d’estre auec les sages,<text:line-break/>&amp; les folz,auec les folz, &amp; si les seigneurs<text:line-break/>auoient sages auec eux il <text:span text:style-name="T15">l eur</text:span> pourroit sa2010<text:line-break/>gesse aduenir, s’ilz ont folz auec eux ils se2010<text:line-break/>ront reputez auec eux, les nobles dirent.<text:line-break/>Cela n’est point vne sage paroll<text:span text:style-name="T15">e ?</text:span> car qui ne<text:line-break/>veut ouyr follie il ne faut que aller arriere<text:line-break/>deux. Il y en a d’aucuns ausquelz sem2010<text:line-break/>ble qu’il sont sages toutesfoys ilz se<text:line-break/>laissent tromper des folz. Il appartient<text:line-break/><text:span text:style-name="_3c_pb_3e_">[f. 20]</text:span></text:p>
      <text:p text:style-name="P2">aussi aux princes d’auoir gẽs de toutes sortes<text:line-break/>&amp; a tous les folz ilz enchassent souuentes2010<text:line-break/>foys plusieurs melancolyes, la ou sont les<text:line-break/>nobles les folz y veullent estre. Et les nobles<text:line-break/>dirent à Vlespiegle qu’elle disputation ilz<text:line-break/>auoyent eu pour luy auec le docteur, disans<text:line-break/>que s'il vouloit faire quelque fauceté au do%<text:line-break/>cteur nous t’ayderons. Vlespiegle respondit<text:line-break/>Messeigneurs si vous me voulez ayder, ie le<text:line-break/>payeray biẽ. Et Vlespiegle s’en despartit de<text:line-break/>la court quattre semaines, &amp; reuint à Gene2010<text:line-break/>questin, &amp; s’en alla en vn logis. Le docteur<text:line-break/>estoit souuent malade, &amp; cercha, moult de<text:line-break/>medecines &amp; conseilz. Lors dirẽt les nobles<text:line-break/>de leuesque qu’il estoit venu vn expert mai2010<text:line-break/>stre en medecine, qui sauoit ayder les pa2010<text:line-break/>tiens. Le docteur ne cõgneut pas Vlespiegle<text:line-break/>ainsi vint à luy au logis &amp; lẽmena auec luy<text:line-break/>sur le bourg disant Si vous me scauez ayder<text:line-break/>ie vous payeray vostre peine. Vlespiegle.<text:line-break/><text:soft-page-break/>dist iespere de vous bien ayder mais il faut<text:line-break/>que ie couche vne nuit aupres de vous, &amp; on<text:line-break/>vous couurira bien, affin que vous puissiez<text:line-break/>suer<text:span text:style-name="Police_20_par_20_défaut"><text:span text:style-name="T2">, </text:span></text:span>&amp; par lodeur de la sueur ie cognoistray<text:line-break/>&amp; considereray vosire maladie. Et quel con2010<text:line-break/>seil on vous pourra dõner Et le docteur cuy%<text:line-break/>da tout estre vray. Lors Vlespiegle luy dõna<text:line-break/>vne forte purgation pour le bien faire chier.<text:line-break/>Mais il disoit audit docteur que cestoit vne<text:line-break/><text:span text:style-name="_3c_pb_3e_">[f. 21]</text:span></text:p>
      <text:p text:style-name="P2">medecine pour le faire suer, lequel le do2010<text:line-break/>cteur le creut. Lors Vlespiegle print vn grãt<text:line-break/>pot de terre &amp; en iceluy il chia vn grand<text:line-break/>monceau, &amp; mist le pot sur le lit entre le do%<text:line-break/>cteur &amp; le mur qu’il ne sentoit pas. Et il s’en<text:line-break/>alla coucher au lit tout deuant aupres le do%<text:line-break/>cteur. Ainsi se coucha le docteur sur le lit,<text:line-break/>&amp; estoit tourné vers le mur. Lors il <text:span text:style-name="T15">printt</text:span> tel<text:line-break/>le puãteur de lordure qui estoit au pot qu’il<text:line-break/>se retourna vers Vlespiegle. Et Vlespiegle<text:line-break/>laissa aller vn grant pet qui puoit fort, alors<text:line-break/>le docteur se retourna vers ou puoit l’estrõt<text:line-break/>au pot, Il luy failloit souffrir cecy iusques<text:line-break/>au minuit, puis la medecine cõmenca à be2010<text:line-break/>songner. Lors dist Vlespiegle au docteur.<text:line-break/>Monsieur le docteur comment vous est il ?<text:line-break/>Il me semble que vostre sueur puist fort, le<text:line-break/>docteur pensa à soymesme cela ie sens aussi<text:line-break/>bien, &amp; il estoit si plain de la puanteur qu’a<text:line-break/>grand peine il ne pouuoit parler. Lors Vles2010<text:line-break/>piegle <text:span text:style-name="T15">dist. gisez</text:span> vous tout coy ie yray allu2010<text:line-break/>mer vne chandelle &amp; regarderay comment<text:line-break/>vous estes disposé. Et quãd Vlespiegle se leua<text:line-break/>il laissà aller vn grãt pet, se docteur dist amy<text:line-break/>que ie suis malade, car certes il estoit si fort<text:line-break/>malade qu’il ne se pouuoit quasi leuer la te2010<text:line-break/>ste. Mais il loua costre seigneur (q2) Vlespie2010<text:line-break/>gle estoit allé hors du lit &amp; qu’il estoit vn<text:line-break/>peu allegé, &amp; quand Vlespiegle fut leué il<text:line-break/><text:span text:style-name="_3c_pb_3e_">[f. 22]</text:span></text:p>
      <text:p text:style-name="P2">estoit plain iour &amp; il s’en fuyt. Et le docteur<text:line-break/>vit le pot à tout la merde aupres de luy, &amp;<text:line-break/>fut tresfort malade de la puãteur. Au matin<text:line-break/>vindrent les nobles visiter le docteur, luy de%<text:line-break/>mandant comment il luy estoit : mais il ne<text:line-break/>sauoit à grand peine parler, ains dist à tout<text:line-break/>vne voix malade iestoys enchargé à tout vn<text:line-break/>malicieux ie cuidoy qu’il fust vn maistre en<text:line-break/>medecines, mais il estoit vn maistre en toute<text:line-break/>malice, &amp; leur disoit ce que luy estoit adue2010<text:line-break/><text:soft-page-break/>nu. Leuesque &amp; tous ses nobles rioyent di2010<text:line-break/>sans. Cecy vous est aduenu selon voz parol2010<text:line-break/>les, vous disiez qu'on ne deuroit conuersser<text:line-break/>auec les folz ou les sages deuiendront folz<text:line-break/>auec les folz. Toutesfoys plusieurs sont faitz<text:line-break/>sages par les oeuures des folz<text:span text:style-name="T15"> : </text:span>car si vous<text:line-break/>eussies peu souffrir &amp; endurer Vlespiegle,<text:line-break/>&amp; le veoir, vous ne vous feussies baué de luy<text:line-break/>Car le maistre en medecines lequel auez eu<text:line-break/>aupres de vous estoit Vlespiegle, nous le<text:line-break/>veismes &amp; sauions bien mais nous ne le vou%<text:line-break/>lions pas dire, veu que vous voulez estre si<text:line-break/>tressage. Il nya homme si sage qui ne doit<text:line-break/>congnoistre les folz. Car s’il n’y auoit point<text:line-break/>de folz comment pourroit on cognoistre<text:line-break/>les sages ? Lors le docteur se teust &amp; onc n'o2010<text:line-break/>sa se complaindre des folz.<text:line-break/><text:span text:style-name="_3c_pb_3e_">[f. 23]</text:span></text:p>
      <text:h text:style-name="Heading_20_2" text:outline-level="2"><text:span text:style-name="Titre_20_2_20_Car">Comment Vlespiegle fist chier vn<text:line-break/>        enfant malade comme il disoit<text:line-break/>             dont il eut grans pris.</text:span></text:h>
      <text:p text:style-name="P3"><text:span text:style-name="Police_20_par_20_défaut"><text:span text:style-name="T3">BOn</text:span></text:span>s maistres laisse on sou2010<text:line-break/>uentesfois derriere pour peu<text:line-break/>d’argent mais l’on croit ceux<text:line-break/>             qui courent par les païs, &amp; à<text:line-break/>iceux l'on paye double plus qu'aux au2010<text:line-break/>tres. Comme il aduint de Vlespiegle qui<text:line-break/>vint au païs de Hildeschen en vn logis<text:line-break/>ou l’hoste n’estoit pas à l’hostel, mais Vle%<text:line-break/>spiegle y estoit bien cogneu, &amp; en icelle<text:line-break/>maison auoit vn enfant malade Vlespie2010<text:line-break/>gle, demanda à l’hostesse, quel deffaut il<text:line-break/>auoit. La femme répondit s’il pouuoit<text:line-break/>bien aller à chambre il seroit guary. Vle2010<text:line-break/>spiegle répondit qu’il en sauoit bon re2010<text:line-break/>mede, l’hostesse dit. Si vous sauez ayder à<text:line-break/>mon enfant ie vous donneray ce que vous<text:line-break/>voudrez, Vlespiegle répondit. C’est vne<text:line-break/>petite science de cela ie ne veux riens<text:line-break/>auoir. Et la femme s’en alla derriere au<text:line-break/>iardin, &amp; tandis.Vlespiegle chia vn.grant<text:line-break/>monceau, &amp; sur cela il mit la chaire à tout<text:line-break/>l'enfant. La femme s’en reuint du iardin,<text:line-break/>&amp; trouua l’enfant sur la chaire, &amp; deman2010<text:line-break/>da qui à fait cela Vlespiegle répondit ie<text:line-break/><text:span text:style-name="_3c_pb_3e_">[f. 24]</text:span></text:p>
      <text:p text:style-name="P2">l’ay fait. Vous disiez que l’enfant ne sa2010<text:line-break/>uoit aller à chambre parquoy ie l’ay por2010<text:line-break/>té. Lors la femme regarda l’ordure des2010<text:line-break/><text:soft-page-break/>souz la chaire disant àVlespiegle. Cela est<text:line-break/>qui à fait tant de mal à l’enfant, parquoy<text:line-break/>ie vous remercie que vous auez ainsi ay2010<text:line-break/>dé à mon enfant. Surquoy il répondit. Ie<text:line-break/>s’ay faire beaucoup de telles médecines.<text:line-break/>La femme le pria qui luy vousist appren2010<text:line-break/>dre ceste science, &amp; elle luy donnerait ce<text:line-break/>qu’il luy plairoit. Vlespiegle répondit<text:line-break/>que pour lors il luy failloit s’en aller,<text:line-break/>mais quand il reuiendroit il luy appren2010<text:line-break/>droit tres volontiers. Vlespiegle s’en al2010<text:line-break/>la, &amp; n'aprint point à l’hostesse sa science.<text:line-break/></text:p>
      <text:h text:style-name="Heading_20_2" text:outline-level="2"><text:span text:style-name="Titre_20_2_20_Car">Comment Vlespiegle guarist tous les<text:line-break/>       malades en vn iour qui furent à<text:line-break/>           </text:span><text:span text:style-name="Titre_20_2_20_Car"><text:span text:style-name="T15">L</text:span></text:span><text:span text:style-name="Titre_20_2_20_Car">hospital de Norembergue.</text:span></text:h>
      <text:p text:style-name="P3"><text:span text:style-name="Police_20_par_20_défaut">I</text:span>L aduint vn iour que Vle2010<text:line-break/>spiegle vint à Norember2010<text:line-break/>gue mettãt des lettres aux<text:line-break/>      huys des eglises &amp; de la<text:line-break/>      maison de la ville faisant à<text:line-break/>entendre qu’il estoit vn medecin &amp; mai2010<text:line-break/>stre qui sauoit guerir tous malades. Au<text:line-break/>mesme temps estoient au nouuel hospi2010<text:line-break/><text:span text:style-name="_3c_pb_3e_">[f. 25]</text:span></text:p>
      <text:p text:style-name="P2">tal ou est la lance de nostre seigneur auec<text:line-break/>plusieurs autres reliques plusieurs mala2010<text:line-break/>des dont on estoit fort enchargé. Alors<text:line-break/>vint le maistre de celuy hospital à Vle2010<text:line-break/>spiegle pource qu’il auoit leu les lettres<text:line-break/>demandant s’il sauroit bien ayder aux ma%<text:line-break/>lades pour bien estre payé. Et il répondit<text:line-break/>que <text:span text:style-name="T15">on y</text:span>. Si me voulez donner deux cens<text:line-break/>florins ie gueriray tous voz malades &amp; ie<text:line-break/>ne veux point d’argent iusques à ce qu’il<text:line-break/>seront tous gueris &amp; hors l’hospital le2010<text:line-break/>quel pleut moult bien au maistre &amp; gou2010<text:line-break/>uerneur, &amp; luy donna vn peu d’argent.<text:line-break/>Lors Vlespiegle vint à l’hospital auec<text:line-break/>deux seruiteurs derriere luy. Et demanda<text:line-break/>à chascun patient à part quelle infirmité<text:line-break/>il auoit &amp; il faisoit à chascun d’eux iurer<text:line-break/>par le serment qu’il ne manifesteroient à<text:line-break/>personne les parolles qui leur diroit, ce<text:line-break/>qu’il firent. Lors dist Viespiegle. Que ie<text:line-break/>vous guerisse tous ce m’est impossible,<text:line-break/>ainsi il me faut brusler vn de vous tout en<text:line-break/>poudre, &amp; de ceste poudre faire vn bru2010<text:line-break/>uage pour en donner à boire aux autres<text:line-break/><text:soft-page-break/>auec autres medecines. Et est celuy qui<text:line-break/>est le plus malade, &amp; ne peut aller celuy<text:line-break/>me faudra brusler. Et le mecredy pro2010<text:line-break/>chain venant ie viendray icy ceans à la<text:line-break/>porte auec les gouuerneurs, &amp; crieray que<text:line-break/><text:span text:style-name="_3c_pb_3e_">[f. 26]</text:span></text:p>
      <text:p text:style-name="P2">celuy qui n’est pas malade, s’en vienne ha<text:line-break/>stiuement dehors, &amp; que nully ne s’en2010<text:line-break/>dorme <text:span text:style-name="T15">: </text:span>car le dernier payera lescot. Le<text:line-break/>iour nommé vint, tous les malades furent<text:line-break/>en rumeur, l’vn mist ses croches prestes,<text:line-break/>l’autre fut tost abillé, l’autre sortit du lit,<text:line-break/>pource que nully n’y voulut demourer.<text:line-break/>Quand le iour fut venu Vlespiegle vint,<text:line-break/>&amp; commença à appeller. Et tous les mala2010<text:line-break/>des commencerent à fouyr, voire ceux<text:line-break/>qui en dix ans n’auoient leué du lit &amp; a2010<text:line-break/>pres qu’ilz furent enuoyés demanda son<text:line-break/>argent lequel il receut &amp; s’en partit de là.<text:line-break/>Mais les trois iours passés tous les mala2010<text:line-break/>des y reuindrent se complaignant, de<text:line-break/>leurs infirmitez. Ausquelz répondit le<text:line-break/>maistre de l'hospital dont vient cecy iay<text:line-break/>donné au maistre grant nombre d’argent<text:line-break/>pour vous ayder &amp; guerir. Lors les mala2010<text:line-break/>des répondirent, il nous auoit menassé &amp;<text:line-break/>dit, que celuy qui demeureroit au lit<text:line-break/>quand il appelleroit il arderoit &amp; à, tout<text:line-break/>la poudre, il guariroit les autres. Adonc<text:line-break/>le maistre sentendit d’estre deceu &amp; n’en<text:line-break/>sauoit que faire. Et les malades demou2010<text:line-break/>royent comme deuant, mais on les receut<text:line-break/>maugrement en l’hospital.<text:line-break/><text:span text:style-name="_3c_pb_3e_">[f. 27]</text:span></text:p>
      <text:h text:style-name="Heading_20_2" text:outline-level="2">Comment Vlespiegle se<text:span text:style-name="Titre_20_2_20_Car"> loua pour ser<text:line-break/>     uiteur à vn boulengier.</text:span></text:h>
      <text:p text:style-name="P3"><text:span text:style-name="Police_20_par_20_défaut">V</text:span>N iour il se alloua à vn bou2010<text:line-break/>lenger, &amp; quand le lendemain<text:line-break/>l’on deuoit faire du pain, il luy<text:line-break/>              failloir bulter la farine, lors<text:line-break/>il dit qu’il luy failloir auoir vne chandel2010<text:line-break/>le pour bulter le boulenger dist. Ie ne<text:line-break/>donnay onc des chandelles<text:span text:style-name="T15"> : </text:span>ainsi ilz bul2010<text:line-break/>toient en la clarté de la lune. Vlespiegle<text:line-break/>dist ie le feray bien aussi. Lors le maistre<text:line-break/>s'en alla coucher troys heures, Et tandis<text:line-break/>Vlespiegle print le bulteau &amp; le pendist<text:line-break/>hors de la fenestre, &amp; bulta la farine au iar%<text:line-break/>din sur la terre en la clarté de la lune se2010<text:line-break/><text:soft-page-break/>lon son pouuoir. Au matin le boulenger<text:line-break/>se leua pour cuire le pain, &amp;Vlespiegl<text:span text:style-name="T15">é</text:span><text:line-break/>estoit encore en louurage, son maistre le<text:line-break/>voyant, si dist que diable faites vous la.<text:line-break/>La farine n’a elle non plus cousté que la<text:line-break/>passer ainsi sur la terre. Vlespiegle répon%<text:line-break/>dit ie l’ay passée en la clarté de la lune<text:line-break/>comme mauiez commandé, le boulenger<text:line-break/>répondit vous la deuiez passer par la clar2010<text:line-break/>té &amp; nõ pas en la clarté, mais il n’ya point<text:line-break/>grand dommage ne grandement de fari2010<text:line-break/>ne perdue ie la leueray bien tost, le bou2010<text:line-break/><text:span text:style-name="_3c_pb_3e_">[f. 28]</text:span></text:p>
      <text:p text:style-name="P2">lenger dist il sera maintenant trop tard<text:line-break/>pour cuyre le pain &amp; faire la paste. Lors<text:line-break/>Vlespiegle dist. Maistre ie say bon con2010<text:line-break/>seil la paste de noz voisins gist toute pre2010<text:line-break/>ste ie la vous iray querir. Le boulenger se<text:line-break/>courrouca &amp; dist allez au gibet, &amp; allez<text:line-break/>querir cela que vous y trouuerez. Et Vle%<text:line-break/>spiegle répondit bien maistre, &amp; il s’en<text:line-break/>alla dessouz le gibet &amp; trouua des os sei2010<text:line-break/>chez d’vn larron, &amp; les apporta à l’hostel<text:line-break/>disant. Maistre i’apporte ce qui estoit<text:line-break/>souz le gibet. A quoy le voulez vous a2010<text:line-break/>uoir, le boulenger se courrouca disant. Ie<text:line-break/>me complaindray de vous en ta presence<text:line-break/>que vous auez desrobé la iustice. Et il<text:line-break/>s’en alla vers le marché, &amp; Vlespiegle le<text:line-break/>suiuit. Quãd le boulenger se voulut com2010<text:line-break/>plaindre deuant le Bourgmaistre si estoit<text:line-break/>Vlespiegle aussi illec. Et ouurit les deux<text:line-break/>yeux bien grans, &amp; larges ledit boulen2010<text:line-break/>ger tellement voyant Vlespiegle il enra2010<text:line-break/>gea d’ire tant qu’il oublia ses complain2010<text:line-break/>tes &amp;quasi courroucé dist. Vlespiegle que<text:line-break/>demandez vous, &amp; il répondit que riens,<text:line-break/>ainsi vous disiez que vous vous com2010<text:line-break/>plaindriez de moy en ma presence de2010<text:line-break/>uant le Bourgmaistre, &amp; si ie le veoye, il<text:line-break/>me faut auoir mes yeux, le boulenger dist<text:line-break/>allez hors de mes yeux car vous estes vn<text:line-break/><text:span text:style-name="_3c_pb_3e_">[f. 29]</text:span></text:p>
      <text:p text:style-name="P2">malicieux. Vlespiegle dist l’on m’appelle<text:line-break/>fouuentesfois ainsi, mais si i’estois en voz<text:line-break/>yeux, il me faudroit vuyder par voz na2010<text:line-break/>rines quand vous cloriez voz yeux. Et le<text:line-break/>Bourgmaistre s’en despartit deux, car il<text:line-break/>veoit bien d’y estre fantasme. Vlespiegle<text:line-break/>ce voyant, descouurit son cul, disant mai2010<text:line-break/><text:soft-page-break/>stre si vous voulez cuyre du pain voicy la<text:line-break/>bouche du four, &amp; il s’en fouyt laissant le<text:line-break/>boulenger tout seul.<text:line-break/></text:p>
      <text:h text:style-name="Heading_20_2" text:outline-level="2"><text:span text:style-name="Titre_20_2_20_Car">Comment Vlespiegle fut vn tourier<text:line-break/>auec le seigneur de Anhalt pour<text:line-break/>garder les ennemys sur la tour,<text:line-break/>&amp; estoit centinelle.</text:span></text:h>
      <text:p text:style-name="P3"><text:span text:style-name="Police_20_par_20_défaut">I</text:span>L auint qu’en vn iour il s’alya<text:line-break/>auec le Conte de Anhalt pour<text:line-break/>estre tourner car ledit Conte<text:line-break/>      eut beaucoup d’ennemys, par2010<text:line-break/>quoy il luy conuint tenir plusieurs gens<text:line-break/>de guerre, ausquelz il donna continuelle2010<text:line-break/>ment a menger &amp; à boire. Mais Vlespie2010<text:line-break/>gle qui gardoit les ennemys, fut maintes2010<text:line-break/>foys oublié qui n’eut aucune viande. Or<text:line-break/>il auint que les ennemys prindrent vn<text:line-break/>gran butin de bestes. Mais Vlespiegle ne<text:line-break/><text:span text:style-name="_3c_pb_3e_">[f. 30]</text:span></text:p>
      <text:p text:style-name="P2">corna nulz ennemys<text:span text:style-name="T15"> : </text:span>c'est qui ne dit mot<text:line-break/>en voyant aprocher les ennemys pour ce<text:line-break/>qu’on ne luy auoit rien baillé à menger.<text:line-break/>Ce bruit &amp; rumeur vint au deuant du<text:line-break/>Conte qui veit Vlespiegle gisant en la fe<text:line-break/>nestre, lors le Conte l’appella disant pour<text:line-break/>quoy estes vous si coy<text:span text:style-name="T15"> :</text:span> Il répondit. Ie ne<text:line-break/>dance pas pour ce manger, le Conte dist,<text:line-break/>ne voulez vous point corner des enne2010<text:line-break/>mys, il répondit, il n’est pas besoing de<text:line-break/>corner des ennemys, car le champ en est<text:line-break/>tout plain, &amp; ont emmené toutes ses va2010<text:line-break/>ches, &amp; si ie cornoye des ennemys, il vous.<text:line-break/>pourroient combatre iusques à la porte.<text:line-break/>Puis apres il fut encor qu’il n’eut nulle<text:line-break/>viande, tellement que le Conte mesmes<text:line-break/>auoit esté querir vn grand butin, si qu'ilz<text:line-break/>eurent tous bien à manger de boully, &amp;<text:line-break/>rosty. Quand le Conte fut assis auec ses<text:line-break/>cheualiers &amp; autres gensdarmes &amp; que la<text:line-break/>viande fut à table, Vlespiegle corna des<text:line-break/>ennemys, &amp; ilz se leuerent de la table aux<text:line-break/>armes courans vers la porte, mais ilz ne<text:line-break/>trouuerent nulz ennemys tandis Vlespie%<text:line-break/>gle descendit de la tour, courant à table<text:line-break/>du Conte &amp; print tant de viande qu’il<text:line-break/>pouuoit emporter, les souldatz venus à<text:line-break/>la ville, le Conte cria à Vlespiegle, disant<text:line-break/><text:soft-page-break/>Estes vous forcené, que vous cornez des<text:line-break/><text:span text:style-name="_3c_pb_3e_">[f. 31]</text:span></text:p>
      <text:p text:style-name="P2">ennemys quand il n’en y a point, &amp; quand<text:line-break/>il y sont vous taisez, c’est œuure de trai2010<text:line-break/>stre. Et le Conte le demist de son office &amp;<text:line-break/>luy failloit courir auec les autres pietons<text:line-break/>quand il estoit besoing, ce que luy des2010<text:line-break/>pleut &amp; eut bien<text:span text:style-name="T15"> </text:span>voulu estre dehors mais<text:line-break/>il ne pouuoit. Et quand on alloit sur les<text:line-break/>ennemys, il estoit le dernier en vuidant,<text:line-break/>mais en reuenant le premier, le Conte<text:line-break/>l'apperceut disant. Auez vous paour d’e2010<text:line-break/>stre batu que vous estes tousiours le der2010<text:line-break/>nier en vuidant, &amp; le premier en retour2010<text:line-break/>nant, alors il dist. Sire ne vous courrou2010<text:line-break/>cez pas, car vous &amp; voz gens faisiez bon2010<text:line-break/>ne chere quand ie ieusnoys sur la tour,<text:line-break/>parquoy ie me suis affoibly, laissez moy<text:line-break/>recouurer le temps par manger, &amp; ie se2010<text:line-break/>ray comme les autres le premier en vuy2010<text:line-break/>dant, le Conte dist, vous le voulez donc<text:line-break/>si longuement entretenir &amp; obseruer<text:line-break/>comme auez esté sur la tour. Vlespiegle<text:line-break/>dist quand quelqu’vn à le droit il obserue<text:line-break/>     voulontiers. Lors le Conte luy don<text:line-break/>       na congé, dont Vlespiegle fut<text:line-break/>         tresioyeux<text:span text:style-name="T15"> : </text:span>car il luy des2010</text:p>
      <text:p text:style-name="P2">           pleut d’ainsi courir<text:line-break/>             sur les enne2010</text:p>
      <text:p text:style-name="P2">                      mys.<text:line-break/><text:span text:style-name="_3c_pb_3e_">[f. 32]<text:line-break/></text:span></text:p>
      <text:h text:style-name="Heading_20_2" text:outline-level="2"><text:span text:style-name="Titre_20_2_20_Car">Comment vlespiegle vainquit le fol<text:line-break/>     de poloigne par follies.</text:span></text:h>
      <text:p text:style-name="P3"><text:span text:style-name="Police_20_par_20_défaut">C</text:span>A<text:span text:style-name="Police_20_par_20_défaut"><text:span text:style-name="T3">smiry</text:span></text:span> le Roy de Poloi2010<text:line-break/>gne auoit vn fol, lequel il ay2010<text:line-break/>moit fort, lequel iouoit tres2010<text:line-break/>            bien sur la quiterne, &amp; le Roy<text:line-break/>ouyt dire merueilles de Vlespiegle il a2010<text:line-break/>uint vne foys qu’il vint en Poloigne au2010<text:line-break/>pres du Roy, dont le Roy fut bien ay2010<text:line-break/><text:span text:style-name="T15">se, si</text:span> vindrent ensemble le fol du Roy, &amp;<text:line-break/>Vlespiegle, &amp; pour ce que deux folz ne<text:line-break/>peuuent souffrir n’endurer l'vn de l’au2010<text:line-break/>tre, ce que le Roy considera, &amp; les fist<text:line-break/>tous deux venir en la salle, disant. Qui<text:line-break/>vaincra l’vn de vous par follies que l’au2010<text:line-break/>tre ne peut faire ie luy donray des nou2010<text:line-break/>ueaux habillemens &amp; vint ducatz, &amp; il<text:line-break/><text:soft-page-break/>faut que cecy se face en ma presence. Ces<text:line-break/>folz firent plusieurs follies &amp; moqueries,<text:line-break/>lesquelz ilz contrefirent le Roy, &amp; ses no%<text:line-break/>bles se rioyent ayans desir lequel d’eux<text:line-break/>vaincroit &amp; gagneroit les habillemens. Si<text:line-break/>pensa Vlespiegle les habillemens &amp; les<text:line-break/>vint ducatz me seroient bon’auenture,<text:line-break/>parquoy ie feray ce que autrement faire<text:line-break/>ne deurois. Et il s’en alla chier vn estront<text:line-break/>au millieu de la salle douant le Roy. Et<text:line-break/><text:span text:style-name="_3c_pb_3e_">[f. 33]</text:span></text:p>
      <text:p text:style-name="P2">print vn coufteau, &amp; partit lordure en deux,<text:line-break/>&amp; print l’vne moitié en la bouche loffrant<text:line-break/>au fol du Roy disant faites moy cecy apres,<text:line-break/>&amp; chiez aussi vn monceau au my-lieu, &amp;<text:line-break/>mengez la moytié de mon estront ie men2010<text:line-break/>geray la moytié du vostre, le fol respondit.<text:line-break/>Le Diable le vous contreface, combien qu'il<text:line-break/>me faudroit demourer nud tous les iours de<text:line-break/>ma vie ie ne mangeray point du vostre ne<text:line-break/>du mien. Et ainsi Vlespiegle obtint le pris,<text:line-break/>&amp; le Roy luy donna les habillemens &amp; les<text:line-break/>xx. ducatz. Et il se despartit demourant<text:line-break/>fort en la grace du Roy.<text:line-break/></text:p>
      <text:h text:style-name="Heading_20_2" text:outline-level="2"><text:span text:style-name="Titre_20_2_20_Car">Comment le Duc de lunemborch<text:line-break/>deffendit à Vlespiegle son païs.</text:span></text:h>
      <text:p text:style-name="P3"><text:span text:style-name="Police_20_par_20_défaut">A</text:span>Zelle au païs de Lunemborch<text:line-break/>Vlespiegle auoit fait quelque<text:line-break/>finesse, parquoy le Duc luy def2010<text:line-break/>              fendit son païs sur le col, &amp; s’il le<text:line-break/>pouuoit tenir il le feroit pendre, parquoy il<text:line-break/>s'en fouit mais toutesfois il y passa quand<text:line-break/>son chemin y estoit. Il auint qu’il cheuau2010<text:line-break/>cha par le païs, &amp; le Duc le rencontra, &amp; il<text:line-break/>le veit de loing il descendit bien tost de son<text:line-break/>cheual, &amp; luy couppa le col, &amp; luy coup2010<text:line-break/>pit le ventre, &amp; ruoit les boyaux en voye,<text:line-break/>&amp; mist le cheual par les quatres piedz en<text:line-break/><text:span text:style-name="_3c_pb_3e_">[f. 34]</text:span></text:p>
      <text:p text:style-name="P2">haut, &amp; s’en alla seoïr dedans le cheual.<text:line-break/>Quand le Duc passa, ses seruiteurs luy di2010<text:line-break/>rent. Sire regardez ou Vlespiegle est assis en<text:line-break/>ce cheual. Lors le Duc s’en alla aupres de luy<text:line-break/>disant pourquoy estes vous assis dedans ce2010<text:line-break/>cheual ? ne scais tu pas que ie t’ay deffendu<text:line-break/>mon païs ? Vlespiegle dist tresredouté sei2010<text:line-break/>gneur ayez mercy de moy. I’alloys seoir en<text:line-break/>mon cheual, l’ay souuentesfois ouy dire que<text:line-break/><text:soft-page-break/>chacun est franc en ses quatre pattes<text:span text:style-name="T15"> : </text:span>car fort<text:line-break/>vous doutoys, lors le Duc rist disant.Vuidez<text:line-break/>hors du cheual, &amp; demourez comme vous<text:line-break/>estes. Et il saillist hors du cheual disant, ie<text:line-break/>vous remercie mon cher cheual qu’auez<text:line-break/>gardé ma vie, &amp; auez fait vn debonnaire<text:line-break/>seigneur pour moy, &amp;c.<text:line-break/></text:p>
      <text:h text:style-name="Heading_20_2" text:outline-level="2"><text:span text:style-name="Titre_20_2_20_Car">    Comment il s'en alla apres le Duc<text:line-break/>     de Hessen pour vn paintre.</text:span></text:h>
      <text:p text:style-name="P3"><text:span text:style-name="Police_20_par_20_défaut">P</text:span>Ource que Vlespiegle ne pou2010<text:line-break/>uoit plus longuement hanter<text:line-break/>auec ses tromperies au païs de<text:line-break/>           Saxe, il s’en alla en Hessen a2010</text:p>
      <text:p text:style-name="P2">pres le Conte, qui luy demanda, de quoy il<text:line-break/>se mesloit. Vlespiegle dit. Sire ie suis vn pain<text:line-break/>tre, dont l’on ne trouue le pareil<text:span text:style-name="T15"> :</text:span> car ma<text:line-break/>science surmonte la plus grand partie des<text:line-break/>paintres<text:span text:style-name="T15"> :</text:span> le Conte luy dist : Auez vous rien<text:line-break/><text:span text:style-name="_3c_pb_3e_">[f. 35]</text:span></text:p>
      <text:p text:style-name="P2">de vostre ouurage aupres de vous <text:span text:style-name="T15">?</text:span> &amp; il dist<text:line-break/>que ouy, &amp; il monstra paintures qu’il auoit<text:line-break/>apportées de Flandres lesquelles mout plai2010<text:line-break/>soient au Conte. Alors dist le Conte mai2010<text:line-break/>stre combien voulez vous auoir &amp; me fe2010<text:line-break/>rez ma sale tout à l’entour par paintures ?<text:line-break/>&amp; la y ferez la generation de nostre sang<text:line-break/>de Hessen auec leurs femmes, &amp; comment<text:line-break/>noz ancestres ont esté mariés à Princes &amp;<text:line-break/>Seigneurs, &amp; cela vous faut il faire si pre2010<text:line-break/>cieux, &amp; sumptueux que vous pourrez. Lors<text:line-break/>Vlespiegle dist. Tresredouté seigneur ainsi<text:line-break/>que vostre grace le veut auoir, cousteroit<text:line-break/>bien quatre cens florins dor. Alors le Conte<text:line-break/>dist, faites le nous accorderons bien, &amp; auec<text:line-break/>ce, ie vous feray vn plaisir. Et Vlespiegle<text:line-break/>print l’ouurage<text:span text:style-name="T15"> :</text:span> mais il failloit au Conte<text:line-break/>luy donner cent florins d’or pour la couleur<text:line-break/>&amp; pour payer ses seruiteurs. Et il vint auec<text:line-break/>trois seruiteurs voulant commẽcer l’ouura2010<text:line-break/>ge. Alors il discerna au Conte que person2010<text:line-break/>ne ne viendroit sur son ouurage, ne en sa<text:line-break/>salle, affin qu’on ne l’empechast pas en sa<text:line-break/>science, ce que le Conte luy accorda. Et<text:line-break/>Vlespiegle auec ses seruiteurs ne firent<text:line-break/>rien que iouer au triquetrac, les com2010<text:line-break/>paignons estoient contens puis qu’ilz a2010<text:line-break/>uoyent les despens. Le Conte commença à<text:line-break/><text:span text:style-name="_3c_pb_3e_">[f. 36]</text:span></text:p>
      <text:p text:style-name="P2"><text:soft-page-break/>auoir desir comment son paintre faisoit &amp;<text:line-break/>dist. Cher maistre souffres que nous pouons<text:line-break/>regarder si louurage est bon, bien dist il ie<text:line-break/>vous diray, deuant que vous verrez mon ou<text:span text:style-name="Police_20_par_20_défaut"><text:span text:style-name="T3">2010<text:line-break/></text:span></text:span>urage. Qui n’est point legitime ne peut<text:line-break/>veoir ma painture, le conte dist. Ce seroit<text:line-break/>vne moult merueilleuse chose, &amp; lors il s’en<text:line-break/>alla auec Vlespiegle en la sale ou il auoit<text:line-break/>pendu vne blanche toille deuant le mur ou<text:line-break/>il pendoit, ayant vn blanc baton en sa main,<text:line-break/>&amp; osta la toille du mur, &amp; monstra au Con2010<text:line-break/>te à tout le baston, disant. Mon tres redouté<text:line-break/>Seigneur. C’est homme cy fut le premier<text:line-break/>Lantgraue de Hessen, &amp; fut vn des Colom2010<text:line-break/>nesers de Romme, &amp; auoit à femme la fille<text:line-break/>de lustinanus Duc de Beyeren qui despuis<text:line-break/>fut Empereur de Romme, de luy vint ce<text:line-break/>Adulphus de Adulphus vint Guillaume le<text:line-break/>noir, &amp; Guillaume le noir eust Louys pour<text:line-break/>son filz<text:span text:style-name="T15"> :</text:span> &amp; ainsi apres iusques à la vostre be2010<text:line-break/>nignité, &amp; ie scay bien que personne ne<text:line-break/>pourra blasmer mon ouurage si sumptueu2010<text:line-break/>sement il est fait, &amp; de si bõne &amp; belle pain2010<text:line-break/>ture. Ce Lantgraue ne veoit autre chose que<text:line-break/>le blanc mur, &amp; pensa en soymesmes, ie suis<text:line-break/>donc vn filz d’vne ribaude<text:span text:style-name="T15"> : </text:span>car ie ne voys<text:line-break/>autre chose que la blanche paroy. Mais pour<text:line-break/>la ioyeuseté, il dit à Vlespiegle. Maistre vo2010<text:line-break/>stre ouurage me plaist fort bien, mais nous<text:line-break/><text:span text:style-name="_3c_pb_3e_">[f. 37]</text:span></text:p>
      <text:p text:style-name="P2">n’auons point encore le meilleur entende2010<text:line-break/>ment, &amp; s’en alla de la salle vers la contesse.<text:line-break/>Laquelle luy demanda. Comment fait vo2010<text:line-break/>stre paintre, &amp; comment vous semble son<text:line-break/>ouurage, car i’ay malle fiance en luy, car il<text:line-break/>voit comme vn malicieux. Le seigneur dist.<text:line-break/>Chere dame, son ouurage est bon, &amp; me<text:line-break/>plaist bien, &amp; s’il plaist au maistre allez le<text:line-break/>aussi regarder, elle pria aussi Vlespiegle de<text:line-break/>le voir, &amp; luy dist ce mesme qu'il auoit dit<text:line-break/>au Conte en luy monstrant à tout le baston<text:line-break/>en la paroy tous les seigneurs comme il a2010<text:line-break/>uoit fait au Conte. Et la contesse estoit la<text:line-break/>venue auec huit damoyselles &amp; vne folle, &amp;<text:line-break/>personne ne veoit aucune painture ainsi cha<text:line-break/>cun se taisoit. En fin la sotte dist, maistre ie<text:line-break/>ne voy nulle painture, &amp; deusse ie à iamais<text:line-break/>demourer enfant d’vne putain. Alors Vle2010<text:line-break/>spiegle pensa si les sottes me vueillent dire<text:line-break/>la verité <text:span text:style-name="T15">:</text:span> il me faut desmasonner, &amp; il s’en<text:line-break/><text:soft-page-break/>rit. Et la Duchesse vuida de la salle, &amp; alla<text:line-break/>aupres du Conte qui luy demanda comment<text:line-break/>l’ouurage luy plaisoit. Elle dist mon sei2010<text:line-break/>gneur à qui qu’il plaise, il ne plaist pas à no2010<text:line-break/>stre sotte, car elle ne voit aucune painture<text:line-break/>n'aussi aucune de noz damoiseles, &amp; ie me<text:line-break/>douté que ce ne soit que tromperie, pareil2010<text:line-break/>ment le Conte se douta aussi &amp; luy fist dire<text:line-break/>qui'il appointast ses choses, car tous ses no2010<text:line-break/><text:span text:style-name="_3c_pb_3e_">[f. 38]</text:span></text:p>
      <text:p text:style-name="P2">bles &amp; vassaux viendroient le lendemain<text:line-break/>pour veoir son ouurage. Car s’il y a aucun<text:line-break/>illegitime des nobles leurs rentes me sont<text:line-break/>escheutes. Lors Vlespiegle s’en alla au rece<text:bookmark-start text:name="OLE_LINK1"/><text:bookmark-start text:name="OLE_LINK2"/>2<text:bookmark-end text:name="OLE_LINK1"/><text:bookmark-end text:name="OLE_LINK2"/>010<text:line-break/>ueur querir encore, cent florins d'or pour<text:line-break/>payer ses seruiteurs &amp; compagnons lesquelz<text:line-break/>s’en fuirent auec luy. Le lendemain vint le<text:line-break/>Conte auec ses nobles en la salle &amp; demãda<text:line-break/>apres. Vlespiegle le paintre &amp; ses compa2010<text:line-break/>gnons, pour regarder si aucun pourroit voir<text:line-break/>aucune painture &amp; ilz s’y trouuerent tous. Si<text:line-break/>dist le Conte. Or voy-ie bien que nous som<text:line-break/>mes trompez. Nous auons maintesfois dou2010<text:line-break/>te pour Vlespiegle, toutesfois il à esté au2010<text:line-break/>pres de nous. Mais les deux cens florins ne<text:line-break/>nous griefuent guere, ains il luy conuient<text:line-break/>toute sa vie demourer comme vn malicieux<text:line-break/>hors de nostre païs, &amp; Vlespiegle se partit<text:line-break/>de la &amp; onc ne voulut estre despuis paintre.<text:line-break/></text:p>
      <text:h text:style-name="Heading_20_2" text:outline-level="2"><text:span text:style-name="Titre_20_2_20_Car">      Comment Vlespiegle disputa<text:line-break/>          entre les docteurs.</text:span></text:h>
      <text:p text:style-name="P3"><text:span text:style-name="Police_20_par_20_défaut">A</text:span>Pres cecy Vlespiegle se retira à<text:line-break/>Pragen en Bohéme ou estoit<text:line-break/>pour lors vne vniuersité d’estu2010<text:line-break/>              dians &amp; docteurs, &amp; illec attacha<text:line-break/>il des lettres aux portes des eglises pour sou<text:line-break/>dre toutes les demandes qu’on luy deman2010<text:line-break/>deroit. Et il vint auec son hoste, &amp; dautres,<text:line-break/><text:span text:style-name="_3c_pb_3e_">[f. 39]</text:span></text:p>
      <text:p text:style-name="P2">veoir si les escolliers luy voudroient meffai2010<text:line-break/>re. Or quand il fut assis en la grand chaire,<text:line-break/>le recteur luy va demander. Combien de<text:line-break/>muioz d’eau y a il en la mer ? Vlespiegle<text:line-break/>dist. Faites toutes les eaues demourer coy &amp;<text:line-break/>ie le mesureray, &amp; par bonnes raisons vous<text:line-break/>feray entendre ce que au recteur estoit im2010<text:line-break/>possible, ainsi il laissa à Vlespiegle le mesu2010<text:line-break/>rer. Le recteur honteux demanda encore.<text:line-break/><text:soft-page-break/>Combien de iours sont passez depuis Adam<text:line-break/>iusques à maintenant ? Vlespiegle respon2010<text:line-break/>dit. Nomplus que sept, lesquelz quand ilz<text:line-break/>sont passez, de rechef recommancent autres<text:line-break/>sept iours, &amp; ainsi durera iusques en la fin du<text:line-break/>monde. Or me dites la trosiesme demande.<text:line-break/>Ou est le myllieu du monde ? Vlespiegle<text:line-break/>dist. C'est ceste maison, &amp; ce trouuerez vous<text:line-break/>ainsi, faites la mesurer treshonnoré recteur,<text:line-break/>à tout vne longue corde, &amp; s’il y faut la lar2010<text:line-break/>geur d’vne paille i’auray tort. Mais ain2010<text:line-break/>çoys que le recteur le laissast mesurer il<text:line-break/>luy donna raison. Quartement demanda<text:line-break/>le Recteur. Combien y a il de la ter2010<text:line-break/>re iusques au Ciel ? Vlespiegle dist, c’est<text:line-break/>bien, pres dicv. Car quand on chante icy<text:line-break/>bellement, l'on le ouyt au Ciel &amp; si ne me<text:line-break/>voulez croire montez la haut au Ciel, &amp;<text:line-break/>i’appelleray icy doucemẽt &amp; vous, lorrez si2010<text:line-break/>non i'auray tort. Encore demãda le recteur<text:line-break/><text:span text:style-name="_3c_pb_3e_">[f. 40]</text:span></text:p>
      <text:p text:style-name="P2">Combien large est le Ciel. Il dist que douze<text:line-break/>mille lieües de l'argeur, &amp; milles aunes de<text:line-break/>hauteur, &amp; si vous ne voulez croire. Prenez<text:line-break/>le Soleil, &amp; la lune, &amp; toutes les planettes &amp;<text:line-break/>estoilles du ciel, &amp; mesurez, puis vous verrez<text:line-break/>que i’ay raison ilz ne scauoient que dire, ilz<text:line-break/>leur failloit donner à Vlespiegle droit &amp;<text:line-break/>raison. Mais il partit de la se doutãt que au2010<text:line-break/>cun mal luy pourroit auenir ou estre fait.<text:line-break/></text:p>
      <text:h text:style-name="Heading_20_2" text:outline-level="2">      Comment Vlespiegle deuint<text:line-break/>           vn questeur.</text:h>
      <text:p text:style-name="P3"><text:span text:style-name="Police_20_par_20_défaut">A</text:span>Pres que Vlespiegle fut cogneu<text:line-break/>par tous les païs pour malice, &amp;<text:line-break/>finesse il n’estoit nulle part bien<text:line-break/>              venu, &amp; estoit acoustumé d’a2010<text:line-break/>uoir bon temps. Si pensa commentil il pour2010<text:line-break/>roit mieux auoir argent à tout petit trauail<text:line-break/>&amp; labeur. Il vestit vn sourplis comme vn<text:line-break/>clerc; &amp; print vne teste d'vn homme mort<text:line-break/>d’vn Cymetiere, &amp; la fist aorner d’or &amp; d’ar2010<text:line-break/>gent, &amp; vint au païs de Pameren en oustlan2010<text:line-break/>de ou les prestres font plus grande diligen2010<text:line-break/>ce pour s’enyurer &amp; gourmander que pour<text:line-break/>prescher. Et ou sur les villages estoient de2010<text:line-break/>dications, nopces, oxeques on congregations<text:line-break/>de gens. Vlespiegle se trouua illec. Car de<text:line-break/>tout ce dont vient aucune offrande, les curez<text:line-break/><text:soft-page-break/>en ont tousiours la moytié. Les indocts pre2010<text:line-break/><text:span text:style-name="_3c_pb_3e_">[f. 41]</text:span></text:p>
      <text:p text:style-name="P2">stres furent bien contens &amp; ne leur challoit<text:line-break/>affin qu'ilz peussent auoir argent. Et quand<text:line-break/>le peuple y estoit tout assemblé il monta à<text:line-break/>la chaire de verité en leur disant quelque<text:line-break/>chose de bon, &amp; puis de la teste qu’il auoit,<text:line-break/>comment la teste luy auoit commandé qu’il<text:line-break/>y fist vne eglise des biens purs &amp; netz, disant<text:line-break/>qu’il ne prendroit les offrandes des femmes<text:line-break/>qui eussent eu autres hommes que leur na2010<text:line-break/>turel mary. Et dist ie commande à toutes<text:line-break/>femmes estãs en adultere, ou en icelles coul2010<text:line-break/>pables qu’ilz demeurent arriere, car qui<text:line-break/>m’offre quelque chose qu'elle regarde de2010<text:line-break/>uant soy qu'elle soit honteuse, &amp; donna aux<text:line-break/>païsans &amp; païsantes la benediction à tout la<text:line-break/>teste, &amp; descendit de la chaire, &amp; se bouta<text:line-break/>deuant l’autel, lors vindrent tous les gens<text:line-break/>offrir les bons auec les mauuais &amp; passerent<text:line-break/>l'vn &amp; l’autre pour offrir. Les bonnes &amp; sim%<text:line-break/>ples femmes croient entierement en la fi2010<text:line-break/>nesse &amp; tromperie, cuydans que celle qui<text:line-break/>n'offriroit riens qu’elle estoit desloyalle &amp;<text:line-break/>deshonneste. Parquoy y estoient d’aucuns<text:line-break/>ayans offert qui cuidoient que leur deshon2010<text:line-break/>neste fame par ce estoit pardõnée. Ily auoit<text:line-break/>aussi autres femmes qui n’auoient pas de<text:line-break/>l'argent, lesquelles offroient des anneaux<text:line-break/>d’or &amp; d’argẽt, ilz y en auoit aussi d’aucuns<text:line-break/>qui offrirent deux ou trois fois, affin que les<text:line-break/><text:span text:style-name="_3c_pb_3e_">[f. 42]</text:span></text:p>
      <text:p text:style-name="P2">gens les veissent, affin que ainsi elles sorti2010<text:line-break/>sent de leur mauuaise renõmée. Par ainsi il<text:line-break/>print l’argent des bõnes &amp; mauuaifes, &amp; ob2010<text:line-break/>tint grand nombre d'argent. Quand il eut<text:line-break/>l'offrande, il deffendit que nully sur la pei2010<text:line-break/>ne d’estre excõmumié n’oucuperoit n'argue%<text:line-break/>roit l’autre de deshonnesteté &amp; desloyauté<text:span text:style-name="T15"> :</text:span><text:line-break/>car ilz estoiẽt tous francs &amp; deliures, car s’ilz<text:line-break/>eussent esté aucunes deshonnestes, il n’eust<text:line-break/>pas prins leur offrande. Ainsi furent les fem<text:line-break/>me bien ayses ou Vlespiegle vint &amp; le tin2010<text:line-break/>tent pour vn bon &amp; deuot homme si bien<text:line-break/>sauoit couurir sa finesse.<text:line-break/></text:p>
      <text:p text:style-name="P2"><text:span text:style-name="Titre_20_2_20_Car">    Comment Vlespiegle mangea à<text:line-break/>       Bambergue pour argent.</text:span></text:p>
      <text:p text:style-name="P3"><text:soft-page-break/><text:span text:style-name="Police_20_par_20_défaut">U</text:span>N iour il vint de Norembergue<text:line-break/>à Bambergue &amp; auoit grãd fain<text:line-break/>&amp; s'en alla en vn logis ou pour<text:line-break/>             lors estoit vne ioyeuse hostesse<text:line-break/>laquelle l’appella tresbiẽ venu, car elle veoit<text:line-break/>bien à ses habillemens qu’il estoit vn auen2010<text:line-break/>tureux &amp; merueilleux homme. Quand le<text:line-break/>midy fut venu l’hostesse luy demanda s’il<text:line-break/>vouloit menger par repas, ou par la valeur<text:line-break/>de la viande. Lors Vlespiegle dist ie suis vn<text:line-break/>poure compagnon donnez moy quelque<text:line-break/>peu à menger pour Dieu. Alors l’hostes2010<text:line-break/>se dist, à la boucherie &amp; au boulenger ie<text:line-break/>ne puis riens auoir pour Dieu, pourtant, ie<text:line-break/><text:span text:style-name="_3c_pb_3e_">[f. 43]</text:span></text:p>
      <text:p text:style-name="P2">prens de l’argent Vlespiegle dist, cela me<text:line-break/>sert aussi bien menger pour argent pour<text:line-break/>combien mengera on, l’ostesse dit. A la ta2010<text:line-break/>ble des Seigneurs pour. <text:span text:style-name="Police_20_par_20_défaut"><text:span text:style-name="T3">xxiiii</text:span></text:span>. deniers à<text:line-break/>l’autre. <text:span text:style-name="Police_20_par_20_défaut"><text:span text:style-name="T3">xviii</text:span></text:span>. auec mon mesnage pour .<text:span text:style-name="Police_20_par_20_défaut"><text:span text:style-name="T3">xii</text:span></text:span>.<text:line-break/>deniers. Lors Vlespiegle dist le plus grand<text:line-break/>argent me sert mieux &amp; il s'en alla seoir à<text:line-break/>la table des seigneurs, &amp; mengea tout plain.<text:line-break/>Et quant il fut bien plain il dist. Hostesse il<text:line-break/>men faut partir dicy, &amp; n'ay point grãment<text:line-break/>d’argent, vueillez moy chasser dicy. La dame<text:line-break/>dist. Cher amy donnes moy .<text:span text:style-name="Police_20_par_20_défaut"><text:span text:style-name="T3">xxiiii</text:span></text:span>. deniers<text:line-break/>&amp; allez. Nenny ce dit Vlespiegle vous me<text:line-break/>donrez .<text:span text:style-name="Police_20_par_20_défaut"><text:span text:style-name="T3">xxiiii</text:span></text:span>. deniers, car vous disiez qu'a<text:line-break/>la table des seigneurs lon mẽge pour .<text:span text:style-name="Police_20_par_20_défaut"><text:span text:style-name="T3">xxiiii</text:span></text:span>.<text:line-break/>deniers cela ay ie entendu que par cela ie<text:line-break/>gaigneroye de l’argent, car il m’a esté fort<text:line-break/>difficille, car i’ay mengé tant que la sueur<text:line-break/>men decouroit, &amp; s’il m’eust cousté la vie, ie<text:line-break/>n’eusse seu plus menger, parquoy i’ay mon<text:line-break/>argent bien desseruy, lors dit l’hostesse. Cest<text:line-break/>bien dit, vous auez bien mangé viande pour<text:line-break/>quattre personnes &amp; en bailleroys ie encore<text:line-break/>argent dauãtage ce seroit vne estrãge chose,<text:line-break/>mais allez, c’est peu de chose pour vn repas<text:line-break/>mais ie ne veuil point dõner d’argent dauan%<text:line-break/>taige ne auoir de vous mais ne reuenes plus<text:line-break/>Car si à tous mes hostes ainsi balloys à men2010<text:line-break/>ger ie feroys bien tost banqueroute. Ainsi<text:line-break/>se partit Vlespiegle sans en auoir bon gré.<text:line-break/><text:span text:style-name="_3c_pb_3e_">[f. 44]</text:span></text:p>
      <text:p text:style-name="P2"><text:span text:style-name="Titre_20_2_20_Car"> Comment Vlespiegle s’en alla à<text:line-break/>       Romme pour parler au pape.</text:span></text:p>
      <text:p text:style-name="P3"><text:soft-page-break/><text:span text:style-name="Police_20_par_20_défaut">Q</text:span>Vand Vlespiegle eut long temps<text:line-break/>vsé de tromperie il luy souuint<text:line-break/>du commun prouerbe. Allez à<text:line-break/>          Romme preudhõme retournez<text:line-break/>en meschant. Et par ainsi s en alla aussi à<text:line-break/>Romme, la ou il demonstra sa finesse, &amp; s'en<text:line-break/>alla loger chez vne riche véfue. Et elle<text:line-break/>veit que c’estoit vn beau ieune homme, &amp;<text:line-break/>luy demanda dont il estoit, il dist qu'il estoit<text:line-break/>du païs de Saxe &amp; suis icy venu pour parler<text:line-break/>au pape. Lors la véfue luy dist. Mon amy<text:line-break/>vous le pourrez bien veoir, mais parler à<text:line-break/>luy ne pourrez Comment parleriez vous à<text:line-break/>luy vous qui estes d’estrange nation quand<text:line-break/>moy qui suis née de ceste ville &amp; onc n’ay<text:line-break/>peu trouuer façon de parler à luy. Ie done2010<text:line-break/>roys centz ducatz affin que ie peusse par2010<text:line-break/>ler à luy, car ie suis des plus riches de ceste<text:line-break/>ville, &amp; toutesfois iamais n’ay peu parler à<text:line-break/>luy. Lors dist Vlespiegle à son hostesse, si ie<text:line-break/>vous faisoys parler à luy me donneries vous<text:line-break/>les cent ducatz <text:span text:style-name="T15">?</text:span> la véfue dit hardiment que<text:line-break/>ouy car elle ne pensoit point qui la sauroit<text:line-break/>faire parler à luy sinon par gra<text:span text:style-name="T15">n</text:span>s dons.<text:line-break/>Lors Vlespiegle attendit le temps que le<text:line-break/>pape deuoit celebrer messe à Romme en la<text:line-break/><text:span text:style-name="_3c_pb_3e_">[f. 45]</text:span></text:p>
      <text:p text:style-name="P2">chappelle de saint lehã de latrã, car toutes les<text:line-break/>quatre semaines luy failloit illec celebrer<text:line-break/>messe. Et quand le saint pere vint pour cele2010<text:line-break/>brer Vlespiegle se bouta &amp; pressa auec les<text:line-break/>autres en la chappelle le plus pres du pape<text:line-break/>qu’il peut. Et quand ce vint à lesleuation du<text:line-break/>corps de Iesus Christ, il tourna le dos vers<text:line-break/>l’autel voyãt les cardinaux. Et quand la mes2010<text:line-break/>se fut finée, les cardinaux dirent au pape<text:line-break/>qu'il y auoit vn beau iouuenceau qui auoit<text:line-break/>tourné son dos vers le sacremẽt. Lors le pa2010<text:line-break/>pe dist, il est necessaire qu’on demãde après<text:span text:style-name="T15"> :</text:span><text:line-break/>car il faut corriger les infidelles que s’il a<text:line-break/>fait cela il est à doubter qu’il n’est pas bon<text:line-break/>chrestien, &amp;le pape enuoya des messagiers<text:line-break/>pour, l'homme <text:span text:style-name="T15">Et.</text:span> quand il fut venu deuant<text:line-break/>le pape, on luy demanda quel homme il<text:line-break/>estoit, &amp; quelle foy il tenoit, Vlespiegle dist.<text:line-break/>le suis vn hõme chrestiẽ, &amp; tiẽs la mesme foy<text:line-break/>que mon hostesse tient, &amp; la nõma par nom<text:line-break/>car elle estoit bien cogneue laquelle fut de2010<text:line-break/>mandée &amp; vint deuant le pape qui luy dist<text:line-break/>Dame quelle creãce ou foy tenez vous ? Elle<text:line-break/><text:soft-page-break/>respondit. Ie croy en la sainte foy catholic2010<text:line-break/>que, &amp; en tout ce que la sainte eglise com2010<text:line-break/>mande &amp; defend. Lors Vlespiegle dist cela<text:line-break/>croy ie aussi. Le pape dit pourquoy vous<text:line-break/>tournastes vous en la messe le dos vers le<text:line-break/>saint sacrement ? Vlespiegle dist. Tres saint<text:line-break/><text:span text:style-name="_3c_pb_3e_">[f. 46]</text:span></text:p>
      <text:p text:style-name="P2">pere, ie suis vn grãd pecheur il me sembloit<text:line-break/>que ie nestoye pas digne de veoir le saint sa%<text:line-break/>crement deuãt que ie fusse net dont le pape<text:line-break/>fut bien content, &amp; le laissa aller. Et il fail2010<text:line-break/>loit à la dame donner à Vlespiegle les cens<text:line-break/>ducatz d'or. Et ainsi demoura Vlespiegle<text:line-break/>comme deuant vn malicieux, &amp; de riens ne<text:line-break/>fut amendé du voyage de Romme.<text:line-break/></text:p>
      <text:h text:style-name="Heading_20_2" text:outline-level="2"><text:span text:style-name="Titre_20_2_20_Car">Comment Vlespiegle deceut à franc2010<text:line-break/>        fort troys Iuifz ausquelz il ven2010<text:line-break/>             dit de la merde.</text:span></text:h>
      <text:p text:style-name="P3"><text:span text:style-name="Police_20_par_20_défaut">E</text:span>T quand Vlespiegle reuint de<text:line-break/>Romme il s’en alla à la foire de<text:line-break/>Francfort &amp; par tout regarda les<text:line-break/>            marchandises des gens, si vit vn<text:line-break/>ieune homme aller auec du muscq dalexan%<text:line-break/>drie à vendre, lequel eut mout d’argent, &amp;<text:line-break/>qui bien est cher vendit. Lors dist Vlespiegle<text:line-break/>à soy mesmes vous. hanterez aussi la mar2010<text:line-break/>chandise vous estes fort &amp; ieune &amp; ne beson%<text:line-break/>gnez point voulontiers, parquoy.aussi prati2010<text:line-break/>querez pour auoir argẽt sans peine ou tra2010<text:line-break/>uail. Si couchoit toute la nuit pẽsant &amp; deui%<text:line-break/>sant comment il pourroit mieux commen2010<text:line-break/>cer, lors le mordirent les puces derriere son<text:line-break/>cul apres lesquelles il tasta les cuydant pren2010<text:line-break/>dre, mais ilz luy efchappperent, &amp; trouua<text:line-break/><text:span text:style-name="_3c_pb_3e_">[f. 47]</text:span></text:p>
      <text:p text:style-name="P2">enuiron portingal, cest à dire enuiron les<text:line-break/>portes des fesses vne figue laquelle il print,<text:line-break/>&amp; puis encores deuz ou troys des mesmes fi2010<text:line-break/>gues disant. Cecy sera demain ma marchan2010<text:line-break/>dise &amp; mist les figues à part pour le lende2010<text:line-break/>main. Au lendemain il se leua bien matin &amp;<text:line-break/>loua vne tablete, &amp; achepta vn peu destrãge<text:line-break/>marchandise, de drappeletz de soye, de ver2010<text:line-break/>de &amp; rouge couleur, elquelz il enuelouppa<text:line-break/>les figues de Portingal, comme si c’eust esté<text:line-break/>musq. Et Vlespiegle s'en alla au marché auec<text:line-break/>sa marchandise sur la table, lors y vindrent<text:line-break/>plusieurs marchans de diuers païs &amp; villes,<text:line-break/><text:soft-page-break/>demandant à Vlespiegle qu’elle chose il<text:line-break/>auoit à vendre, mais il ne respondit mot à<text:line-break/>personne iusques à ce qui y passerent aussi<text:line-break/>troys riches Iuifz lesquelz luy demanderent<text:line-break/>quelle marchãdise il auoit en ses drappeletz<text:line-break/>de soye, Ausquels il dist que c’estoient pru2010<text:line-break/>nes des prophettes, &amp; qui d’icelles, prendroit<text:line-break/>en sa bouche bien les mastiquant, en bout2010<text:line-break/>tant aussi vne partie aux narrines, il auroit<text:line-break/>incontinent lesprit de prophetiser &amp; deui2010<text:line-break/>ner. Lors les Iuifz se retirerent arriere en<text:line-break/>prenant conseil. Puis respõdit le plus ancien<text:line-break/>disant, Par cecy pourrions bien dire quand<text:line-break/>nostre messias viẽdra, &amp; ce seroit à noz Iuifz<text:line-break/>vn grand confort, &amp; conclurent ensemble<text:line-break/>que de ce ilz achepteroient combien qu'il<text:line-break/><text:span text:style-name="_3c_pb_3e_">[f. 48]</text:span></text:p>
      <text:p text:style-name="P2">coustast, &amp; demanderent combien il couste2010<text:line-break/>roit. Vlespiegle dist selon que ma marchan2010<text:line-break/>dise est ainsi menuoye dieu des marchans,<text:line-break/>car aux Iuifz sert ceste marchandise. Et dist,<text:line-break/>Ie vous en dõne vne pour ccccc.<text:span text:style-name="T15"> </text:span>florins d’or.<text:line-break/>Et si ne les voulez donner despartez vous di2010<text:line-break/>cy &amp; laissez lestront tout coy. Quand Vles2010<text:line-break/>piegle si fierement parla ilz cuyderent tout<text:line-break/>estre vray. Et affin qu’ilz ne le courrousas2010<text:line-break/>sent ilz luy conterent l'argent. Et prindrent<text:line-break/>vne des prunes des prophetes s'en allant ha2010<text:line-break/>stiuemẽt a leur maison, en laissant tous Iuifz<text:line-break/>rassembler. Et quand tous furẽt rassemblez,<text:line-break/>Lors se leua leur rabby, le principal ou sou2010<text:line-break/>uerain Iuif nommé Alripha disant que par<text:line-break/>la grace de Dieu ilz auoient trouué vne pru<text:line-break/>ne des prophetes, lequel l’vn de nous pren2010<text:line-break/>dra en sa bouche, &amp; saura à dire la venue de<text:line-break/>nostre mescias, &amp; dira la vérité lequel seroit<text:line-break/>vn grãd cõfort pour nous, &amp; ie ieuneray &amp;<text:line-break/>prieray, &amp; apres troys iours le prendra. Isaac<text:line-break/>par grande reuerence en sa bouche, ce que<text:line-break/>fut ainsi fait. Et quand il l'eut en sa bouche<text:line-break/>si demanda Moyses disant. Cher Isaac amy<text:line-break/>de Dieu comment gouste cela, qui respõdit<text:line-break/>Ie commence à auoir lesprit de deuiner,<text:line-break/>mais prenez en aussi vous autres seruiteurs<text:line-break/>de Dieu en vostre bouche, affin que auec<text:line-break/>moy puissiez prophetiser. Lors y auoit vn<text:line-break/><text:span text:style-name="_3c_pb_3e_">[f. 49]</text:span></text:p>
      <text:p text:style-name="P2">qui aussi lesprouua lequel dist, lesprit de<text:line-break/>prophetiser est en moy, car nous sommes<text:line-break/>trompez &amp; deceuz, car cecy n’est autre cho2010<text:line-break/><text:soft-page-break/>se que de la merde, &amp; essayerent &amp; esprou2010<text:line-break/>uerent si longuement la baye, que le boys<text:line-break/>sur lequel elle estoit creu demoura pendant<text:line-break/>en leurs dentz, cestoient les cheuaux du cul,<text:line-break/>ou &amp; à quoy les figues pẽdent. Et Vlespie2010<text:line-break/>gle se partit incontinent de la, &amp; fist bonne<text:line-break/>chere si longuement que l’argent des Iuifz<text:line-break/>dura.<text:line-break/></text:p>
      <text:h text:style-name="Heading_20_2" text:outline-level="2"><text:span text:style-name="Titre_20_2_20_Car">Comment Vlespiegle gagna le cheual<text:line-break/>du curé par sa confession.</text:span></text:h>
      <text:p text:style-name="P3"><text:span text:style-name="Police_20_par_20_défaut">V</text:span>V village de rissembrug<text:line-break/>estoit vn curé qui auoit vne<text:line-break/>belle chambriere, &amp; vn beau<text:line-break/>              cheual. Lesquelz deux le pre2010<text:line-break/>              stre ayma l’vn cõme l’autre.<text:line-break/>Si requeroit le duc de Brunsuuick mout le<text:line-break/>cheual du prestre à achepter pour argent, &amp;<text:line-break/>enuoya souuentes foys au curé qu’il luy voul<text:line-break/>fist vendre le cheual, &amp; luy en dõneroit plus<text:line-break/>qu’il ne valoit, &amp; le curé le reffusa au Duc<text:line-break/>car cherement il laymoit &amp; le Duc ne luy<text:line-break/>osa prendre, car il estoit assis dessoubz les<text:line-break/>conseilliers de Brunsuuick. Et Vlespiegle ce<text:line-break/>oyant si dist au Duc sire que me voulez don<text:line-break/><text:span text:style-name="_3c_pb_3e_">[f. 50]</text:span></text:p>
      <text:p text:style-name="P2">ner, &amp; ie vous liureray le cheual du prestre<text:line-break/>franc. Le Duc respondit, ie vous dõneray ma<text:line-break/>robbe qui est de rouge camelot &amp; vn man2010<text:line-break/>teau mout richement orné de perles. Lors<text:line-break/>Vlespiegle print cõgé du Duc &amp; s’en alla lo<text:line-break/>ger à l’hostel du prestre du mesme village.<text:line-break/>Et la estoit il biẽ cogneu si qu’il estoit bien<text:line-break/>venu, car souuentes foys il y venoit. Quand<text:line-break/>Vlespiegle eut illec esté troys iours il fist le<text:line-break/>malade, &amp; demoura tout coy au lit malade,<text:line-break/>si que le prestre &amp; sa seruãte en furẽt dolens.<text:line-break/>En fin Vlespiegle deuint plus foible (q2) deuãt<text:line-break/>si que le prestre luy prioit qu’il se vousist<text:line-break/>confesser &amp; prendre le droit de la saincte<text:line-break/>eglise dont Vlespiegle fut bien ioyeux &amp;<text:line-break/>contẽt, si que le curé mesme luy ouit sa con<text:line-break/>fession, en le diligemmẽt examinant disant<text:line-break/>&amp; enhortant de garder son ame, qu’il eust<text:line-break/>contrition &amp; repentance, &amp; que Dieu luy<text:line-break/>voulsist pardõner ses pechez, car il auoit fait<text:line-break/>plusieurs merueilleuses auãtures. Vlespiegle<text:line-break/>dist qu’il ne sauoit qu’vn peché lequel il no2010<text:line-break/>soit cõfesser &amp; qu’il luy allast querir vn au2010<text:line-break/><text:soft-page-break/>tre prestre pour luy vouloir cõfesser : car s’il<text:line-break/>luy disoit il se daubroit de courroux lors le<text:line-break/>curé cuida (q2) ce fust quelque chose merueil2010<text:line-break/>leuse &amp; dist, mon cher amy le chemin est<text:line-break/>long ie ne puis pas ainsi auoir vn autre pre2010<text:line-break/>stre &amp; si dauẽture entre ce vous mories nous<text:line-break/><text:span text:style-name="_3c_pb_3e_">[f. 51]</text:span></text:p>
      <text:p text:style-name="P2">aurions tous deux la coulpe deuant Dieu.<text:line-break/>Confessez moy le peché &amp; il ne sera pas si<text:line-break/>grãd que d’iceluy ie ne vous puisse absoudre<text:line-break/>&amp; si ie suis courrouce ou nõ il ne vous chaut<text:line-break/>ie ne puis manifester confession.Vlespiegle<text:line-break/>dist ie le veux bien confesser, mais vous en<text:line-break/>serez courroucé, &amp; le peché n’est pas si grãd<text:line-break/>mais il vous touche, lors le prestre plus desira<text:line-break/>de le sauoir, &amp; dist combẽ que vous eussiez<text:line-break/>desrobe quelque chose ou tel qu'il seroit ce2010<text:line-break/>luy à qui on le confesseroit luy pardonne2010<text:line-break/>roit, &amp; iamais ne le hairoit. Vlespiegle dist.<text:line-break/>O sire ie say bien que vous vous courrouce2010<text:line-break/>rez, mais ie me sens si mal que ie le vous<text:line-break/>veux dire. I’ay couché pres de vostre chãbrie<text:line-break/>re, il luy demanda quãtesfoys, il dist, nõ plus<text:line-break/>que cinq foys, le prestre pẽsa cinq playes en<text:line-break/>aura elle &amp; l’absoulut bastiuement &amp; se par2010<text:line-break/>tit de luy, appellant sa chãbriere en sa cham<text:line-break/>bre, &amp; luy demanda selle auoit couché auec<text:line-break/>Vlespiegle, la chãbriere dit que nõ, &amp; le pre<text:line-break/>stre dist il c’est confessé, est tellemẽt disposé<text:line-break/>que bien le croy. La chãbriere dist que non,<text:line-break/>&amp; le curé print vn bastõ, &amp; la batist biẽ. Lors<text:line-break/>Vlespiegle gisant au lit s'en rioit, &amp; pensa<text:line-break/>qu’il auroit bien le curé : mais se tint encores<text:line-break/>ce iour la au lit, &amp; au soir il fut tout guery &amp;<text:line-break/>se leua le matin disant qu’il se portoit mieux<text:line-break/>&amp; qu’on luy dist combien il auoit despendu<text:line-break/><text:span text:style-name="_3c_pb_3e_">[f. 52]</text:span></text:p>
      <text:p text:style-name="P2">en sa maladie, &amp; le curé compta mais il ne<text:line-break/>sauoit qu’il faisoit de courroux, &amp; estoit con<text:line-break/>tent &amp; elle aussi que Vlespiegle se partit. Et<text:line-break/>quand il se partit il dist. Sire ayez souuenan2010<text:line-break/>ce qu’auez reuelé confessiõ, men iray a Hal<text:line-break/>uerstat &amp; le diray a leuesque, le curé ce oyãt<text:line-break/>oublia tout son courroux &amp; se mist à ge2010<text:line-break/>noux deuant luy, priant qu’il se voulsit taire<text:line-break/>&amp; qu’il luy donneroit vint florins Vlespie2010<text:line-break/>gle dit ie ne prẽdray pas cent florins pour le<text:line-break/>taire, ie le reciteray à leuesque cõme il ap2010<text:line-break/>partiẽt, le prestre pria sa chãbriere en plou2010<text:line-break/>rant qu’elle vousist aller à Vlespiegle &amp; luy<text:line-break/><text:soft-page-break/>porter ce qu’il voudra &amp; qu’elle luy dõnast,<text:line-break/>lors Vlespiegle dist. S’il me veut donner son<text:line-break/>cheual ie n'en diray riẽs, &amp; autre chose ie ne<text:line-break/>veux auoir, le prestre ayma tant son cheual<text:line-break/>que plus luy eut voulu dõner en argẽt mais<text:line-break/>il luy faillut donner contre sa voulonte &amp;<text:line-break/>admena au duc de Brũsuycke le cheual dõt<text:line-break/>il eust grand loz &amp; le duc luy donna sa robe<text:line-break/>laquelle luy auoit promise, &amp; luy failloit<text:line-break/>compter au Duc la maniere comment il<text:line-break/>auoit obtenu le cheual dont il en fut tres2010<text:line-break/>ioyeux, &amp; luy donna vn autre cheual &amp; rob<text:line-break/>be, &amp; le curé demoura doulent pour son<text:line-break/>cheual, &amp; maintesfoys frappa sa chãbriere,<text:line-break/>si qu’elle s'en fuyt, &amp; par ainsi le prestre les<text:line-break/>perdist tous deux, le cheual &amp; chambriere,<text:line-break/><text:span text:style-name="_3c_pb_3e_">[f. 53]</text:span></text:p>
      <text:p text:style-name="P2">laquelle Viespiegle fist par le curé hayr ce<text:line-break/>que deuant si cherement aymoit.</text:p>
      <text:h text:style-name="Heading_20_2" text:outline-level="2">Comment Vlespiegle se loua à vn marechal.</text:h>
      <text:p text:style-name="P3"><text:span text:style-name="Police_20_par_20_défaut">E</text:span>N Ollande a Rosticq se loua<text:line-break/>Vlespiegle à vn marechal qui<text:line-break/>tousiours disoit quand ses valetz<text:line-break/>ne souffloient pas assez, suiuez<text:line-break/>auec les souffletz si fut Vlespiegle soufflant<text:line-break/>&amp; le maistre luy dist suiuez moy auec les<text:line-break/>souffletz, &amp; le maistre s’en alla au iardin<text:line-break/>faire son eau &amp; Vlespiegle print le sofflet,<text:line-break/>&amp; suyuoit son maistre au iardin, &amp; dist, Mai2010<text:line-break/>stre i’apporte icy l’vn des soufflez ou le lais2010<text:line-break/>feray ie, ie men iray querir l’autre, le mai2010<text:line-break/>stre dist. Cher valet ie ne l’entendz pas ainsi<text:line-break/>allez &amp; rapportez le en sa place, le maistre<text:line-break/>pensa de le biẽ payer, &amp; se vouloit leuer sept<text:line-break/>ïours durans à minuit &amp; esueiller les valetz<text:line-break/>pour ouurer iusques a ce qu’ilz forgeroient<text:line-break/>&amp; s’en retourneroit coucher : lors disoiẽt les<text:line-break/>autres valetz. Dou vient ce que nous leuous<text:line-break/>si matin nous n’auons point accoustumé ce,<text:line-break/>Vlespiegle dist s'il vous plaist ie luy deman2010<text:line-break/>deray, ilz dirẽt que ouy. Lors Vlespiegle dist<text:line-break/>maistre pourquoy nous esueillez vous si ma<text:line-break/>tin ? il dist. C’est ma maniere (q2) mes valetz les<text:line-break/>premiers sept iours, non plus qu’vne demy<text:line-break/>nuit dortmẽt.Vlespiegle se teust &amp; les autres<text:line-break/>aussi. Le lendemain les appella de rechef à<text:line-break/><text:span text:style-name="_3c_pb_3e_">[f. 54]</text:span></text:p>
      <text:p text:style-name="P2">minuit &amp; allerent besongner Vlespiegle<text:line-break/>lya le lit dessus son doz, &amp; quand le fer<text:line-break/><text:soft-page-break/>fut chaut le maistre frappa auec eux si que<text:line-break/>les estincelles tomboient &amp; alloient sur<text:line-break/>le lit, regardez dist le maistre, estes vous<text:line-break/>enraigé ou fol, pourquoy ne laissez vous<text:line-break/>point vostre lit sur sa place, Vlespiegle<text:line-break/>dist, maistre ne vous courroucez pas, c’est<text:line-break/>ma maniere que quand i’ay couché vne<text:line-break/>demy nuit sur le lit que lors le lit gise<text:line-break/>vne demie nuit sur moy. Le maistre dist.<text:line-break/>Portez le lit sur sa place, &amp; allez la haut<text:line-break/>hors de ma maison, lors Vlespiegle dist,<text:line-break/>bien maistre, &amp; il porta le lit sur sa place,<text:line-break/>&amp; print vne eschelle &amp; monta en haut<text:line-break/>sur la maison, &amp; rompit le toit, &amp; deualla<text:line-break/>par le toit dehors la maison &amp; se partit<text:line-break/>de la, le mareschal ouyt quelque chose<text:line-break/>tomber sus le grenier &amp; le suiuoit auec<text:line-break/>les autres valetz &amp; veit que le toit estoit <text:span text:style-name="Police_20_par_20_défaut"><text:span text:style-name="T4">:</text:span></text:span><text:line-break/>rompu de la maison, &amp; que par la Vlespie<text:line-break/>gle y estoit vuidé, lors le maistre deuint<text:line-break/>plus coutroucé &amp; print vne espée &amp; le<text:line-break/>vouloir poursuiuir, mais les valetz le te2010<text:line-break/>noient disans, maistre appaisez vous, car<text:line-break/>il n’a fait autrement que luy auiez com2010<text:line-break/>mandé vous luy auez commandé d’aller<text:line-break/>la haut hors de la maison ce qu'il à fait<text:line-break/>comme l’on peut veoir, &amp; il fallut que le<text:line-break/><text:span text:style-name="_3c_pb_3e_">[f. 55]</text:span></text:p>
      <text:p text:style-name="P2">maistre fut content &amp; refaire son toit<text:span text:style-name="Police_20_par_20_défaut"><text:span text:style-name="T5">,</text:span></text:span><text:line-break/>car Vlespiegle estoit en voye.</text:p>
      <text:h text:style-name="Heading_20_2" text:outline-level="2">Comment Vlespiegle se loud auec<text:line-break/>vn cordonnier.</text:h>
      <text:p text:style-name="P3"><text:span text:style-name="Police_20_par_20_défaut">I</text:span>L auint en vn temps que Vle2010<text:line-break/>spiegle seruoit vn cordonnier<text:line-break/>qui ay moit mieux estre sur le<text:line-break/>marché qu’à la maison pour<text:line-break/>besongner. Vne iournée dist Vlespiegle<text:line-break/>quand son maistre vuida de la maison<text:line-break/>maistre quelle façon tailleray-ie, le cor2010<text:line-break/>donnier dist, taillez grans &amp; petis com2010<text:line-break/>me le porcher chasse dehors la porte, Vle<text:line-break/>spiegle dist bien, &amp; il railla mout de cuyr<text:line-break/>pour pourceaux bœufz, vaches, chieures,<text:line-break/>veaux &amp; cheuaux. Au soir quand il vint à<text:line-break/>l’hostel &amp; qu’il trouua &amp; vit son cuir tail2010<text:line-break/>lé pour ongles de bestes il fut mout cour2010<text:line-break/>roucédisant. Qu'auez vous taillé &amp; m’a2010<text:line-break/>uez tant de cuir gasté. Vlespiegle dist, ie<text:line-break/>l’ay fait comme le vouliez auoir, le mai2010<text:line-break/><text:soft-page-break/>stre dist. Ce n’est pas ainsi ie ne vous auoir<text:line-break/>pas commandé de gaster mon cuir. Cher<text:line-break/>maistre dist Vlespiegle vous me disiez<text:line-break/>que ie tailleroys du cuir grans &amp; petis<text:line-break/>comme le porcher chasse dehors la por2010<text:line-break/>te. Ie l’ay ainsi fait le maistre dist ie ne<text:line-break/><text:span text:style-name="_3c_pb_3e_">[f. 56]</text:span></text:p>
      <text:p text:style-name="P2">pensoys mie ainsi. Ma pensée estoit que<text:line-break/>vous tailleriez des grans, souliers &amp; des<text:line-break/>petis, &amp; que les coudriez. Alors Vlespie2010<text:line-break/>gle dist. Maistre si ainsi l’eussiez dit, ie<text:line-break/>l’eusse volontiers fait, &amp; encore le feray<text:line-break/>ie. Lors le maistre luy pardonna : car il<text:line-break/>promist de faire ce qu’il luy diroit &amp; com<text:line-break/>manderoit. Le lendemain le maistre mes2010<text:line-break/>mes tailla les souliers, &amp; les donna à Vle2010<text:line-break/>spiegle disant. Cousez les petis souliers<text:line-break/>auec les grans l’vn parmy l’autre, le mai2010<text:line-break/>stre vouloit veoir si ainsi feroit si comme<text:line-break/>il luy disoit lequel ainsi fist, car il print<text:line-break/>vn petit soulier &amp; le bouta parmy vn<text:line-break/>grand &amp; les cousist ensemble. Le maistre<text:line-break/>ce voyant dist, vous estes vn bon valet :<text:line-break/>car vous faites ce qu'on vous commande.<text:line-break/>Vlespiegle répondist, qui fait ce.qu’on<text:line-break/>luy commande, ne fera pas battu, tant<text:line-break/>qu’il est possible. Voire valet les parolles<text:line-break/>estoient ainsi, mais mon intention estoit<text:line-break/>autrement : car ie cuidoye que premiere2010<text:line-break/>ment vous coudriés vne paire des petis<text:line-break/>souliers, &amp; puis apres vne paire de grans,<text:line-break/>vous faites selon mes motz : mais non pas<text:line-break/>selon mon intention : le maistre fut ha2010<text:line-break/>stif &amp; print le cuyr taillé &amp; dist. Tenez<text:line-break/>vela autres cuyr taillez d’autre souliers se<text:line-break/>lon vne forme, le maistre ne pensa plus à<text:line-break/><text:span text:style-name="_3c_pb_3e_">[f. 57]</text:span></text:p>
      <text:p text:style-name="P2">cela &amp; s’en alla dehors la maison par l’es2010<text:line-break/>pace d’vne heure. Alors il s’auisa qu’il<text:line-break/>auoit commandé au valet de taillier les<text:line-break/>souliers selon vne forme &amp; il courut ha2010<text:line-break/>stiuement à l’hostel, &amp; Vlespiegle auoit<text:line-break/>desia taillé tout le cuyr apres vne petite<text:line-break/>forme. Quand le maistre vint à la mai2010<text:line-break/>son, il trouua tout son cuyr taillé selon<text:line-break/>vne petite gauche forme qui dist. N’ap2010<text:line-break/>partient il pas à vn fenestre aussi vn droit<text:line-break/>soulier ? Vlespiegle dist voire si les vou2010<text:line-break/>lez auoir i’en tailleray bien des droitz.<text:line-break/>Et le maistre dist. Prenez vous vn sou2010<text:line-break/><text:soft-page-break/>lier sans l’autre ? Vlespiegle dist vous me<text:line-break/>difiez que ie les taillasse apres vne forme,<text:line-break/>le maistre dist. Ie vous en pourroys tant<text:line-break/>commander que par vous me faudroit fai<text:line-break/>re bancqueroute, &amp; payez moy mon cuyr<text:line-break/>que vous m’auez gasté. Vlespiegle dist, le<text:line-break/>taneur sait bien faire plus de cuyr &amp; se<text:line-break/>leua disant. I’ay esté en ceste maison &amp; ia2010<text:line-break/>mais n’y reuiẽdray &amp; vuida hors la ville.</text:p>
      <text:h text:style-name="Heading_20_2" text:outline-level="2">Comment Vlespiegle vendit de la<text:line-break/>merde pour graisse.</text:h>
      <text:p text:style-name="P3"><text:span text:style-name="Police_20_par_20_défaut"><text:span text:style-name="T3">QVand</text:span></text:span> Vlespiegle eut gasté<text:line-break/>au cordonnier beaucoup de<text:line-break/>cuyr, le maistre quand il ap2010<text:line-break/>perceut fut mout triste &amp; do2010<text:line-break/><text:span text:style-name="_3c_pb_3e_">[f. 58]</text:span></text:p>
      <text:p text:style-name="P2">lent &amp; Vlespiegle reuint en la ville à son<text:line-break/>maistre &amp; dist, il m’est venu vn l’ast de<text:line-break/>sieu lequel ie vous veux donner à bon<text:line-break/>marché pour vostre dommage, par moy<text:line-break/>eu. Lors le cordonnier dist cher amy de<text:line-break/>ce ne faites que bien &amp; si vous auez bon<text:line-break/>marché à donner, laissez le moy auoir.<text:line-break/>Vlespiegle dist, ie le feray, &amp; se sont ainsi<text:line-break/>partis l’vn de l’autre. Lors Vlespiegle alla<text:line-break/>au netieur de retraitz qui luy remplit<text:line-break/>douze tonneaux de merde d’hõme pour<text:line-break/>vn petit denier. Et c’estoit en l’iuer qu’il<text:line-break/>geloit fort quand le nettieur des priués<text:line-break/>luy remplit les tonneaux iusques à quat2010<text:line-break/>tre doitz pres plain &amp; les laissa bien en2010<text:line-break/>geller affin qu’ilz ne puissent pas. Et Vle2010<text:line-break/>spiegle fist apporter les tonneaux en vn<text:line-break/>logis, &amp; engressa les six tonneaux du sieu,<text:line-break/>&amp; les autres six de gresse de cuisine &amp; puis<text:line-break/>les estouppa. Et Vlespiegle enuoya querir<text:line-break/>son maistre le cordonnier, &amp; regarda la<text:line-break/>marchãdise laquelle mout luy pleut. Qui<text:line-break/>lors s’accorderent du pris &amp; donna pour<text:line-break/>le last. xxiiij. florins les douze argent cõ2010<text:line-break/>tant &amp; les autres douze l’année apres. Et<text:line-break/>Vlespiegle print l’argent, &amp; se partit de<text:line-break/>la, car il se douta pour la fin. Lors le cor2010<text:line-break/>donnier se resiouyt &amp; receut la marchan2010<text:line-break/>dise, &amp; cuida recouurer son dommage : &amp;<text:line-break/><text:span text:style-name="_3c_pb_3e_">[f. 59]</text:span></text:p>
      <text:p text:style-name="P2">le cordonnier pria au troyziéme iour<text:line-break/>plusieurs compagnons pour engresser<text:line-break/>beaucoup de cuyr, lesquelz y vindrent<text:line-break/><text:soft-page-break/>tous pour ayder au cordonnier, &amp; vou2010<text:line-break/>loient fondre la gresse en apportant vn<text:span text:style-name="Police_20_par_20_défaut"><text:span text:style-name="T4">;</text:span></text:span><text:line-break/>tonneau aupres du feu. Et quand la merde<text:line-break/>fut eschauffee elle commença à puir &amp; di2010<text:line-break/>soient l'vn à l’autre qu’ilz auoient chié<text:line-break/>en leur braye, lors le maistre y furuint qui<text:line-break/>dist vn chacun n’ettoye ses souliers, car<text:line-break/>l’vn de vous à marché en la merde, &amp;<text:line-break/>chercherent par tout : mais rien ne trou2010<text:line-break/>uerent. Et lors ilz verserent l’vn des ton2010<text:line-break/>neaux au chauderon, si virent que c’estoit<text:line-break/>du bren qui ainsi puoit. Et laisserent lou2010<text:line-break/>urage, &amp; allerẽt cercher Vlespiegle, mais<text:line-break/>il estoit bien loing. Et il faillut au cordon2010<text:line-break/>nier endurer toutes les pettes.</text:p>
      <text:h text:style-name="Heading_20_2" text:outline-level="2">Comment Vlespiegle seruit vn cou2010<text:line-break/>sturier.</text:h>
      <text:p text:style-name="P3"><text:span text:style-name="Police_20_par_20_défaut">V</text:span>N certain temps seruit Vle2010<text:line-break/>spiegle vn cousturier à Berlin<text:line-break/>&amp; quand il deuoit ouurer le<text:line-break/>maistre dist. Quand vous vou2010<text:line-break/>lez coudre cousez bien &amp; fermement que<text:line-break/>l’on ne le voye. Lors si s'en alla seoir des2010<text:line-break/>souz vn tonneau, ce voyant le maistre,<text:line-break/>dist que voulez vous maintenant com2010<text:line-break/><text:span text:style-name="_3c_pb_3e_">[f. 60]</text:span></text:p>
      <text:p text:style-name="P2">mencer, cecy est vne terrible maniere,<text:line-break/>lors Vlespiegle dit maistre vous me di2010<text:line-break/>siez que quand ie couldroysque l’on ne<text:line-break/>le veist, &amp; cecy ne voit on pas, ne moy<text:line-break/>aussi ne le puis veoir, lors le maistre<text:line-break/>dit, cher valet ne cousez pas ainsi, ains que<text:line-break/>l’on le puist veoir, &amp; il fit ainsi. Au troi2010<text:line-break/>siéme iour au soir fut le maistre fort tra2010<text:line-break/>uailé &amp; s’en vouloit aller au lit, puis il y<text:line-break/>auoit vne grise robbe à faire d’vn païsant<text:line-break/>à demy faite, laquelle le maistre print &amp;<text:line-break/>la geta à Vlespiegle disant prenez le loup<text:line-break/>&amp; le parfaites bien dist Vlespiegle ie le<text:line-break/>feray, &amp; le maistre s’en alla coucher &amp; n'y<text:line-break/>pensa plus. Et tailla la robbe en pieces &amp;<text:line-break/>en fist vn loup à tout vne teste corps &amp; iã 2010<text:line-break/>bes, &amp; le cousist ensemble &amp; le mist sur la<text:line-break/>table auec les bastõs, &amp; sembla à vn loup.<text:line-break/>Lendemain au matin quand le maistre se<text:line-break/>leua il trouua tout ce sur la table &amp; s’es2010<text:line-break/>pouenta, &amp; dist que dyable auez vous<text:line-break/>fait ? Vlespiegle dist vn loup comme m’a2010<text:line-break/>uiez commandé, le maistre dist, cela ie ne<text:line-break/><text:soft-page-break/>cuidoye pas, car vne grise robbe d’vn paï<text:line-break/>sant, est appellée icy vn loup, lors Vlespie<text:line-break/>gle dist. Si ie l’eusse seu i’eusse mieux ay2010<text:line-break/>me faire vne robbe (q2) vn loup, le maistre<text:line-break/>en la fin fut content &amp; prisa &amp; loua son<text:line-break/>ouurage, lors il auint que troys ou qua2010<text:line-break/><text:span text:style-name="_3c_pb_3e_">[f. 61]</text:span></text:p>
      <text:p text:style-name="P2">tre iours apres que le maistre. eust volon2010<text:line-break/>tiers dormy, &amp; y auoit vne robbe q estoit<text:line-break/>parfaite exceté les manches qui n’estoiẽt<text:line-break/>pas cousues dedans si print le maistre la<text:line-break/>robbe &amp; les manches &amp; les geta à Vlespie<text:line-break/>gle disant rues les manches à la robbe.<text:line-break/>Vlespiegle dist bien, quand le maistre fut<text:line-break/>couche Vlespiegle alluma deux chandel2010<text:line-break/>les &amp; pendit la robbe à vn toucquet, &amp;<text:line-break/>mist à vn chacun costé de la robbe vne<text:line-break/>chandelle, &amp; rua toute la nuitée durant,<text:line-break/>les manches à la robbe iusques au matin,<text:line-break/>tant que le maistre se leua du lit &amp; le mai<text:line-break/>stre vint &amp; le regarda, mais Vlespiegle<text:line-break/>par son gré ne le-print, &amp; geta tousiours,<text:line-break/>&amp; le maistre dist, qu’elle follie faites vous<text:line-break/>ores ? Vlespiegle répondit tout courrou2010<text:line-break/>cé, est cecy follie. I’ay fait ainsi toute la<text:line-break/>nuit, vous, sauiez bien que c’estoit peine<text:line-break/>perdue. Le maistre dist pensoye ie qu’ain2010<text:line-break/>si l'entendriez, mon intention estoit que<text:line-break/>vous eussiez cousu les manches à la rob2010<text:line-break/>be. Vlespiegle dist le dyable vous empor<text:line-break/>te, si vous eussiez dit vostre intention<text:line-break/>i’eusse bien tost cousu les manches, &amp;<text:line-break/>puis apres bien vn peu dormi. Or maistre<text:line-break/>cousez vous mesmes : car ie vueil aussi vn<text:line-break/>peu dormir. Non dist le maistre, ie ne<text:line-break/>vous ay point loué pour dormir. Et com2010<text:line-break/><text:span text:style-name="_3c_pb_3e_">[f. 62]</text:span></text:p>
      <text:p text:style-name="P2">mencerent à eftriuer, &amp; le maistre vou2010<text:line-break/>loit tout auoir payé ses chandelles. Mais<text:line-break/>Vlespiegle se retira.</text:p>
      <text:h text:style-name="Heading_20_2" text:outline-level="2">Comment Vlespiegle deceut le tauer2010<text:line-break/>nier de vin à L’ubeque.</text:h>
      <text:p text:style-name="P3"><text:span text:style-name="Police_20_par_20_défaut">V</text:span>N iour vint Vlespiegle à<text:line-break/>l’vbeque, mais il se garda<text:line-break/>qu’il ne fit à personne fau2010<text:line-break/>ceté, car il y auoit illec for2010<text:line-break/>te iustice. Il y auoit la vn ta<text:line-break/>uernier au cellier des seigneurs sort or2010<text:line-break/>guilleux &amp; fier, &amp; dist qui voudroit bien<text:line-break/><text:soft-page-break/>veoir homme qui le sauroit tromper &amp;<text:line-break/>moquer en sagesse. Parquoy plusieurs<text:line-break/>bourgeois furent courroucez sur luy. Ce<text:line-break/>ouyt Vlespiegle, &amp; s’auisa comment il<text:line-break/>pourroit tromper le tauernier du vin, &amp;<text:line-break/>print deux semblables potz l’vn plain<text:line-break/>d’eau qu’il auoit caché souz son manteau,<text:line-break/>&amp; l’autre estoit vuide, &amp; le portoit apper<text:line-break/>tement, &amp; s’en alla au celier &amp; se fist tires<text:line-break/>vn pot de vin &amp; lors il print le pot auec<text:line-break/>levin dessouz son manteau &amp; le pot auec<text:line-break/>leau il mist appertement au bas du ton2010<text:line-break/>neau, &amp; que le tauernier ne le veist pas &amp;<text:line-break/>dist combien couste le vin. Le tauernier<text:line-break/>dist que dix deniers, lors Vlespiegle dist.<text:line-break/><text:span text:style-name="_3c_pb_3e_">[f. 63]</text:span></text:p>
      <text:p text:style-name="P2">Le vin m’est trop cher, ie n’ay que huit<text:line-break/>deniers, le puis ie auoir pour les huit, le<text:line-break/>tauernier dist &amp; se courrouça, voulez<text:line-break/>vous mettre le vin à pris, il n’est pas be2010<text:line-break/>soing, c’est vn denier ordinaire, &amp; que<text:line-break/>ainsi ne le veut le peut laisser au celier,<text:line-break/>lors Vlespiegle dist. Cela ie ne sauoys pas,<text:line-break/>ie n’ay que huit deniers, si iceux ne vou2010<text:line-break/>lez versez le vin dehors, lors le tauer2010<text:line-break/>nier print leau, mout courroucé &amp; la ver<text:line-break/>sa au bas du tonneau cuidant que ce fust<text:line-break/>le vin, mais c’estoit leau, &amp; le tauernier<text:line-break/>dist. Qu'estes vous vn sol, vous laissez<text:line-break/>vous tirer le vin lequel ne sauez payer.<text:line-break/>Lors Vlespiegle s’en despartit auec son<text:line-break/>pot disant ie voy bien que tu es vn fol,<text:line-break/>car nul n'est si sage qu’il ne se laisse bien<text:line-break/>aucunesfois tromper des folz, combien<text:line-break/>que vous soyez vn tauernier de vin. Et<text:line-break/>Vlespiegle se partit de la <text:span text:style-name="Police_20_par_20_défaut"><text:span text:style-name="T2">&amp;</text:span></text:span> emporta le<text:line-break/>pot auec le vin dessouz son manteau &amp; le<text:line-break/>tauernier attira à soy les parolles &amp; appel<text:line-break/>la vn sergent &amp; couroient apres Vlespie2010<text:line-break/>gle en la rue &amp; le prindrent. Si trouuer(e)t<text:line-break/>aupres de luy deux potz vn vuide, &amp; l’au<text:line-break/>tre plain du vin &amp; l’accuserent de larre2010<text:line-break/>cin, &amp; le menerent en la prison, les vns<text:line-break/>disoient qu’il auoit deseruy le gibet, les<text:line-break/>autres dirent que c’estoit vne genre trõ 2010<text:line-break/><text:span text:style-name="_3c_pb_3e_">[f. 64]</text:span></text:p>
      <text:p text:style-name="P2">perie &amp; (q2) l’orgueilleux tauernier deuoit<text:line-break/>regarder deuant luy veu qu’il dit iournel<text:line-break/>lement que personne ne le pourroit ou<text:line-break/>sauroit tromper, &amp; que Vlespiegle l’auoit<text:line-break/><text:soft-page-break/>fait pout sa grande arrogance &amp; presum2010<text:line-break/>ption, mais ceux qui estoient sus Vlespie<text:line-break/>gle courroucez disoient que c’estoit ro2010<text:line-break/>berie &amp; que pource deuoit estre pendu,<text:line-break/>&amp; la sentence du gibet fut de luy donnée.<text:line-break/>Quand ores vint le iour qu’on le mena<text:line-break/>dehors au gibet si vint le bruit par toute<text:line-break/>la ville de Lubeque, si que tous les hom2010<text:line-break/>mes à cheual &amp; à pied vindrent illec. Si<text:line-break/>que les seigneurs se douterent que Vles2010<text:line-break/>piegle leur seroit ou pourroit estre prins<text:line-break/>car aucuns vouloient veoir la fin de sa<text:line-break/>merueilleuse vie, &amp; aucuns cuidoient<text:line-break/>qu’il seust l’art de Nigromance, &amp; que d'i<text:line-break/>celle se deliureroit : mais la plus grande<text:line-break/>partie leussent bien voulu veoir estre de<text:line-break/>liuré. Et quand Vlespiegle fut aini mené<text:line-break/>vers le gibet, il ne dist mot, si que les gẽs<text:line-break/>disoient que viuant il estoit mort mais<text:line-break/>quand il fut dessouz le gibet il requeroit<text:line-break/>de parler aux seigneurs &amp; il leur pria hum<text:line-break/>blement sur ses genoux qu’ilz luy vousis2010<text:line-break/>fent consentir vne priete il ne vouloit<text:line-break/>prier pour sa vie, ne corps, ne argent, ne<text:line-break/>biens, ains pourvne petite chose, laquelle<text:line-break/><text:span text:style-name="_3c_pb_3e_">[f. 65]</text:span></text:p>
      <text:p text:style-name="P2">sans dommage l’on pourroit bien faire &amp;<text:line-break/>chacun des conseilliers le fera bien sans en<text:line-break/>faire pour vn denier de despẽs, les seigneurs<text:line-break/>de Lubeque y furent presens &amp; se reti2010<text:line-break/>roient à part apres qu’ilz eurent ouys ses<text:line-break/>parolles si conclurient ensemble qu’il vou2010<text:line-break/>loient accorde sa priere. Si furent illec plu2010<text:line-break/>sieurs qui auoient grand desir pour sauoir<text:line-break/>qu’elle chose il demanderoit, &amp;. ilz disoient<text:line-break/>que sa demãde seroit faite exceté les pointz<text:line-break/>dessusditz. Lors dit Vlespiegle pour les<text:line-break/>pointz ie ne prieray pas, ains si autrement<text:line-break/>me vueillez accorder ma demande ie vous<text:line-break/>prie que chacun me donne sur cela sa main,<text:line-break/>auquel les Seigneurs firent volontiers en<text:line-break/>luy promettant par mains &amp; bouche d’ac2010<text:line-break/>complir sa priere, lors Vlespiegle parla,<text:line-break/>pource que ie say bien que vous estes fer2010<text:line-break/>mes de voz parolles, ie vous prie mes sei2010<text:line-break/>gneurs &amp; conseil de Lubeque que chacun<text:line-break/>conseiller à part viendra apres que ie seray<text:line-break/>pendu trois iours tout les matin &amp; princi2010<text:line-break/>pallement le bourgmaistre deuant ou pre2010<text:line-break/>mier &amp; les conseilliers apres me baiser à<text:line-break/><text:soft-page-break/>ieun mon cul, lors ilz cracherent disant que<text:line-break/>ce n’estoit pas vne conuenable priere, lors<text:line-break/>il dist, ie tiens le conseil de Lubeque si hon<text:line-break/>neste en ditz qu’ilz tiendront ce qu’ilz mõt<text:line-break/>promis, par leurs mains &amp; bouches. Dont<text:line-break/><text:span text:style-name="_3c_pb_3e_">[f. 66]</text:span></text:p>
      <text:p text:style-name="P2">les seigneurs tindrent conseil si que par<text:line-break/>faueur &amp; autres causes conclurent qu’on le<text:line-break/>laisseroit franc ains s’en alla.</text:p>
      <text:h text:style-name="Heading_20_2" text:outline-level="2">Comment Vlespiegle deuint vn<text:line-break/>faiseur de lunettes<text:span text:style-name="Police_20_par_20_défaut"><text:span text:style-name="T5">.</text:span></text:span></text:h>
      <text:p text:style-name="P3"><text:span text:style-name="Police_20_par_20_défaut">S</text:span>V<text:span text:style-name="Police_20_par_20_défaut"><text:span text:style-name="T3">r</text:span></text:span> vn iour les electeurs furent<text:line-break/>discors qui seroit empereur de<text:line-break/>Romme si fut le conte de sup2010<text:line-break/>pellẽbourg à ce esleu, si estoient<text:line-break/>encore des autres qui par force le cuydoient<text:line-break/>estre &amp; ainsi conuiendroit au Roy nouuel2010<text:line-break/>lement esleu gesir troys semaines deuant<text:line-break/>francfort, attendant tous ceux qui y vou2010<text:line-break/>droient combatre, si que grand multitude si<text:line-break/>assembla. Ce apparceut aussi Vlespiegle &amp;<text:line-break/>pensa plusieurs seigneurs, si assembleront<text:line-break/>ilz me donneront quelque chose quand ne<text:line-break/>seroit qu’vne armure d’argent i’y veux aller<text:line-break/>Quand Vlespiegle vint pres de Franc2010<text:line-break/>fort il trouua leuesque de treuere &amp; pource<text:line-break/>qu’il estoit meruelleusement vestu si deman<text:line-break/>da leuesque quel homme il estoit, Vle2010<text:line-break/>spiegle dist. Ie suis vn faiseur de lu2010<text:line-break/>netes &amp; vient de Brabant, &amp; ne puis<text:line-break/>nulle part auoir de l'ouurage car no2010<text:line-break/>stre mestier ne vaut riens.leuesque dist ie<text:line-break/><text:span text:style-name="_3c_pb_3e_">[f. 67]</text:span></text:p>
      <text:p text:style-name="P2">cuidoys que vostre ouurage deust iour2010<text:line-break/>nellement amender : car les gens deuien2010<text:line-break/>nent de plus en plus foibles en la veüe,<text:line-break/>parquoy par droit l’on auroit mestier &amp;<text:line-break/>besoing de beaucoup de lunettes, Vlespie2010<text:line-break/>gle respondit. Tresredouté seigneur vous<text:line-break/>dites la verité, mais vne chose gaste nostre<text:line-break/>mestier, laquelle ie vous voudrois bien di2010<text:line-break/>re : mais ie doute vostre courroux, leuesque<text:line-break/>dit, dites le hardiment sans auoir paour<text:line-break/>qu’elle chose qui soit, nous sommes bien<text:line-break/>accoustumez de vous semblables ouir par2010<text:line-break/>ler. Lors Vlespiegle dist. Tresredouté sei2010<text:line-break/>gneur. Cela gaste le mestier &amp; est à douter<text:line-break/>que tout perira, car vous &amp; autres grans<text:line-break/>seigneurs cõme le Pape, Cardinaux, Eues2010<text:line-break/><text:soft-page-break/>ques, Empereurs, Roys, Ducs, &amp; autres Sei2010<text:line-break/>gneurs iusticiers &amp; gouuerneurs des villes<text:line-break/>&amp; païs (Dieu lamende) ores regardent par<text:line-break/>les doits &amp; ne veulent considerer iustice<text:line-break/>pour iniustice pour l’argent &amp; autres dons.<text:line-break/>En l’encien temps souloient les seigneurs<text:line-break/>estudier es loix affin qui sceullent à qui<text:line-break/>donner &amp; faire droit &amp; en celuy temps<text:line-break/>l'on vsoit beaucoup de lunettes, &amp; alors<text:line-break/>nostre mestier fut fort bon. Et les prestres<text:line-break/>souloient aussi plus estudier que mainte2010<text:line-break/>nant, &amp; lors les lunettes estoient toutes<text:line-break/>vendues, mais ores ilz lisent leurs heures<text:line-break/><text:span text:style-name="_3c_pb_3e_">[f. 68]</text:span></text:p>
      <text:p text:style-name="P2">par cœur &amp; dehors &amp; en troys sepmaines<text:line-break/>n’ouurent pas vn liure pour estudier, &amp;<text:line-break/>pource nostre mestier est entierement ga2010<text:line-break/>sté. Et ce deffaut est si commun parmy les<text:line-break/>païs que les païsans aussi estudient veoir par<text:line-break/>my les doigts, leuesque entendit le texte<text:line-break/>sans la glose, &amp; dist à Vlespiegle. Suiues<text:line-break/>nous à Francfort, ie vous donneray mes ar2010<text:line-break/>mes &amp; habillemens. Et Vlespiegle demou2010<text:line-break/>ra illec iusques à ce que l’Empereur fut<text:line-break/>esleu &amp; ordonné, &amp; lors il retourna au<text:line-break/>païs de Saxe.</text:p>
      <text:h text:style-name="Heading_20_2" text:outline-level="2">Comment Vlespiegle se loua<text:line-break/>pou vn cuysinier.</text:h>
      <text:p text:style-name="P3"><text:span text:style-name="Police_20_par_20_défaut">I</text:span>L demoura en Hilderssen vn<text:line-break/>marchant qui vn iour s’én alla<text:line-break/>pour mener dehors la ville, ou<text:line-break/>il trouua Vlespiegle gisant en<text:line-break/>la praerie, &amp; il luy demãda qu’il estoit Vle2010<text:line-break/>spiegle respondit par couuerte finesse qu’il<text:line-break/>estoit seruiteur d’vn cuisinier, &amp; qu'il n’a2010<text:line-break/>uoit point de seruice. Le marchant respon2010<text:line-break/>dit. Si vous voulez estre bon valeton ie vous<text:line-break/>loueray &amp; donneray bon loyer &amp; habille2010<text:line-break/>mens i’ay vne femme qui se cõplaint tous2010<text:line-break/>iours sur les cuysiniers. Vlespiegle luy pro2010<text:line-break/>mist destre bon &amp; leal valeron. Lors le mar2010<text:line-break/>chant luy demanda son non lequel il re2010<text:line-break/><text:span text:style-name="_3c_pb_3e_">[f. 69]</text:span></text:p>
      <text:p text:style-name="P2">spondit, ie suis appellé Bartholomeus. Le<text:line-break/>marchant dist ce nom est trop long vous se2010<text:line-break/>rez nommé Dol, mon seigneur dist Vlespie2010<text:line-break/>gle, comme il vous plaira ie seray appellé,<text:line-break/>lors dist le marchant, vous estes droitement<text:line-break/>mon seruiteur. Allons ensemble en nostre<text:line-break/><text:soft-page-break/>iardin cueillir de l’herbe pour remplir des<text:line-break/>ieunes poussins : car i’ay pour demain inuité<text:line-break/>&amp; prié des gens, ausquelz ie feroys volon2010<text:line-break/>tiers bonne chere. Lors ilz vindrent ensem2010<text:line-break/>ble à la maison, &amp; la femme dist, cher baron<text:line-break/>que ferez vous à tout ce valeton, cuidez vous<text:line-break/>que vostre pain se mouesira ? Le marchant<text:line-break/>dist, vous le verrez bien demain : &amp; il appella<text:line-break/>le valeton disant. Dol prenez le crerin &amp; me<text:line-break/>suiuez à la boucherie. Et le marchant acheta<text:line-break/>de la chair pour rostir, &amp; dist à son valeton,<text:line-break/>Dol mettez lé demain au matin pour ro2010<text:line-break/>stir, mais la laissez froidement &amp; de loing<text:line-break/>rostir qu’il ne brusle, &amp; l’autre chair appoin<text:line-break/>tez la de bonne heure. Et Vlespiegle dit,<text:line-break/>bien mon seigneur. Et il se leua lendemain<text:line-break/>bien matin &amp; apporta la viande aupres du<text:line-break/>feu sans la chair qu'on deuoit rostir laquel2010<text:line-break/>le il mist en broche, &amp; la mist au cellier<text:line-break/>entre deux tonneaux de biere, ou elle de2010<text:line-break/>moureroit froide, &amp; ne brusleroit pas. Et<text:line-break/>pource que le marchant auoit des hostes, il<text:line-break/>vint deuant à la maison pour regarder se la<text:line-break/><text:span text:style-name="_3c_pb_3e_">[f. 70]</text:span></text:p>
      <text:p text:style-name="P2">viande estoit apprestée dont il demanda à<text:line-break/>son valeton lequel dit que ouy, sans le rosty,<text:line-break/>le marchant dist. Ou est il ? Vlespiegle dist,<text:line-break/>en la broche entre deux tonneaux au celier,<text:line-break/>ie ne scauoye plus froit lieu, &amp; place en tou<text:line-break/>te la maison, car vous disiez que ie la meisse<text:line-break/>froidement qu’il ne bruslast, &amp; ne scauoye<text:line-break/>quand le vouliez auoir rosty. Pendant que<text:line-break/>le marchant ainsi parla auec le valeron, les<text:line-break/>hostes suruindrẽt ausquelz il compta le fait<text:line-break/>de son valeton qui mout s'en rirent, mais la<text:line-break/>dame ne fut pas bien contente &amp; le vouloit<text:line-break/>auoir enuoyé, le marchant dit femme soyer<text:line-break/>contente, il me faut estre à Goslayer ou il<text:line-break/>me le conuient mener &amp; quand ie seray re2010<text:line-break/>tourné lors il s’en ira &amp; ainsi le marchant al2010<text:line-break/>la auec ses gens à table &amp; fit bonne chere.<text:line-break/>Au soir appella le marchant son valeton &amp;<text:line-break/>dit. Dol aprestez le chariot pour demain au<text:line-break/>matin, car moy &amp; vn prestre deuons aller à<text:line-break/>Goslayer, si aprestez lechariot &amp; l’engres2010<text:line-break/>sez bien. Quand tous furent couchez Vle2010<text:line-break/>spiegle engressa le chariot dedans &amp; dehors.<text:line-break/>Et le lendemain matin alla le marchãt auec<text:line-break/>le prestre au chariot &amp; cheuaucherent en2010<text:line-break/>semble. Et en chemin le prestre toucha ses<text:line-break/><text:soft-page-break/>mains à lechelle, &amp; les fit toutes grasses, &amp;<text:line-break/>dit que Dyable est icy si gras, &amp; appelloient<text:line-break/>Vlespiegle &amp; se regarderent bien, si trou2010<text:line-break/><text:span text:style-name="_3c_pb_3e_">[f. 71]</text:span></text:p>
      <text:p text:style-name="P2">uerent tous ors de la gresse deuant &amp; der2010<text:line-break/>riere &amp; le maistra &amp; le prestre se courrou2010<text:line-break/>coyent sur Vlespiegle. Adonc y suruint va<text:line-break/>paisant auec vn chariot chargé de paille<text:line-break/>pour vendre, dont en achepterent vn peu, &amp;<text:line-break/>nettoyrent le chariot le mieux qu’ilz peu2010<text:line-break/>rent &amp; se mirent de rechef au chariot. Alors<text:line-break/>le marchant tout courroucé dist cheuauchez<text:line-break/>au gibet. Et quand il eut vn peu cheuauché<text:line-break/>il veit de loing vn gibet &amp; cheuaucha des2010<text:line-break/>souz, &amp; quand le chariot fut dessouz il s'ar2010<text:line-break/>resta &amp; deslia les cheuaux. Le marchant dit,<text:line-break/>que voulez vous faire, &amp; il dit. Vous me cõ2010<text:line-break/>mandiez de cheuaucher au gibet, ou nous<text:line-break/>sommes, ie vous cuydoys icy loger, le mar2010<text:line-break/>chãt regarda dehors &amp; se vit estre dessouz le<text:line-break/>gibet &amp; ne scauoiẽt que faire, ilz se cõmen2010<text:line-break/>cerent à rire, &amp; le marchant dit, cheuauchez<text:line-break/>tout droit sans regarder derriere. Adonc il<text:line-break/>tira le clou hors le tymon, &amp; quand ilz eu2010<text:line-break/>rent vne piece cheuauché le chariot se par2010<text:line-break/>tit en deux, la derniere partie auec les<text:line-break/>gens demeura tout coy, &amp; il cheuaucha<text:line-break/>tousiours auant, &amp; ilz l'appeloyent &amp; cou2010<text:line-break/>roient apres luy si longuement qu'ilz leu2010<text:line-break/>rent &amp; le marchant le voulut frapper, mais<text:line-break/>le prestre le garda. Lors ilz accompli2010<text:line-break/>rent leur voyage, &amp; le marchant s’en reuint<text:line-break/>à l’hostel auec luy, Sa femme luy damanda<text:line-break/><text:span text:style-name="_3c_pb_3e_">[f. 72]</text:span></text:p>
      <text:p text:style-name="P2">comment il s’estoit porté auec son valeton,<text:line-break/>il respondit : assez merueilleusement : mais<text:line-break/>nous sommes reuenus. Le marchant l’appel<text:line-break/>la disant, demourez ceste nuit beuuez &amp;<text:line-break/>mẽgez : demain vuidez la maison : ie ne vous<text:line-break/>vueil plus, vous estes vn malicieux,il dist<text:line-break/>bien cher maistre quand le l’endemain fut<text:line-break/>leué : dist le marchant mengez, beuuez, ie<text:line-break/>m'en voys à l’eglise, gardez que ie ne vous<text:line-break/>trouue plus ceans ou le Dyable vous em2010<text:line-break/>portera &amp; pendant qu’il fut à l'eglise il vui2010<text:line-break/>da la maison : &amp; portit tout dehors ce qu'il<text:line-break/>pouoit, lequel fut dit au marchant &amp; renint<text:line-break/>de l'eglise, &amp; veit Vlespiegle porter ses biẽs<text:line-break/>meubles en la rue. Alors il dist. O valeton<text:line-break/>que faites vous maintenant ? Vlespiegle re2010<text:line-break/><text:soft-page-break/>spondit, vous me disiez que ie vuiderois la<text:line-break/>maison &amp; que ie m’en irois : le marchãt dist :<text:line-break/>laissez mes choses icy, &amp; allez au diable, he2010<text:line-break/>las dist Vlespiegle ie fais ce qu’on me com2010<text:line-break/>mande, &amp; encore ne puis ie auoir paix. Ainsi<text:line-break/>il se partit du marchant, lequel fist porter<text:line-break/>les vtensilles à la maison.</text:p>
      <text:h text:style-name="Heading_20_2" text:outline-level="2">Comment Vlespiegle fut prie<text:line-break/>&amp; inuité de dehors.</text:h>
      <text:p text:style-name="P3"><text:span text:style-name="Police_20_par_20_défaut"><text:span text:style-name="T5">A</text:span></text:span> Lunembourg demouroit vn faiseur<text:line-break/>de fluttes qui auoit couru &amp; truandé<text:line-break/>par les païs, si qu’il sauoit de toute finesse &amp;<text:line-break/><text:span text:style-name="_3c_pb_3e_">[f. 73]</text:span></text:p>
      <text:p text:style-name="P2">malice, lequel vint vne foys aupres de Vle2010<text:line-break/>spiegle, &amp; l’inuita, disant venez demain dis2010<text:line-break/>ner auec moy, ce que saurez &amp; pourrez, bien<text:line-break/>dist Vlespiegle, &amp; il n'entendit pas ainsi les<text:line-break/>parolles. Et quand le lendemain il cuyda al2010<text:line-break/>ler manger, il trouua la maison toute close,<text:line-break/>si s’en alla pour mener iusques à ce que nõ2010<text:line-break/>ne fut passée, &amp; la maison demoura toute<text:line-break/>close. A donc il se trouua trompé &amp; s’en par2010<text:line-break/>tit de la, le lendemain il trouua le faiseur de<text:line-break/>fleuttes sur le marché &amp; dist. Amy quand<text:line-break/>vous enuitez aucun fermez vous alors vostre<text:line-break/>maison lequel respondit. Ie vous disoys que<text:line-break/>viendriez manger ce que saurez. Et quand<text:line-break/>la maison estoit close vous ne pouiez en2010<text:line-break/>trer pour manger, Vlespiegle dist. Ie vous<text:line-break/>remercie de ce ie n’en sauois riens, i’apprẽs<text:line-break/>tousiours l’autre rioit &amp; dist. Sans bauer al2010<text:line-break/>lez à ma maison ie yous suyuray il y a ro2010<text:line-break/>sty &amp; boully, vous y serez tout seul Vlespie2010<text:line-break/>gle s ’en alla &amp; le trouua ainsi qu’il luy auoit<text:line-break/>dit, &amp; la femme apresta la viande, &amp; il dist à<text:line-break/>la femme qu’elle allast auec la chambriere<text:line-break/>à son mary qui auoit vn esturge(1), pour luy<text:line-break/>ayder à porter, &amp; ie tourneray la broche,<text:line-break/>cher amy faites ainsi ie retourneray bien<text:line-break/>tost. Ainsi elle s’en alla auec la chambriere<text:line-break/>&amp; rencontra son mary, qui luy demanda<text:line-break/>pourquoy elle couroit si royde, elle dist<text:line-break/><text:span text:style-name="_3c_pb_3e_">[f. 74]</text:span></text:p>
      <text:p text:style-name="P2">Vlespiegle est à nostre maison qui dit que<text:line-break/>lon vous auoit donné vu esturgeon, lequel<text:line-break/>nous vous ayderions à porter l'homme se<text:line-break/>courrouça &amp; dist, ne sauiez vous demourer<text:line-break/>à l’hostel, ce n’est qu'vne finesse. Et quand<text:line-break/>elles furent dehors la maison, si ferma Vle2010<text:line-break/><text:soft-page-break/>spiegle la maison par tout, &amp; le mary dist<text:line-break/>femme voyez vous bien quel esturgeon<text:line-break/>vous auez esté querir, &amp; frappa à l’huis, Vle2010<text:line-break/>spiegle dist laissez le frapper. Car l'hoste de<text:line-break/>ceans m'a dit que ie seroye icy tout seul &amp;<text:line-break/>personne plus, parquoy venez apres le dis2010<text:line-break/>ner, le fluteur dist, cela n’entendoye ie pas<text:line-break/>ainsi, &amp; s’en alla à la maison de ses voysins<text:line-break/>iusques à ce qu’il pleust à Vlespiegle, &amp; sist<text:line-break/>tout seul bonne chere. Et en la fin ouurit la<text:line-break/>porte, &amp; l’autre y entra &amp; dist. Cela ne sont<text:line-break/>point accoustumez de faire bons hostes qui<text:line-break/>ferment leur hoste hors de la maison, &amp; ain2010<text:line-break/>si l’hoste fut payé de Vlespiegle.</text:p>
      <text:h text:style-name="Heading_20_2" text:outline-level="2">Comment Vlespiegle gaigna<text:line-break/>vn drag de leyne.</text:h>
      <text:p text:style-name="P3"><text:span text:style-name="Police_20_par_20_défaut">V</text:span>Lespiegle vouloit tousious fai2010<text:line-break/>re bonne chere, bien boire &amp;<text:line-break/>bien mẽger, &amp; point besongner<text:line-break/>parquoy il luy conuint practi<text:line-break/>quer pour auoir à menger &amp; à boire, vn<text:line-break/>iour il vint à Olse à vne feste ou foire soy<text:line-break/><text:span text:style-name="_3c_pb_3e_">[f. 75]</text:span></text:p>
      <text:p text:style-name="P2">pour mener ou esbatre. Si vint vn païsant a2010<text:line-break/>cheter vn vert drap de leyne, si s’aduisa Vle2010<text:line-break/>spiegle commẽt il pourroit tromper le paï2010<text:line-break/>sant ou laboureur pour auoir ce drap, &amp; il<text:line-break/>demanda ou il demouroit. Et Vlespiegle<text:line-break/>print vn prestre &amp; vn autre malicieux aus2010<text:line-break/>quelz il dist, il faut que vous m’aydez à tes2010<text:line-break/>mongner que ce (q2) le païsant porte est bleu,<text:line-break/>vous aurez chacun vn bon denier si ie gagne<text:line-break/>le drap de luy. Et ainsi Vlespiegle est sorty<text:line-break/>dehors la porte &amp; le prestre &amp; l’autre com2010<text:line-break/>pagnon le suiuoient chacun à par de loing,<text:line-break/>&amp; dit que quand il donneroit vn signe que<text:line-break/>le premier viendroit &amp; puis apres le prestre.<text:line-break/>Or est Vlespiegle premier venu au païsant<text:line-break/>&amp; luy, demanda ou il auoit acheté ce beau<text:line-break/>drap bleu, le païsant dist que cestoit vert &amp;<text:line-break/>non point bleu, alors Vlespiegle dist, ie met<text:line-break/>tray vingt florins encontre le drap qu’il est<text:line-break/>bleu &amp; le premier que nous rencontrerons<text:line-break/>cognoissant couleur le dira, dont ilz estoient<text:line-break/>contens. Et Vlespigle donna au cõpagnon<text:line-break/>le signe lequel lors arriua. Le païsant dist.<text:line-break/>Nous deux estriuons icy de quel couleur ce<text:line-break/>drap est, or en dictes la verité, &amp; de ce que<text:line-break/>vous en direz sommes tous deux contens, le<text:line-break/><text:soft-page-break/>compagnon dist. C'est droictement beau<text:line-break/>drap bleu non dist le païsant vous estes<text:line-break/>tous deux malicieux, vous auez couclu<text:line-break/>entre vous cecy pour me decepuoir.</text:p>
      <text:p text:style-name="P2"><text:span text:style-name="_3c_pb_3e_">[f. 76]</text:span></text:p>
      <text:p text:style-name="P2">Lors Vlespiegle dist pource que vous le di2010<text:line-break/>tes ie vous laisse, mais icy vient vn prestre de<text:line-break/>ce qu’il en dira encores suis ie content, car<text:line-break/>il est vn prestre de Dieu il ne mentira point<text:line-break/>dont le païsant en fut content. Et quand le<text:line-break/>prestre vint aupres d'eux. Vlespiegle dist<text:line-break/>mon seigneur dites nous quel couleur à ce<text:line-break/>drap. Le prestre dist mes amys vous le voyez<text:line-break/>bien. Il est vray dist le païsant, mais ces deux<text:line-break/>disent que i'ay menty, le prestre dist que ay<text:line-break/>ie à faire de vostre estriuer s'il est ou noir<text:line-break/>ou blanc. Le païsant dist ie vous prie sire<text:line-break/>qu’il vous plaise de nous accorder, &amp; sepa2010<text:line-break/>rer, le prestre dist. Pource que vous me le<text:line-break/>requerez si ne puis à autre chose voir à ce<text:line-break/>drap sinon qu’il est bleu. Adonc le païsant<text:line-break/>dit. Se vous ne fussiez vn prestre ie diroys<text:line-break/>que vous en mentez, &amp; que vous estes tous<text:line-break/>trois malicieux coquins, mais pource que<text:line-break/>vous estes vn prestre il le me conuient croi2010<text:line-break/>re. Et il laissa le drap auec ses compai2010<text:line-break/>gnons de quoy ilz s’en habille2010<text:line-break/>rent pour lyuer, &amp; il con2010<text:line-break/>uint au païsant auoir<text:line-break/>necessité &amp; in2010<text:line-break/>digence.</text:p>
      <text:p text:style-name="P4">***</text:p>
      <text:p text:style-name="P2"><text:span text:style-name="_3c_pb_3e_">[f. 77]</text:span></text:p>
      <text:h text:style-name="Heading_20_2" text:outline-level="2">Comment Vlespiegle donna à douze<text:line-break/>aneugles vint florins pour Dieu<text:line-break/>comme ilz pensoient.</text:h>
      <text:p text:style-name="P3"><text:span text:style-name="Police_20_par_20_défaut">V</text:span>Lespiegle estoit en la ville de<text:line-break/>Hanouer ou il fit plusieurs cho2010<text:line-break/>ses merueilleuses &amp; aduentures<text:line-break/>Si cheuaucha vn iour dehors<text:line-break/>de la ville pour soy esbastre. Et trouua<text:line-break/>sur le chemin douze aueugles, ausquelz<text:line-break/>il demanda ou ilz vouloyent aller. Les<text:line-break/>aueugles sarresterent tout coy deuant<text:line-break/>ledit Vlespiegle, &amp; pensoient que ce fust<text:line-break/>quelque gentil homme pourtant qu’il estoit<text:line-break/>à cheual, &amp; louirent parler &amp; luy firent<text:line-break/>reuerance disans. Trescher seigneur nous<text:line-break/>auons esté en la ville &amp; là y a vn riche hom2010<text:line-break/><text:soft-page-break/>me mort pour lame duquel lon à distribué,<text:line-break/>Vlespiegle dist : Il fait merueilleusement<text:line-break/>froit ie me doubte que vous ne mouries de<text:line-break/>gellée &amp; froidure, retournez : en la ville au<text:line-break/>logis dont ie viens.Tenez vela. xx. florins<text:line-break/>(mais il ne leur donna riens) lesquelz vous<text:line-break/>despendrez &amp; faictes bonne chere tant<text:line-break/>qu’ilz dureront iusques à ce que lyuer sera2010<text:line-break/>finé :&amp; leur nomma le logis apres lequel<text:line-break/>ilz demanderoient, les aueugles moult le<text:line-break/>remercierent, &amp; chascun cuida que aucun<text:line-break/><text:span text:style-name="_3c_pb_3e_">[f. 78]</text:span></text:p>
      <text:p text:style-name="P2">deux auoit l’argent, &amp; ainsi ilz sen allerent<text:line-break/>en la ville au logis ou il leur auoit ensei2010<text:line-break/>gné. Quand les aueugles arriuerent au logis<text:line-break/>ilz dirent. Monseigneur hoste, nous auons<text:line-break/>rencontré vn bon homme à cheual qui nous<text:line-break/>à donné pour Dieu vint florins à despendre<text:line-break/>pour lamour de luy iusques à tant que<text:line-break/>lyuer soit passe. L’hoste estoit auaricieux<text:line-break/>pour auoir l’argent &amp; receut les aueugles<text:line-break/>sans demãder n’enquerir qui auoit les vintz<text:line-break/>horins, ains il dist bien mes amys ie vous<text:line-break/>feray bonne chere, &amp; acheta viande laquel2010<text:line-break/>le sist aprester &amp; leur fit faire bonne chere<text:line-break/>iusques à tant que l’argent fust despendu.<text:line-break/>Lors l’hoste dist. Mes freres voulons nous<text:line-break/>conter, les vingt florins sont tous despendus,<text:line-break/>les aueugles disoient bien seigneur hoste.<text:line-break/>Lors parla l’vn des aueugles &amp; dist, celuy<text:line-break/>qui à les vingtz florins les donne à l’hoste &amp;<text:line-break/>le paye, l’vn disoit qu’il ne les auoit pas,<text:line-break/>l’autre semblablement, le tiers dist aussi<text:line-break/>pareillement, le quart semblablement, ius2010<text:line-break/>ques au dernier, les aueugles grattoient<text:line-break/>leurs testes : car ilz estoient trompez. Alors<text:line-break/>l'hoste pensa, que feray ie ; si ie les laisse<text:line-break/>aller ie n’auray riens de mes despens, si<text:line-break/>ie les retiens plus longuement ilz en des2010<text:line-break/>pendront encore plus &amp; se courrouca. Et<text:line-break/>les enferma derriere en vne porcherie &amp;<text:line-break/><text:span text:style-name="_3c_pb_3e_">[f. 79]</text:span></text:p>
      <text:p text:style-name="P2">leur apporta de la paille &amp; du foing. Il sou2010<text:line-break/>uint à Vlespiegle qu’il estoit bien pres du<text:line-break/>temps que les aueugles auroient despendu<text:line-break/>leur argent &amp; se reuestit &amp; vint cheuau2010<text:line-break/>chant au logis ou les aueugles estoient.<text:line-break/>Et quand il cuida mener son cheual à le2010<text:line-break/>stable il veit les douze aueugles gesir &amp; cou<text:line-break/>cher à la porcherie, &amp; s’en alla à l’hoste di2010<text:line-break/><text:soft-page-break/>sant. Quel sens auez vous que vous tenez<text:line-break/>les aueugles ainsi enfermez, nauez vous<text:line-break/>nulle pitié &amp; misericorde sus les poures<text:line-break/>gens, l’oste dist. Ie voudroys qu'ilz fussent<text:line-break/>ou les eaux s’assemblent &amp; que ie fusse payé<text:line-break/>de mes despẽs &amp; luy conta cõment il estoit<text:line-break/>par les aueugles deceu &amp; trompé. Adonc<text:line-break/>Vlespiegle dist, ne peuuent ilz estre pleigez.<text:line-break/>L'hoste dist. Ie seroye content d’vn bon plei<text:line-break/>ge &amp; respondant, ie laisseroye les miserables<text:line-break/>aueugles courir, Vlespiegle dist bien donc ie<text:line-break/>men iray cercher si ie pourray trouuer au2010<text:line-break/>cun pleige, Et s'en alla au curé &amp; dist. Cher<text:line-break/>seigneur ie vous prie qu'il vous plaise de<text:line-break/>bien faire, mon oste est en celle nuit deuenu<text:line-break/>obses &amp; vexé d’vn mauuais esprit &amp; vous<text:line-break/>prie que le facez sortir &amp; bãnir hors de luy<text:line-break/>lon vous payera bien. Le curé dist, ie le fe<text:line-break/>ray voulontiers mais il luy faut encore at2010<text:line-break/>tendre deux ou troys iours car cela ne se<text:line-break/>peut faire en haste. Vlespiegle dit bien<text:line-break/><text:span text:style-name="_3c_pb_3e_">[f. 80]</text:span></text:p>
      <text:p text:style-name="P2">cela est, bon mais tandis iray querir sa fem2010<text:line-break/>à laquelle vous le pourrez dire, le curé dist,<text:line-break/>bien qu’elle vienne, &amp; ie le diray à elle<text:line-break/>mesme, alors Vlespiegle s’en retourna à<text:line-break/>l’hoste &amp; dist i'ay trouué vn bon pleige le2010<text:line-break/>quel est vostre curé qui veut promettre de<text:line-break/>payer pour eux. Parquoy laissez vostre<text:line-break/>femme venir auec moy il le promettra à<text:line-break/>elle mesme, l’hoste estoit bien ayse &amp; vou2010<text:line-break/>lentiers enuoya sa femme auec luy au curé.<text:line-break/>Adonc Vlespiegle dist la femme est icy di2010<text:line-break/>tes luy maintenant comme m’auez dist &amp;<text:line-break/>promis. Le curé dist bien ma chere dame<text:line-break/>attendez vn iour ou deux i’ayderay. bien à<text:line-break/>l’hoste, lors la femme estoit bien ayse &amp;<text:line-break/>s’en retourna à la maison, &amp; le dist à son<text:line-break/>mary lequel en fut fort ioyeux &amp; laissa les<text:line-break/>aueugles aller francz &amp; quittes Vlespiegle<text:line-break/>conta aussi auec son hoste &amp; se partit de la.<text:line-break/>Au troiziesme iour la femme alla au curé<text:line-break/>demander son argent que les aueugles<text:line-break/>auoient despendu. Alors le curé dist. Chere<text:line-break/>dame vostre mary vous à il ainsi comman2010<text:line-break/>de ? Elle dist que ouy, le curé dist, c’est le dia2010<text:line-break/>ble qui veut auoir de l’argent, la femme<text:line-break/>respondit. Ce n’est pas, le mauuais esprit ie<text:line-break/>veux auoir argent pour mes despẽs. Alors le<text:line-break/>curé dist. Lon m’a dist que vostre mary est<text:line-break/><text:soft-page-break/>vexé du diable amenez le icy, ie luy ay2010<text:line-break/><text:span text:style-name="_3c_pb_3e_">[f. 81]</text:span></text:p>
      <text:p text:style-name="P2">deray bien par la grace de Dieu &amp; le chasse<text:line-break/>ray dehors. Alors la femme dist mau2010<text:line-break/>uaises gens &amp; coquins sont accoustumez<text:line-break/>de trouer telles inuentions quand, il faut<text:line-break/>payer. Se mon mary est vexé du mauuais<text:line-break/>esprit vous le saurez incontinent. Et elle<text:line-break/>courut à la maison &amp; se complaignyt de<text:line-break/>ce que le curé auoit dist. L'hoste se cour2010<text:line-break/>rouca <text:span text:style-name="Police_20_par_20_défaut"><text:span text:style-name="T2">&amp;</text:span></text:span> print la broche auec le rost qui<text:line-break/>gisoit au pres du feu &amp; courut à la maison<text:line-break/>du curé. Ce voyant le curé appella ses voi2010<text:line-break/>sins pour ayde &amp; fist vne croix deuant luy<text:line-break/>&amp; dist aydez moy mes amys &amp; voisins cest<text:line-break/>homme est vexé du mauuais esprit, alors<text:line-break/>l’hoste dist vous me payerez le curé se si2010<text:line-break/>gna, &amp; l’oste le voulut percer de la broche,<text:line-break/>mais les voisins se mirent entredeux, &amp; les<text:line-break/>separoient &amp; tenoient l’hoste à grand force<text:line-break/>à cause du curé. Et si longuement que<text:line-break/>l'hoste vescut, il demanda au curé son ar2010<text:line-break/>gent des despens que les aueugles auoient<text:line-break/>despendu. Adonc le curé dit qu'il ne luy<text:line-break/>deuoit riens, ains s’il estoit surprins<text:line-break/>du mauuais esprit il luy en ay2010<text:line-break/>deroit bien. Ce dura si<text:line-break/>longuement qu’ilz<text:line-break/>vesquiren<text:span text:style-name="Police_20_par_20_défaut"><text:span text:style-name="T6">t.</text:span></text:span></text:p>
      <text:p text:style-name="P5">***</text:p>
      <text:p text:style-name="P2"><text:span text:style-name="_3c_pb_3e_"><text:span text:style-name="T6">[f. 82]</text:span></text:span></text:p>
      <text:h text:style-name="Heading_20_2" text:outline-level="2">Comment Vlespiegle espouuent à &amp;<text:line-break/>fit auoir peur a son hoste Ifleueu<text:line-break/>d'vn loup mort.</text:h>
      <text:p text:style-name="P3"><text:span text:style-name="Police_20_par_20_défaut">I</text:span>L demouroit en Isleuen vn ho2010<text:line-break/>ste qui estoit fort despiteux &amp;<text:line-break/>de haut parler qui se disoit estre<text:line-break/>tres hardy. Si vint Vlespiegle il2010<text:line-break/>lecen yuer loger &amp; y gisoit beaucoup de<text:line-break/>neige si vindrent illec aussi au logis troys<text:line-break/>marchans du païs de saxe bien tard adonc<text:line-break/>l’hoste leur dist par grant despit. Ou dyable<text:line-break/>auez vous esté si longuement que vous ve2010<text:line-break/>nez si tard au logis ? Les marchans dirent<text:line-break/>fire hoste ne parlez pas ainsi nous auons<text:line-break/>eu vne mauuaise forrune au chemin, car<text:line-break/>vn loup nous à fait grand ennuy &amp; desplai2010<text:line-break/>sir auec la neige &amp; ne scauions estre de2010<text:line-break/>liurez de luy, cela nous à fait demeurer si<text:line-break/><text:soft-page-break/>longuement. <text:span text:style-name="Police_20_par_20_défaut"><text:span text:style-name="T7">Qua</text:span></text:span>nd l'hoste ouyt ce par la<text:line-break/>plus fierement que deuant dirant comment<text:line-break/>ilz se laissoiẽt eux troys chasser d’vn loup si<text:line-break/>ien rencontroys dix au champs ie les comba<text:line-break/>troys <text:span text:style-name="Police_20_par_20_défaut"><text:span text:style-name="T2">&amp;</text:span></text:span> enchasseroys, ainsi se mocqua l'hoste<text:line-break/>desditz marchans iusques à ce qu’ilz allerent<text:line-break/>coucher &amp; Vlespiegle estoit aupres deux<text:line-break/>oyant les moqueries. Quand ilz alloiẽt cou2010<text:line-break/>cher l'on leur mõstra vne chãbre ensemble</text:p>
      <text:p text:style-name="P2"><text:span text:style-name="_3c_pb_3e_">[f. 83]</text:span></text:p>
      <text:p text:style-name="P2">pour les marchans &amp; Vlespiegle, &amp; quand<text:line-break/>ilz furent tous en la chambre ilz conclurent<text:line-break/>ensemble entre eux qu'elle chose ilz pour2010<text:line-break/>roient faire pour payer l’hoste de ses mo2010<text:line-break/>queries &amp; pour luy estouper la bouche,<text:line-break/>alors Vlespiegle leur dist l’hoste est de haut<text:line-break/>parler s’il vous plaist ie le payeray bien<text:line-break/>qu’il ne vous dira ou parlera plus de loupz,<text:line-break/>auquel les marchans dirent que bien le vou2010<text:line-break/>loient &amp; luy promettoient de rendre l’ar2010<text:line-break/>gent qu’il auoit despendu &amp; plus, alors Vle2010<text:line-break/>piegle dist, allez à vostre marhãdise, &amp; quand<text:line-break/>vous retournerez si venez ceans loger, ie se2010<text:line-break/>ray icy &amp; nous payerons l’hoste, au matin<text:line-break/>les marchans se leuerent &amp; payerẽt l’hoste<text:line-break/>pour leurs despéns &amp; pour Vlespiegle, &amp;<text:line-break/>s'en partirent. L’hoste cria apres eux en mo2010<text:line-break/>quant or entre vous marchans gardez vous<text:line-break/>que le loup ne vous morde, les marchans di<text:line-break/>soient nous vous remercions hoste de ce que<text:line-break/>nous auisez si les loups nous mengent si ne<text:line-break/>vous trouuerons pas icy, &amp; aussi nous ne re2010<text:line-break/>tournerons pas &amp; s’en partirẽt. Et Vlespie2010<text:line-break/>gle cheuaucha dehors &amp; eu : la fortune qu’il<text:line-break/>print vn loup, lequel tua, &amp; le laissa bien<text:line-break/>fort engeller. Et quand le iour vint que<text:line-break/>les marchans auoient promis de retour2010<text:line-break/>ner si mist le loup en vn sac, &amp; vint à Is2010<text:line-break/>leuen au logis ou il trouua les marchaus<text:line-break/><text:span text:style-name="_3c_pb_3e_">[f. 84]</text:span></text:p>
      <text:p text:style-name="P2">&amp; garda le loup que personne ne s’en ap2010<text:line-break/>perceut, au soir l’hoste se mocqua encores<text:line-break/>des marchãs du loup, &amp; les marchãs disoient,<text:line-break/>il nous est ainsi auenu mais vous voulez tuer<text:line-break/>dix loupz tuez en premier vn puis apres<text:line-break/>les neuf. L’hoste dist ce la feray ie bien, &amp; ce<text:line-break/>dura tout le soir iusques à ce qu’ilz allerent<text:line-break/>coucher. Et Vlespiegle se teust iusques à<text:line-break/>tant qu’il fut en la chãbre auec les marchans<text:line-break/>puis dist, mes amys laissez moy faire mes<text:line-break/><text:soft-page-break/>choses, &amp; veillez vn peu quand l’hoste &amp; ses<text:line-break/>gens seront couchez. Ainsi descendit Vles2010<text:line-break/>piegle tout doucement de la chãbre, &amp; alla<text:line-break/>querir le loup qui estoit tout fort, &amp; royde<text:line-break/>gelé, &amp; le porta en bas aupres du feu &amp; le<text:line-break/>mist auec des bastõs tant qu'il demoura tout<text:line-break/>droit &amp; luy ouurit la gueullé d’vn baston, &amp;<text:line-break/>luy bouta deux petis souliers en la gueulle<text:line-break/>&amp; s’en retourna en la chambre aupres des<text:line-break/>marchans. Et cria seigneur hoste. L’oste<text:line-break/>demanda aux marchãs qu’elle chose ilz vou<text:line-break/>loient auoir ilz dirent. Nous voulõs auoir à<text:line-break/>boire, car nous auons grãd soif souffrez que<text:line-break/>vostre chambriere ou valet nous apporte à<text:line-break/>boire nous le payerons bien demain l'hoste<text:line-break/>se courrouca &amp; dist. C'est la maniere de ceux<text:line-break/>de Saxe que nuit &amp; iour veulẽt boire, &amp; ap2010<text:line-break/>pella sa chambriere quelle portast aux mar2010<text:line-break/>chans à boire en leur chambre, la chambrie2010<text:line-break/><text:span text:style-name="_3c_pb_3e_">[f. 85]</text:span></text:p>
      <text:p text:style-name="P2">re se leua &amp; vint au feu pour allumer vne<text:line-break/>chandelle, &amp; si regarda &amp; veit le loup, &amp; fut<text:line-break/>si espouuentée quelle laissa tomber la<text:line-break/>chandelle, &amp; courut derriere au iardin cui2010<text:line-break/>dant que le loup eust mãgé les enfans. Alors<text:line-break/>les marchans de rechief appellerent ou la<text:line-break/>chambriere demouroir tant. Adonc l’hoste<text:line-break/>appella le seruiteur &amp; luy dist qu’il appor2010<text:line-break/>tast à boire aux marchans en leur chambre<text:line-break/>car il pensoit que la chambriere ce fust en2010<text:line-break/>dormie, &amp; le valet se leua voulant aussi al2010<text:line-break/>lumer vne chandelle. Quand la chadelle fut<text:line-break/>allumée si vit aussi illec le loup &amp; cuida<text:line-break/>qu’il eut mangé la chambriere &amp; laissa tom<text:line-break/>ber la chandelle &amp; courut au cellier. Lors<text:line-break/>appella Vlespiegle la troy siesme foys (q2) l’ho<text:line-break/>ste mesme se leuast &amp; luy portast à boire ou<text:line-break/>vne chaudelle, ilz tireroiẽt mesmes à boire<text:line-break/>l’hoste cuyda que la chambriere &amp; le valet<text:line-break/>fussent endormis &amp; luy mesmes se leua vou<text:line-break/>lant aussi cõme les autres allumer la chãdel2010<text:line-break/>le, Et quand il vint aupres du feu il cheut à<text:line-break/>terre &amp; cria mes chers amys venes nous ay2010<text:line-break/>der, icy est vn loup qui à niẽgé la chãbriere<text:line-break/>&amp; le seruiteur, La chãbriere louyt au iardin<text:line-break/>&amp; le seruiteur au celier &amp; venoiẽt pour ay2010<text:line-break/>der à leur maistre. Et les marchans auec Vle<text:line-break/>spiegle vindrẽt aussi courãt en bas &amp; cõmen<text:line-break/>cerent à rire &amp; disoiẽt. Or regardez ce hardi<text:line-break/><text:span text:style-name="_3c_pb_3e_">[f. 86]</text:span></text:p>
      <text:p text:style-name="P2"><text:soft-page-break/>se vante qu'au champ veut tuer dix loups<text:line-break/>&amp; maintenant il à paour pour vn seul<text:line-break/>mort en sa maison. Quand l’hoste vit que<text:line-break/>ce luy fut fait par moquerie, il fut fort<text:line-break/>honteux, &amp; ne seut que dire &amp; luy con2010<text:line-break/>uint taire, car il se hontoya de ses hautes<text:line-break/>parolles &amp; de son vanter pource que luy<text:line-break/>&amp; ses gens auoient eu peur pour vn loup<text:line-break/>mort &amp; retourna au lit. Et ce bruit vint<text:line-break/>par tout Isleuen dont il fut honteux, &amp;<text:line-break/>au matin les marchans payerent leur des2010<text:line-break/>pens &amp; ceux de Vlespiegle &amp; s’en parti2010<text:line-break/>rent, &amp; apres ce iour l’hoste ne parla onc<text:line-break/>de sa hardieffe.</text:p>
      <text:h text:style-name="Heading_20_2" text:outline-level="2">Comment Vlespiegle escorcha vn<text:line-break/>chien &amp; donna la peau à l'hostes<text:line-break/>se pour le demy escot.</text:h>
      <text:p text:style-name="P3"><text:span text:style-name="Police_20_par_20_défaut">V</text:span>N soir vint Vlespiegle loger<text:line-break/>à Staffurt en vn logis ou il n'y<text:line-break/>eut personne que l’hostesse la<text:line-break/>quelle auoit vn petit chien le<text:line-break/>quel cheremẽt aymoit, le tenoit tous2010<text:line-break/>iours sus son giron, quand elle estoit oy2010<text:line-break/>seuse. Si fut Vlespiegle aupres du feu, &amp;<text:line-break/>beut de la biere. Elle auoit accoustumé au<text:line-break/>chien que quand on buuoit dela biere<text:line-break/><text:span text:style-name="_3c_pb_3e_">[f. 87]</text:span></text:p>
      <text:p text:style-name="P2">qu’on baillast aussi au chien à boire en<text:line-break/>vne escuelle. Quand Vlespiegle ainsi bu2010<text:line-break/>uoit la biere, le chien le vint festoyer sail<text:line-break/>lant sur ses iambes. L’hostesse voyant ce,<text:line-break/>dist. Cher amy donnez au chien à boire à<text:line-break/>son escuelle, c'est son intention. Vlespie2010<text:line-break/>gle dist bien ie le feray volontiers, &amp; Vle<text:line-break/>spiegle luy donna souuent à boire &amp; à<text:line-break/>manger de ce qu'il auoit sur la table, de la<text:line-break/>chair beurre, &amp; fourmaige, tellement que<text:line-break/>le chien fut bien plain, &amp; se mist deuant le<text:line-break/>feu. Enfin quãd Vlespiegle fut bien plain<text:line-break/>il dist à l'hostesse, nous voulons conter<text:line-break/>&amp; dist. Si vous auiez vn hoste qui eust men<text:line-break/>gé vostre viande, &amp; beu vostre biere, &amp;<text:line-break/>qu’il n’eust point d’argent, en seriez vous<text:line-break/>bien contente, l'hostesse cuida qu’il le di2010<text:line-break/>soit de soy mesmes &amp; ne pensa pas qu’il<text:line-break/>le cuydast du chien, &amp; dist. L’on n’a nul<text:line-break/>credit ceans, il faut donner argent ou ga2010<text:line-break/>ge. Vlespiegle dist. le suis bien content<text:line-break/>pour ma part, vn autre paye la sienne. Et<text:line-break/><text:soft-page-break/>quand Vlespiegle vit qu’il estoit temps il<text:line-break/>print le chien dessouz, sa robbe &amp; s’en<text:line-break/>alla à l’estable &amp; l’ecorcha, &amp; s'en alla de<text:line-break/>rechef soir aupres du feu ayant la peau du<text:line-break/>chien dessouz sa robbe. Lors Vlespiegle<text:line-break/>appella la dame, disant contons, la dame<text:line-break/>conta sa viande &amp; breuaige, &amp; Vlespiegle<text:line-break/><text:span text:style-name="_3c_pb_3e_">[f. 88]</text:span></text:p>
      <text:p text:style-name="P2">mist le demy escot deuant elle, la dame<text:line-break/>dist, qui payera l'autre moytié vous auez<text:line-break/>eu la viande &amp; ceruoyse tout seul. Vle2010<text:line-break/>spiegle dist ie ne l'ay pas eu tout seul : car<text:line-break/>il y auoit vn antre auec moy qui men2010<text:line-break/>geoit &amp; buuoit auec, &amp; n’auoit point d'ar<text:line-break/>gẽt, mais bon gage payera l’autre moytié,<text:line-break/>la dame dist, qui est il &amp; quel gage à il, Vle<text:line-break/>spiegle dist, c’est la meilleure robbe qu’il<text:line-break/>auoit vestu &amp; print la peau du chien di2010<text:line-break/>sant. Hostesse tenez voicy la meilleure<text:line-break/>robbe de celuy qui à mengé &amp; beu auec<text:line-break/>moy. La dame veit bien que c'estoit la<text:line-break/>peau de son chien, &amp; elle se courrouce<text:line-break/>fort &amp; dist en maudissant Vlespiegle pour<text:line-break/>quoy auez vous escorché mon chien Vle2010<text:line-break/>spiegle dist. Dame laissez le maudire : car<text:line-break/>c'est vostre coulpe, vous me commanda2010<text:line-break/>stes de donner à menger &amp; à boire à vo2010<text:line-break/>stre chien, &amp; ie vous disoye qu’il n’auoit<text:line-break/>point d'argent. Et vous ne luy vouliez pas<text:line-break/>faire credit, ains vouliez auoir argent ou<text:line-break/>gage, &amp; il n’a point d’argent pour payer<text:line-break/>son escot si luy conuint d’y laisser sa rob2010<text:line-break/>be en gage &amp; prenez la pour son escor.<text:line-break/>Alors la dame se courrouca encore plus<text:line-break/>disant, allez dehors ma maison, &amp; iamais<text:line-break/>n’y reuenez. Non dist Vlespiegle. Ie n’i2010<text:line-break/>ray pas ains cheuaucheray dehors &amp; bri2010<text:line-break/><text:span text:style-name="_3c_pb_3e_">[f. 89]</text:span></text:p>
      <text:p text:style-name="P2">da son cheual &amp; cheuaucha dehors disant<text:line-break/>dame gardez bien le gage iusques à tant<text:line-break/>que vous ayez vostre argent ie reuien2010<text:line-break/>dray encore vne foys sans estre prié : &amp;<text:line-break/>s’il est ainsi que ie ne boiue pas de vostre<text:line-break/>biere ie n’en payeray riens.</text:p>
      <text:h text:style-name="Heading_20_2" text:outline-level="2"><text:soft-page-break/>Comment Vlespiegle disoit à la mes2010<text:line-break/>me hostesse vn iour que Vlespie2010<text:line-break/>gle gisoit sur vne roue.</text:h>
      <text:p text:style-name="P3"><text:span text:style-name="Police_20_par_20_défaut">A</text:span>P<text:span text:style-name="Police_20_par_20_défaut"><text:span text:style-name="T3">res</text:span></text:span> Vlespiegle vint en<text:line-break/>vn village pres de Staffurt<text:line-break/>&amp; laissa son cheual en vn lo<text:line-break/>gis : &amp; vestit des autres ha2010<text:line-break/>billemens : &amp; s’en alla à Staf2010<text:line-break/>furt en son ancien logis deuant la maison<text:line-break/>gysoit vne roue sur laquelle il s’alla, cou2010<text:line-break/>cher &amp; dist à la dame bon iour &amp; deman2010<text:line-break/>da si elle n’auoit point ouy nulle nouuel2010<text:line-break/>le de Vlespiegle, elle dist que nenny quel<text:line-break/>le nouuelle orray ie d’vn malicieux lar2010<text:line-break/>ron, ie ne le puis ouyr nommer Vlespie2010<text:line-break/>gle dist. Qu’elle chose vous à il m’effait<text:line-break/>que vous estes si courroucée sur luy. Mais<text:line-break/>toutes foys par tout ou il à esté il n'en vui<text:line-break/>da iamais sans y faire aucune mauuaistié,<text:line-break/>voire dist l’hostesse, ie m’en suis aussi biẽ<text:line-break/><text:span text:style-name="_3c_pb_3e_">[f. 90]</text:span></text:p>
      <text:p text:style-name="P2">apperceüe, car enuiron huyt iours passez<text:line-break/><text:span text:style-name="Police_20_par_20_défaut"><text:span text:style-name="T4">:</text:span></text:span>il estoit icy, &amp; écorcha mon chien &amp; me<text:line-break/>donna la peau pour sa ceruoise, Vlespie2010<text:line-break/>gle dist cela estoit vne piece d’vn coc2010<text:line-break/>quin, &amp; ce n’est pas bien fait. L’hostesse<text:line-break/>dist. Il en aura encore mauuais train &amp;<text:line-break/>fin. Chere hostesse dist Vlespiegle il à son<text:line-break/>guerdon il sied ainsi sur vne roue. O dist<text:line-break/>l'hostesse Dieu en soit loué, si ie fusse esté<text:line-break/>illec i'eusse volontiers payé la roue, &amp; si<text:line-break/>i’eusse eu la puissance &amp; force ie luy eusse<text:line-break/>mesme rompu bras &amp; iambes. Alors Vle2010<text:line-break/>spiegle dist dame demourez sur ce pro2010<text:line-break/>pos car quand il disoit cecy il gisoit sur<text:line-break/>vne roue, &amp; disant à Dieu il s’en partit de<text:line-break/>là ne onc n’y retourna.</text:p>
      <text:h text:style-name="Heading_20_2" text:outline-level="2">Comment Vlespiegle mist vne ho2010<text:line-break/>stesse à tout les fesses nues dessus<text:line-break/>les cendres chaudes<text:span text:style-name="Police_20_par_20_défaut"><text:span text:style-name="T10">.</text:span></text:span></text:h>
      <text:p text:style-name="P3"><text:span text:style-name="Police_20_par_20_défaut">Q</text:span>V<text:span text:style-name="Police_20_par_20_défaut"><text:span text:style-name="T3">and</text:span></text:span> Vlespiegle fut venu<text:line-break/>le Romme, il vint loger en vn<text:line-break/>logis ou l’hoste n’estoit pas à<text:line-break/>la maison &amp; demanda à l’ho2010<text:line-break/>stesse si elle ne cognoissoit pas Vlespie2010<text:line-break/>gle, l'hostesse dist que non, ains i’ay bien<text:line-break/>ouy dire qu‘il est vn esteu cocquin &amp; ma2010<text:line-break/><text:span text:style-name="_3c_pb_3e_">[f. 91]</text:span></text:p>
      <text:p text:style-name="P2"><text:soft-page-break/>licieux. Alors Vlespiegle dist par douces<text:line-break/>parolles, chere dame, pourquoy le dites<text:line-break/>vous, vous ne le cognoissez pas. L’hostes2010<text:line-break/>se dist, il ne m’en chaut combien que ie<text:line-break/>ne le cognois. Les gens toutesfoys le di2010<text:line-break/>sent. Vlespiegle dist. Dame il ne vous à<text:line-break/>point m’effait s’il est vn malicieux vous<text:line-break/>ne le sauez sinon par ouyr dire, la dame<text:line-break/>dist. Ie le dis comme ie l'ay ouy dire des<text:line-break/>gens qui sont venus ceans loger, Vlespie2010<text:line-break/>gle se teust, mais le lendemain il se leua<text:line-break/>bien matin, &amp; fist les cendres bien larges<text:line-break/>d’ensemble, &amp; lors il print l’hostesse en<text:line-break/>dormant de son lit &amp; la mist les fesses<text:line-break/>nues sur les chaudes cendres si que l’ho2010<text:line-break/>stesse se brusla, &amp; Vlespiegle dist, dame or<text:line-break/>pouuez bien dire que Vlespiegle est vn<text:line-break/>malicieux, car vous auez esprouué &amp; es2010<text:line-break/>sayé &amp; veu de sa finesse, la femme cria lors<text:line-break/>bien haut, &amp; Vlespiegle se partit de la &amp;<text:line-break/>dist. Ainsi doit on payer ces plaide2010<text:line-break/>resses qui caquettent mal des<text:line-break/>gens par ouyr dire, com2010<text:line-break/>bien que mesme ne les<text:line-break/>cognoissent &amp; ia2010<text:line-break/>mais ne l’ont<text:line-break/><text:span text:style-name="Police_20_par_20_défaut"><text:span text:style-name="T11">veu ne fait</text:span></text:span><text:line-break/>nul mal.</text:p>
      <text:p text:style-name="P4">***</text:p>
      <text:p text:style-name="P2"><text:span text:style-name="_3c_pb_3e_">[f. 92]</text:span></text:p>
      <text:h text:style-name="Heading_20_2" text:outline-level="2">Comment Vlespiegle deceut vn Hol2010<text:line-break/>landoys auec vne pomme rostie.</text:h>
      <text:p text:style-name="P3"><text:span text:style-name="Police_20_par_20_défaut">I</text:span>N iour vint .Vlespiegle en<text:line-break/>vn logis ou estoient plu2010<text:line-break/>sieurs Hollandoys. Et estoit<text:line-break/>deuenu malade ; si qu’il ne<text:line-break/>pouuoit méger de la chair,<text:line-break/>&amp; fist cuyre deux œufz, lesquelz il mist<text:line-break/>deuant luy sur la table, auec les autres, la<text:line-break/>y eut vn Hollandoys qui regarda Vlespie<text:line-break/>gle pour vn païsant &amp; dist qui estes vous,<text:line-break/>ne sauez vous menger la viande de l’ho2010<text:line-break/>ste &amp; print les deux œufz &amp; les huma de2010<text:line-break/>hors l’vn apres l’autre, &amp; mist les escar2010<text:line-break/>gnes vuides deuant Vlespiegle, &amp; dist.<text:line-break/>Tenez vela la cass : les relicques sont de2010<text:line-break/>hors, les autres s’en rioient &amp; Vlespiegle<text:line-break/>aussi. Au soirVlespiegle alla querir vne<text:line-break/>belle pomme laquelle il vuida &amp; mist de2010<text:line-break/><text:soft-page-break/>dens de saffone &amp; fist la pomme rostir.<text:line-break/>Et alors il print la pomme &amp; la tailla en<text:line-break/>pieces fur vn trenchoir, &amp; y mist du gin2010<text:line-break/>gembre dessus, &amp; la mist ainsi sur la table<text:line-break/>&amp; se retira de la table comme s’il vouloit<text:line-break/>aller querir autre chose. Quand il eut<text:line-break/>tourné le dos le Hollandoys print la pom<text:line-break/>me &amp;la mengea bien hastiuement. Inçon2010<text:line-break/><text:span text:style-name="_3c_pb_3e_">[f. 93]</text:span></text:p>
      <text:p text:style-name="P2">tinent il commença à vomir, en getant<text:line-break/>dehors tout ce qu'il auoit en son corps &amp;<text:line-break/>deuint si malade que l’hoste &amp; les autres<text:line-break/>cuiderent qu’il deuoit mourir &amp; qu’il fut<text:line-break/>empoïsonné par la pomme. Lors dist Vle<text:line-break/>spiegle, ce n’est point empoisonnement,<text:line-break/>ains est vne purgation pour l’estomach :<text:line-break/>car vn gormant estomac ne peut menger<text:line-break/>toute viande, car si le Hollandoys m’eust<text:line-break/>dit qu'il eut mengé la pomme si hastiue2010<text:line-break/>ment ie l’eusse auisé : car les œufz molz ne<text:line-break/>peuuent endurer la pomme rostie auec la<text:line-break/>poudre en l’estomach ains leur cõuenoit<text:line-break/>issir dehors, le Hollandoys guerist &amp; dist<text:line-break/>à Vlespiegle mengez ce que voulez, ie<text:line-break/>ne mengeray plus auec vous.</text:p>
      <text:h text:style-name="Heading_20_2" text:outline-level="2"><text:span text:style-name="Titre_20_2_20_Car">Comment Vlespiegle fist à v ne fem2010<text:line-break/>me frapper ces potz de terre en<text:line-break/>pieces.</text:span></text:h>
      <text:p text:style-name="Normal"><text:span text:style-name="Titre_20_2_20_Car"/></text:p>
      <text:p text:style-name="P3"><text:span text:style-name="Police_20_par_20_défaut">V</text:span>N iour alla Vlespiegle vers<text:line-break/>Bremen à leuesque qui mout<text:line-break/>l'aymoit : car faisoit tousiours<text:line-break/>              quelque chose merueilleuse,<text:line-break/>dont l’euesque s’en rioit, &amp; l'euesque luy<text:line-break/>donna de lauoine &amp; du soin pour son che<text:line-break/>ual, lors il auint que Vlespiegle alla auec,<text:line-break/><text:span text:style-name="_3c_pb_3e_">[f. 94]</text:span></text:p>
      <text:p text:style-name="P2"><text:span text:style-name="T9">l’eue</text:span>sque que eut volontiers veu quel2010<text:line-break/>que fortune, mais Vlespiegle n’en fist nul<text:line-break/>semblant ains l’ysoit son pater noster si<text:line-break/>que l'euesque le laissa lire, mais Vlespie2010<text:line-break/>gle auoit secrettement esté à vne femme<text:line-break/>que vendoit des potz de terre au marché,<text:line-break/>&amp; luy paya tous ses potz sur telle condi2010<text:line-break/>tion que quand il luyferoit quelque signe<text:line-break/>quelle seroit comme il luy diroit. Alors<text:line-break/>Vlespiegle s'en retourna à l’euesque, le2010<text:line-break/>quel demanda à Vlespiegle ou il auoit<text:line-break/><text:soft-page-break/>esté il dist qu’a l’eglise, alors l’euesque de<text:line-break/>rechef l’arraisonna par moqueries, au der<text:line-break/>nier Vlespiegle dist tresredoub<text:span text:style-name="T15">t</text:span>é sei2010<text:line-break/>gneur venez auec moy au marché, la fem2010<text:line-break/>me qui vent illec les potz de terre ie ne<text:line-break/>luy parleray pas vn mot si n’approche2010<text:line-break/>ray pas d’elle, toutesfoys ie feray par vne<text:line-break/>secrette parolle que d’elle mesmes frap2010<text:line-break/>pera tous ses potz par pieces, l’euesque<text:line-break/>dist, ie le verroys volontiers, &amp; l’eues2010<text:line-break/>que voulut gager contre luy pour<text:span text:style-name="T15"> .xxx</text:span><text:span text:style-name="Police_20_par_20_défaut"><text:span text:style-name="T5">.</text:span></text:span><text:line-break/>florins <text:span text:style-name="T15">dor</text:span> que la femme ne le feroit pas.<text:line-break/>Et la gaigeure se fist &amp; l’euesque alla auec<text:line-break/>luy sur le marché, &amp; monstra à l’euesque<text:line-break/>la femme &amp; il alla auec l’euesque sur la<text:line-break/>maison de la ville. Et commença à parler<text:line-break/>&amp; faire semblant par parolles, &amp; comme<text:line-break/>si à cela vouloit contraindre de faire, au<text:line-break/><text:span text:style-name="_3c_pb_3e_">[f. 95]</text:span></text:p>
      <text:p text:style-name="P2"><text:span text:style-name="T17">dern</text:span><text:span text:style-name="T18">ier</text:span> il fist signe à la femme comme il<text:line-break/>auoit dit. Et elle se leua &amp; print vn grand<text:line-break/>baston &amp; frappa entre les potz tãt qu’ilz<text:line-break/>furent en pieces, si que tous ceux qui e2010<text:line-break/>stoient entour le marché rioyent &amp; l’e2010<text:line-break/>uesque auec ses nobles aussi. Quand l’e2010<text:line-break/>uesque fut reuenu en sa court il le print à<text:line-break/>part, &amp; dist dites moy comment seistes<text:line-break/>vous que la femme frappa tous ses potz<text:line-break/>en pieces &amp; ie vous payeray les. xxx. flo2010<text:line-break/>rins d’or, il dist. Tresre douté sire ie le fis<text:line-break/>par aucune Nigromance, ie les auois tous<text:line-break/>payez. L’euesque s’en rit &amp; luy donna<text:line-break/>les. xxx. Florins : mais il luy conuint pro2010<text:line-break/>mettre, qu’il ne le diroit à personne, &amp;,<text:line-break/>il luy donroit vn gras bœuf, il dit. Ie me<text:line-break/>tairay volontiers, &amp; se partit de la, &amp; le<text:line-break/>laissa faire, quand l’euesque fut assis à ta2010<text:line-break/>ble auec ses nobles, il dist qui sauoit aussi,<text:line-break/>la science par laquelle la femme frappoit<text:line-break/>ses potz en pieces., &amp; les nobles qui illec<text:line-break/>estoient furent. xviij. qui desiroient aussi<text:line-break/>sauoir la science, il dist. Si me voulez don<text:line-break/>ner chascun vn gras bœuf en ma cuisine ie<text:line-break/>le vous apprendray, les nobles furent con<text:line-break/>tens, &amp; chascun noble luy amena deux<text:line-break/>bœufz ainsi eut xxx. bœufz vallant chas2010<text:line-break/>cun. vj.florins d’or, si que les. xxx. florins<text:line-break/>lesquelz il auoit donnez à Vlespiegle fu2010<text:line-break/><text:span text:style-name="_3c_pb_3e_">[f. 96]</text:span></text:p>
      <text:p text:style-name="P2"><text:soft-page-break/>rent bien payez, quand les bœufz furent<text:line-break/>rassemblez il vint cheuauchant &amp; les vit,<text:line-break/>si dit Vlespiegle. Si icy est gagnage, la<text:line-break/>moitié en est mienne, l'euesque dist, te2010<text:line-break/>nez ce que m’auez promis ie tiendray ma<text:line-break/>promesse. Et l’euesque luy donna vn gras<text:line-break/>bœufz lequel il amena auec luy. Puis a2010<text:line-break/>pres l’euesque appella tous ses nobles au2010<text:line-break/>pres de luy, &amp; dist, escoutez bien, ie vous<text:line-break/>apprendray la science. Et il leur dist pu2010<text:line-break/>bliquement comment les choses furent<text:line-break/>faites &amp; comment Vlespiegle fut accor2010<text:line-break/>dé auec la femme, &amp; qu’il auoit deuant<text:line-break/>payé tous ses potz. Quand l’euesque eut<text:line-break/>ce dit les nobles furent tous honteux<text:line-break/>&amp; demouroient tous muetz &amp; leur des2010<text:line-break/>pleut que pource ilz auoient donné leurs<text:line-break/>gras bœufz, mais il leur conuint estre con<text:line-break/>tens &amp; se conforterent eux mesmes di2010<text:line-break/>sans il est nostre sire s’il nous eut prié,<text:line-break/>pour les bœufz nous les luy eusions don2010<text:line-break/>nez, mais il leur d’épleut qu’ilz e2010<text:line-break/>stoient tous si folz que pour vne<text:line-break/>telle follie, ilz auoient<text:line-break/>donnez leurs bœufz <text:span text:style-name="Police_20_par_20_défaut"><text:span text:style-name="T12">&amp;</text:span></text:span><text:line-break/>aussi pource que<text:line-break/>Vlespiegle en<text:line-break/>auoit<text:line-break/>vn<text:span text:style-name="Police_20_par_20_défaut"><text:span text:style-name="T12">.</text:span></text:span></text:p>
      <text:p text:style-name="P2"><text:span text:style-name="_3c_pb_3e_"><text:span text:style-name="T12">[f. 97]</text:span></text:span></text:p>
      <text:h text:style-name="Heading_20_2" text:outline-level="2">Comment Vlespiegle rompit les de2010<text:line-break/>grez, dont les moynes tombarent<text:line-break/>à terre.</text:h>
      <text:p text:style-name="P3"><text:span text:style-name="Police_20_par_20_défaut">A</text:span>Pres que Vlespiegle fut ancien<text:line-break/>&amp; vieil il luy conuint vne mau2010<text:line-break/>uaise repentance, &amp; pour pensa<text:line-break/>d'aller en vne religion pour a2010<text:line-break/>mender sa vie &amp; seruir Dieu, si vint au païs<text:line-break/>de Saxe à labbé de mariendale, &amp; luy pria<text:line-break/>pour vne place pour estre frere lay. Alors<text:line-break/>labbé dist lequel estoit mesme vn gabeur ie<text:line-break/>vous donneray vne place mais il vous con2010<text:line-break/>uient faire quelque chose &amp; garder quelque<text:line-break/>office : car moy &amp; mes freres faisons quel2010<text:line-break/>que chose chacun ce qu’il luy est cõmandé.<text:line-break/>Vlespiegle dist, bien reuerend pere, ce qu’il<text:line-break/>vous plaist il me plaist aussi. Alors labbé dit,<text:line-break/>vous ne besongnez pas volontiers, vous se2010<text:line-break/>rez portier. Si aurez conuersation auec les<text:line-break/><text:soft-page-break/>gens, &amp; ne ferez autre chose que ferme &amp;<text:line-break/>defermer la porte. Vlespiegle dist. Reuerẽd<text:line-break/>pere, Dieu vous en guerdonne qu’a moy<text:line-break/>ancien homme si bien m’auez porueu. Ie<text:line-break/>veux tout faire ce que me commanderez, &amp;<text:line-break/>laisser ce que me deffendrez. Alors labbé dit.<text:line-break/>Tenez vela les clefz de la porte, vous ne lais<text:line-break/>serez pas entrer tout chacun dedans, mais à<text:line-break/><text:span text:style-name="_3c_pb_3e_">[f. 98]</text:span></text:p>
      <text:p text:style-name="P2">grãd peine le troiziesme ou quatriesme. Car<text:line-break/>les maraux sont en si grãd nombre que son<text:line-break/>les laisse tous entrer ilz feroient le mona2010<text:line-break/>stere poure par inẽger &amp; boire &amp; gourman<text:line-break/>der. Alors Vlespiegle dist. Reuend pere ie le<text:line-break/>feray volontiers. Et quand les religieux vin2010<text:line-break/>drent deuant le monastere combien que il2010<text:line-break/>lec ilz demouroient il ne voulut one que le<text:line-break/>quatriesme laisser entrer &amp; non plus. En fin<text:line-break/>les complaintes sont venues deuant labbé,<text:line-break/>lequel dit, qu’il estoit malicieux, ne laisserez<text:line-break/>vous pas entré ceux qui appertiẽnent au mo2010<text:line-break/>nstere ? Vlespiegle dist. I’ay laissé entrer le<text:line-break/>quatriesme comme m'auiez commandé, &amp;<text:line-break/>non plus, &amp; i’ay accomply voz commande2010<text:line-break/>mens. Labbé dist, vous auez fait comme vn<text:line-break/>malicieux &amp; eust volontiers esté quitte de<text:line-break/>luy. Et il mist &amp; fit vn autre portier, car bien<text:line-break/>sauoit que son ancienne finesse ne laisseroit.<text:line-break/>Et luy donna vn autre office, &amp; dist vous cõ<text:line-break/>terez par nuit les moynes : s’il viennent tous<text:line-break/>à matines, &amp; si vous faillez vu en contant ie<text:line-break/>vous donneray congé &amp; vous vuiderez de<text:line-break/>ceans. Adonc Vlespiegle dist Reuerend pe2010<text:line-break/>re, cela m’est fort pesant à faire, labbé dist.<text:line-break/>Or faites ainsi car il auoir espoir d’estre ab2010<text:line-break/>souz &amp; quitte de luy, &amp; Vlespiegle pour2010<text:line-break/>pensa de nom demourer. Ainsi alla Vlespie2010<text:line-break/>gle aupres des degrez, ou les moynes descẽ 2010<text:line-break/><text:span text:style-name="_3c_pb_3e_">[f. 99]</text:span></text:p>
      <text:p text:style-name="P2">doient &amp; rompit plusieurs degrez. Et le<text:line-break/>prieur estoit vn mout ancien homme &amp; e2010<text:line-break/>stoit communement le premier aux matti2010<text:line-break/>nes, qui vint &amp; cuida de cendre les degrez, &amp;<text:line-break/>cheut si se rompit l’vnedes iambes. Alors il<text:line-break/>s’escria piteusement de grand peine si que<text:line-break/>les autres freres y suruindrent pour regar2010<text:line-break/>der &amp; veoir quelle chose il failloit au prieur<text:line-break/>Lors chacun vouloit descendre, &amp; ilz cheu2010<text:line-break/>rent tous iusques au dernier. Et Vlespiegle<text:line-break/>tailla les freres sur vne oches de boys, &amp;<text:line-break/><text:soft-page-break/>dist à labbé. Reuerend pere ay ie pas bien<text:line-break/>fait vostre commandement, i’ay conté les<text:line-break/>moynes, &amp; dõna à labbé les oches sur quoy il<text:line-break/>les auoit taillez. A donc labbé respondit vous<text:line-break/>les auez taillez comme vn malicieux, vuidez<text:line-break/>de ceans au dyable. Alors il se departit de<text:line-break/>la &amp; vint à Mollen ou il deuint malade.</text:p>
      <text:h text:style-name="Heading_20_2" text:outline-level="2">Comment Vlespiegle deuint à mol2010<text:line-break/>len malade, &amp; comment il chia<text:line-break/>chelz l'apoticaire en ses boetes,<text:line-break/>&amp; comment il fut porté dedans<text:line-break/>le saint esprit.</text:h>
      <text:p text:style-name="P3"><text:span text:style-name="Police_20_par_20_défaut">Q</text:span>Vand Vlespiegle vint de mariendale à<text:line-break/>mollen il deuint malade, &amp; vint heber<text:line-break/>ger chelz vn apoticaire pour illec prendre<text:line-break/><text:span text:style-name="_3c_pb_3e_">[f. 100]</text:span></text:p>
      <text:p text:style-name="P2">des medicines &amp; l’apoticaire estoit vn peu<text:line-break/>merueilleux, &amp; donna à Vlespiegle vne for2010<text:line-break/>te purgation. Au matin la purgation com2010<text:line-break/>mença à besongner &amp; Vlespiegle se leua &amp;<text:line-break/>ne sauoit ou demourer à tout le fardeau, si<text:line-break/>trouua la maison par tout fermée, &amp; il alla<text:line-break/>à la boutique &amp; print douze boites en les2010<text:line-break/>quelles y auoit de la Sirope &amp; autres mede2010<text:line-break/>cines, &amp; chia en toutes les boites disant hors<text:line-break/>des boittes sont sorties toutes les medecines<text:line-break/>parquoy il conuient de rechef y entrer &amp;<text:line-break/>ainsi l’apoticaire n’en perdra riens, car ie ne<text:line-break/>luy scay ny ne peux dõner argẽt. L’apoticai2010<text:line-break/>te l’apperceut &amp; se courrouça mout sur V2010<text:line-break/>lespiegle, &amp; ne le voulut plus longuement<text:line-break/>auoir en sa maison &amp; le fit porter à l’hostel<text:line-break/>du saint Esprit. Alors Vlespiegle dist. I'ay<text:line-break/>touuẽtesfois prié à Dieu que le saint Esprit<text:line-break/>veint en moy, or est ma priere contraire : car<text:line-break/>ie viens au saint Esprit, &amp; il demeure hors<text:line-break/>de moy &amp; moy en luy. Alors ilz commen2010<text:line-break/>cerent tous à rire &amp; disoient. Ainsi que la<text:line-break/>vie de l'homme est telle est aussi volontiers<text:line-break/>communement la fin. Ce apperceut la me2010<text:line-break/>re de Vlespiegle qu’il estoit malade, &amp; elle<text:line-break/>s’en vint à luy &amp; pensoit auoir de l’argent<text:line-break/>de son filz : car elle estoit poure femme.<text:line-break/>Quand la mere vint aupres de luy elle<text:line-break/>ploura tendrement &amp; dit, mon cher filz, ou<text:line-break/><text:span text:style-name="_3c_pb_3e_">[f. 101]</text:span></text:p>
      <text:p text:style-name="P2">estes vous ainsi malade. Vlespiegle dist, icy<text:line-break/>entre le mur &amp; le lit. Alors elle dist, cher<text:line-break/>filz parlez à moy vne douce parolle, il dist,<text:line-break/><text:soft-page-break/>miel miel, n’est ce pas vne douce herbe, la<text:line-break/>mere dit. Ie vous prie dites moy vn peu de<text:line-break/>vostre doctrine dont ie puisse auoir me2010<text:line-break/>moire de vous, Vlespiegle dit bien mere,<text:line-break/>quand vous voudrez faire vne chose proffi2010<text:line-break/>table &amp; (q1) vous voudres faire vn pet, boutez<text:line-break/>vostre cul de hors le vont, si n’aurez pas la<text:line-break/>puanteur en voz narines, la mere dist, don2010<text:line-break/>nez moy vn peu de voz biens. Vlespiegle re<text:line-break/>spondit ma mere à celuy qui n’a riens on<text:line-break/>luy donnera, &amp; l’on prendra de celuy qui à<text:line-break/>quelque chose, mes biens sont si bien mucez<text:line-break/>que personne ne le scait trouuer. Mais si<text:line-break/>vous trouuez quelque chose de mes biens<text:line-break/>vous les pourrez prendre &amp; receuoir, &amp;ie<text:line-break/>vous donne de mes biens tout ce qui est<text:line-break/>droit &amp; courbe Et Vlespiegle deuint tous<text:line-break/>les iours de plus en plus malade, si qu’on luy<text:line-break/>demanda s’il ne se vouloit pas confesser &amp;<text:line-break/>receuoir les droitz de la sainte Eglise, les2010<text:line-break/>quelles choses il fist : car il sentoit bien qu’il<text:line-break/>ne se pouuoit guerir de celle maladie.<text:line-break/>Alors luy dit vne ancienne beguine, mon a2010<text:line-break/>my ayez repentance &amp; contrition de voz<text:line-break/>pechez, affin que plus doucement &amp;.sainte2010<text:line-break/>ment puissiez mourir, Vlespiegle dist ie ne<text:line-break/><text:span text:style-name="_3c_pb_3e_">[f. 102]</text:span></text:p>
      <text:p text:style-name="P2">mourray pas doucement ne mollement.<text:line-break/>Car la mort est dure &amp; amere &amp; ie ne me<text:line-break/>veux pas secrettement confessèr : car ce que<text:line-break/>i’ay fait durant ma vie est à plusieurs gens &amp;<text:line-break/>en plusieurs païs notoire, car ceux à qui i’ay<text:line-break/>fait aucun bien ilz le diront bien derriere<text:line-break/>moy, &amp; si i’ay fait à aucun quelque mal, ilz<text:line-break/>ne le tairont pas : mais ie me repens de deux<text:line-break/>choses que ie ne les sçauoye accomplir. La<text:line-break/>beguine dist, soyes ioyeux de ce que vous<text:line-break/>auez laisse quelque mal, mais ayez repen2010<text:line-break/>tance de voz pechez. Alors Vlespiegle dist, il<text:line-break/>me desplaist que ie n’ay pas accomply deux<text:line-break/>chose : car ie ne les scauoye accomplir, ne<text:line-break/>trouuer façon pour les faire, lors la beguine<text:line-break/>dist, elles sont bonne ou mauuaise, que ne<text:line-break/>l'aues accomply. Vlespiegle dit, c’est ainsi<text:line-break/>que l’on le veut prendre. Car il me despleut<text:line-break/>que quand ie voye aucun nettoyer ses dans<text:line-break/>à tout vn cousteau ou d'aucune autre chose<text:line-break/>que ie n’auoyes point chié ou embrene le<text:line-break/>cousteau, l’autre est, qui me desplaist que ie<text:line-break/>ne pouuois pas estouper toutes les ancien2010<text:line-break/><text:soft-page-break/>nes femmes qui vont outre les cinquãte ans<text:line-break/>leur cul à tout des grans clouz de boys : car<text:line-break/>elles ne sont prouffitables que pour chier<text:line-break/>sur la terre sur quoy croissent les fruitz, la<text:line-break/>beguine dist. Dieu nous vueille garder, ie<text:line-break/>oys bien que si vous estiez fort &amp; eussiez la<text:line-break/><text:span text:style-name="_3c_pb_3e_">[f. 103]</text:span></text:p>
      <text:p text:style-name="P2">puissance vous estouperiez mon cul, car ie<text:line-break/>suis vne femme de soixante ans. Alors Vle2010<text:line-break/>spiegle dist, il me desplaist qu’il n’est ainsi<text:line-break/>fait &amp; aduenu, la beguine dist. Or le dyable<text:line-break/>vous garde, &amp; elle se partir de luy &amp; le laissa<text:line-break/>la tour seul. Adonc Vlespiegle dist. Ce nest<text:line-break/>pas vne deuote seur, qu’elle se courrouce si<text:line-break/>legieremẽt : mais elle est pire que le dyable.</text:p>
      <text:h text:style-name="Heading_20_2" text:outline-level="2">Comment Vlespiegle acheta<text:line-break/>du laict beurré.</text:h>
      <text:p text:style-name="P3"><text:span text:style-name="Police_20_par_20_défaut">D</text:span>Euant que Vlespiegle vint à<text:line-break/>Mariendale au monastere, il<text:line-break/>arriua en vn iour de foirre à<text:line-break/>Bremen &amp; apperceut plusieurs<text:line-break/>païsanes venir à la foire à tout du laict beur<text:line-break/>ré, si s’en alla querir vne grande escuelle, &amp;<text:line-break/>fist toutes les païsanes porter leur laict à luy<text:line-break/>&amp; print le laict que chacune femme appor2010<text:line-break/>ta, &amp; quand il eu tout le laict en son escuel2010<text:line-break/>le les femmes eussent volontiers eu de l’ar2010<text:line-break/>gent, alors Vlespiegle dist, vous femmelettes<text:line-break/>ie n’ay pas d’argẽt il vous faut attẽdre iusque<text:line-break/>à l’autre semaine, adonc ie vous payray bien<text:line-break/>outes. Et qui ne le voudra faire si reprenne<text:line-break/>on laict. Alors les femmes se pressoient à<text:line-break/>escuelle pour r’auoir leur laict si qu'elle se<text:line-break/><text:span text:style-name="_3c_pb_3e_">[f. 104]</text:span></text:p>
      <text:p text:style-name="P2">maculerent leurs habillemens à tout le<text:line-break/>lait, si qu’elles prindrent noises &amp; get2010<text:line-break/>toint les potz à tout le lait apres leurs te2010<text:line-break/>stes, &amp; se moillerent à tout le lait si que<text:line-break/>plusieurs d’elles estoient moillées &amp; blan<text:line-break/>ches, de la teste iusques aux piedz &amp; res2010<text:line-break/>sembloint aux chatz moillez. Quand el2010<text:line-break/>les furẽt ainsi atournées elles ne sauoient<text:line-break/>sur qui se venger, &amp; chercherent d’vn ac<text:line-break/>cord Vlespiegle disant. Ou est le mali2010<text:line-break/>cieux qui acheta nostre lait si nous l’auiõs<text:line-break/>icy il seroit aussi baigné &amp; baptizé en los<text:line-break/>cuelle au lait : mais il estoit desparty.<text:line-break/>Et les rues ressemblerent, comme s’il eut<text:line-break/>pleu du lait. Et tous ceux qui cela veirent<text:line-break/><text:soft-page-break/>commencerent à rire pource que la cho2010<text:line-break/>se estoit plaisante à voir. Et Vlespiegle<text:line-break/>fut mout prise en sa finesse &amp; malice, &amp;<text:line-break/>elles n’en eurent autre chose.</text:p>
      <text:h text:style-name="Heading_20_2" text:outline-level="2"><text:span text:style-name="Titre_20_2_20_Car">Comment Vlespiegle trompa son con<text:line-break/>fesseur &amp; luy fist embrener les<text:line-break/>mains en la merde.</text:span></text:h>
      <text:p text:style-name="Normal"><text:span text:style-name="Titre_20_2_20_Car"/></text:p>
      <text:p text:style-name="P3"><text:span text:style-name="Police_20_par_20_défaut">C</text:span>E pendant que Vlespiegle e2010<text:line-break/>stoit si malade, luy fut amené<text:line-break/>vn prestre affin qu’il fist au<text:line-break/>malade bonne remonstrance.<text:line-break/><text:span text:style-name="_3c_pb_3e_">[f. 105]</text:span></text:p>
      <text:p text:style-name="P2"><text:span text:style-name="T9">Alors</text:span> le prestre venant au pres de luy pen2010<text:line-break/>soit qu’il auoit esté vn biẽ fortuné hõme, &amp;<text:line-break/>qui auoit fait merueille ? Il ne peut estre<text:line-break/>qu’il n’ait de l'argent largement, dequoy<text:line-break/>luy en faut faire souuenance en la fin de ses<text:line-break/>iours. Car à lauenture i’en auroys bien ma<text:line-break/>part. Adonc le prestre s’approcha de luy &amp;<text:line-break/>dist, Vlespiegle mon bon amy deuant vostre<text:line-break/>trespas il vous souuienne de vostre ame, car<text:line-break/>vous auez esté homme fort auentureux, &amp;<text:line-break/>auez commis beaucoup de pechés desquelz<text:line-break/>ayez repentance, Aussi si vous auez de l’ar2010<text:line-break/>gent estrangement gagné, vueillez le dispo2010<text:line-break/>fer à l’honneur de Dieu &amp; aux poures pre2010<text:line-break/>stres comme se suis se vous conseilleroys ie,<text:line-break/>si vous le voulez faire. Ie feray bien qu'il se2010<text:line-break/>ra conuerty à l'honneur de Dieu. Aussi si<text:line-break/>vous le me voulez donner, i’auray tous les<text:line-break/>iours de ma vie souuenance de vous en mes<text:line-break/>oraisons. Adonc dist Vlespiegle. Cher sire<text:line-break/>cela feray ie reuenez apres disner ie vous<text:line-break/>donneray certes quelque argent. Le prestre<text:line-break/>s'en alla bien ioyeux &amp; Vlespiegie print vn<text:line-break/>pot de terre &amp; l’emplit de merde à la moi2010<text:line-break/>tié mais par dessus couurit la merde auec<text:line-break/>quelque peu d'argent<text:span text:style-name="T15">,</text:span><text:span text:style-name="T14">¤</text:span> &amp; apres disner reuint<text:line-break/>le prestre &amp; dist<text:span text:style-name="T15">.</text:span><text:span text:style-name="T14">¤</text:span> Mon filz Vlespiegle ie suis<text:line-break/>icy, me voulez vous maintenant faire ce que<text:line-break/>promis m auez ie le resseuray bien, &amp; il dist<text:line-break/><text:span text:style-name="_3c_pb_3e_">[f. 106]</text:span></text:p>
      <text:p text:style-name="P2"><text:span text:style-name="T9">ouy</text:span> sire si vous voulez courtoy semẽt pren2010<text:line-break/>dre, &amp; n’estre trop aua<text:span text:style-name="T15">r</text:span>icieux, ie vous laisse2010<text:line-break/>roys en mon pot prendre vne poignie, affin<text:line-break/>d'auoir souuenance de moy, le prestre dit, ie<text:line-break/>feray vostre voulonté &amp; prendray honne2010<text:line-break/><text:soft-page-break/>stement selon mon pouuoir, adonc descou2010<text:line-break/>uroit Vlespiegle le pot &amp; dit. Regardez<text:line-break/>maintenant sire, le pot est bien pres de plain<text:line-break/>prenez vne main toute plaine ains ne <text:span text:style-name="T15">t</text:span>astez<text:line-break/>point trop parfont, le prestre estoit fort ha2010<text:line-break/>stif, mais l’auarice le deceut, car il s’auanca<text:line-break/>au pot cuydant prendre vne bonne poignie,<text:line-break/>mais quand il sentit le font mol &amp; froid, il<text:line-break/>retira sa main &amp; veit qu’elle estoit orde &amp;<text:line-break/>breneuse. Si dist le prestre, vous estes vn<text:line-break/>mauuais homme que vous trompez vostre<text:line-break/>confesseur au dernier ou vous couchez au<text:line-break/>lit mortel. Ceux ne vous doi<text:span text:style-name="T15">u</text:span>ent pas plain2010<text:line-break/>dre lesquelz vous auez trompez en vostre<text:line-break/>ieunesse. Vlefpiegle dist sire ie vous disoys<text:line-break/>bien deuant que ne prinsissiez point si par2010<text:line-break/>font, &amp; si vostre auarice vous à trompé ce<text:line-break/>n'est pas ma coulpe. Le prestre dist vous<text:line-break/>estes prince des malicieux, &amp; trompeurs, si<text:line-break/>vous vous estes par voz parolles deliuré a<text:line-break/>Lubecque du gibet, aussi sauez vous bien<text:line-break/>contre moy replicquer &amp; respondre, ainsi se<text:line-break/>despartit le prestre le delaissant malade &amp;<text:line-break/>Vlespiegle escria au prestre qu’il print l'ar2010<text:line-break/><text:span text:style-name="_3c_pb_3e_">[f. 107]</text:span></text:p>
      <text:p text:style-name="P2"><text:span text:style-name="T16">gent</text:span> auec luy mais il ne le voulut point<text:line-break/>ouir.</text:p>
      <text:h text:style-name="Heading_20_2" text:outline-level="2"><text:span text:style-name="Titre_20_2_20_Car">Comment Vlespiegle fist son<text:line-break/>testament.</text:span></text:h>
      <text:p text:style-name="Normal"><text:span text:style-name="Titre_20_2_20_Car"/></text:p>
      <text:p text:style-name="P3"><text:span text:style-name="Police_20_par_20_défaut">I</text:span>L auint que vlespiegle deuint<text:line-break/>encore plus malade. Il <text:span text:style-name="T15">f</text:span>ist son<text:line-break/>testament &amp; donna ses biens en<text:line-break/>       troys parties. Vne partie à ses<text:line-break/>amys l’autre partie au conseil de Mallen. Et<text:line-break/>le tiers au curé de Mallen. Et quand il se2010<text:line-break/>roit trespassé qu’on enterreroit son corps<text:line-break/>en la terre saincte &amp; leur monstra vn grand<text:line-break/>escrin auec quattre serrures grandes bien<text:line-break/>gardé, ou il dit ses biens estre enclos, &amp; les<text:line-break/>seigneurs eurent l’escrin en garde lequel<text:line-break/>estoit bien pesant. Mais vn moys apres son<text:line-break/>trespas partiroient les biens les troys parties<text:line-break/>assemblées amiablement. Bien tost apres<text:line-break/>mourut Vlespiegle apres sa mort le mirent<text:line-break/>en vn escrin des mors &amp; despuis sur vne bar<text:line-break/>re. Puis quand les prestres venoient &amp; di2010<text:line-break/>soient vigilles sur le corps vint la truye de<text:line-break/><text:soft-page-break/>l'hospital auec tous ses porceletz, &amp; se vou2010<text:line-break/>loir gratter à la barre si getta Vlespiegle<text:line-break/>auec la barre à terre, &amp; la truye faisoit tel<text:line-break/>bruit que tous les prestres sen fuirent delai2010<text:line-break/>sant Vlespiegle sans l'enterrer. Mais les be2010<text:line-break/><text:span text:style-name="_3c_pb_3e_">[f. 108]</text:span></text:p>
      <text:p text:style-name="P2"><text:span text:style-name="T9">guin</text:span>es le remirent sur la barre à reuers tel2010<text:line-break/>lement que le visage gisoit vers la terre &amp; le<text:line-break/>dos dessus. Alors le prindrent les beguines<text:line-break/>&amp; le porterent en terre &amp; toute sa deman2010<text:line-break/>de fut faiste &amp; accomplie selon sa volonté &amp;<text:line-break/>consentement des autres. Mais apres qu’il<text:line-break/>fut trespassé vn moys s’assemblerent les<text:line-break/>troys parties &amp; allerent d’vn commum ac2010<text:line-break/>cordouurir l'escrin pour partir la cheuance.<text:line-break/>Quand l'escrin fut ouuert ilz ne virent au2010<text:line-break/>tre chose dedens que pierres. Lors furent ilz<text:line-break/>bien marris, &amp; l’vn regarda sur l’autre eux<text:line-break/>courroussans tresaigrement. Le curé cuy2010<text:line-break/>doit, à cause que les seigneurs &amp; le conseil<text:line-break/>auoient eu l'escrin en garde qu'ilz eussent<text:line-break/>secrettement ensemble le tresor. Et qu’ilz<text:line-break/>eussent de rechef ferme, les seigneurs du con<text:line-break/>traire penserent que les amys en auoient<text:line-break/>pris la cheuance en sa maladie, &amp; que adonc<text:line-break/>eussent remply ledit escrin de pierres. Les<text:line-break/>amys cuidoient que le prestre en eust eu les<text:line-break/>biens qnand Vlespiegle le confessoit. Et vn<text:line-break/>chascũ s’en alla courrouce &amp; se despartirent<text:line-break/>ennemys. Alors le curé &amp; le conseil vou2010<text:line-break/>loient oster le corps, &amp; le faire enterrer des2010<text:line-break/>souz le gibet, mais quand il fut descouuert il<text:line-break/>puoit li merueilleusemẽt que nul là entour<text:line-break/>ne pouuoit durer &amp;, ainsi ilz recourirent le<text:line-break/>sepulchre &amp; Vlespiegle demoura là gisant.</text:p>
      <text:p text:style-name="P2"><text:span text:style-name="_3c_pb_3e_">[f. 109]</text:span></text:p>
      <text:h text:style-name="Heading_20_2" text:outline-level="2"><text:span text:style-name="Titre_20_2_20_Car"><text:span text:style-name="T8">Com</text:span></text:span><text:span text:style-name="Titre_20_2_20_Car">ment Vlespiegle fut enterré.</text:span></text:h>
      <text:p text:style-name="Normal"><text:span text:style-name="Titre_20_2_20_Car"/></text:p>
      <text:p text:style-name="P3"><text:span text:style-name="Police_20_par_20_défaut">A</text:span>V dernier fut aussi l’enterre2010<text:line-break/>ment deVlespiegle bien estrãge<text:line-break/>Car quand on le vouloit met2010<text:line-break/>              tre au sepulchre l’vne des cordes<text:line-break/>laquelle estoit vers ses pieds rompit quand<text:line-break/>on le vouloit aualler au sepulchre, telle2010<text:line-break/>ment que l'escrin auquel estoit mis son<text:line-break/>corps tomba en telle sorte, que le corps de2010<text:line-break/>dens l'escrin estoit mis sur ses pieds. Alors<text:line-break/>dirent ceux qui estoient la presens laissons<text:line-break/><text:soft-page-break/>le ainsi droit car comment il à esté merueil2010<text:line-break/>leux en sa vie tellement veut il aussi estre<text:line-break/>apres sa mort. Si laisserent Vlespiegle tout<text:line-break/>droit au sepulchre &amp; le couurirent, mettant<text:line-break/>sus le sepulchre vne pierre en laquelle estoit<text:line-break/>sculpté vn chauan ayant vn miroir dessoubz<text:line-break/>        ses ongles. Et dessus la pierre estoit<text:line-break/>            escriture taillée ainsi. Ceste pier2010<text:line-break/>                 re ne changera nully, car<text:line-break/>                       dessoubz icelle est<text:line-break/>                             enterré Vles2010<text:line-break/>                                  piegle.</text:p>
      <text:p text:style-name="P4">*</text:p>
      <text:p text:style-name="P2"/>
      <text:p text:style-name="P4"><text:span text:style-name="Police_20_par_20_défaut"><text:span text:style-name="T3">fin</text:span></text:span>.</text:p>
      <text:p text:style-name="P2"><text:span text:style-name="_3c_pb_3e_">[f. 110]</text:span></text:p>
      <text:p text:style-name="P6">A LYON,</text:p>
      <text:p text:style-name="P4">Par Iean D’ogerolles,</text:p>
      <text:p text:style-name="P4"><text:span text:style-name="Police_20_par_20_défaut"><text:span text:style-name="T2">1559</text:span>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style:font-name-asian="Times New Roman" style:font-size-asian="14pt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2pt" style:font-name-asian="Times New Roman" style:font-size-asian="12pt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style:font-name="Cambria" style:font-name-asian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tyle1" style:family="paragraph" style:parent-style-name="Heading_20_4" style:default-outline-level="4" style:list-style-name="">
      <style:paragraph-properties fo:line-height="100%" fo:hyphenation-ladder-count="no-limit"/>
      <style:text-properties style:use-window-font-color="true" fo:font-size="10pt" fo:font-style="normal" fo:font-weight="normal" style:font-size-asian="10pt" style:font-style-asian="normal" style:font-weight-asian="normal" fo:hyphenate="false" fo:hyphenation-remain-char-count="0" fo:hyphenation-push-char-count="0"/>
    </style:style>
    <style:style style:name="_3c_h1.sub_3e_" style:display-name="&lt;h1.sub&gt;" style:family="paragraph" style:parent-style-name="Heading_20_1" style:default-outline-level="1" style:list-style-name="">
      <style:paragraph-properties fo:line-height="100%" fo:hyphenation-ladder-count="no-limit"/>
      <style:text-properties fo:font-size="12pt" style:font-size-asian="12pt" fo:hyphenate="false" fo:hyphenation-remain-char-count="0" fo:hyphenation-push-char-count="0"/>
    </style:style>
    <style:style style:name="_3c_h2.sub_3e_" style:display-name="&lt;h2.sub&gt;" style:family="paragraph" style:parent-style-name="Heading_20_2" style:default-outline-level="2" style:list-style-name="">
      <style:paragraph-properties fo:line-height="100%" fo:hyphenation-ladder-count="no-limit"/>
      <style:text-properties fo:font-size="11pt" style:font-size-asian="11pt" fo:hyphenate="false" fo:hyphenation-remain-char-count="0" fo:hyphenation-push-char-count="0"/>
    </style:style>
    <style:style style:name="_3c_h3.sub_3e_" style:display-name="&lt;h3.sub&gt;" style:family="paragraph" style:parent-style-name="Heading_20_3" style:default-outline-level="3" style:list-style-name="">
      <style:paragraph-properties fo:line-height="100%" fo:hyphenation-ladder-count="no-limit"/>
      <style:text-properties fo:font-size="10pt" style:font-size-asian="10pt" fo:hyphenate="false" fo:hyphenation-remain-char-count="0" fo:hyphenation-push-char-count="0"/>
    </style:style>
    <style:style style:name="_3c_h4.sub_3e_" style:display-name="&lt;h4.sub&gt;" style:family="paragraph" style:parent-style-name="Style1" style:default-outline-level="4">
      <style:paragraph-properties fo:hyphenation-ladder-count="no-limit"/>
      <style:text-properties fo:font-size="9pt" style:font-size-asian="9pt" fo:hyphenate="false" fo:hyphenation-remain-char-count="0" fo:hyphenation-push-char-count="0"/>
    </style:style>
    <style:style style:name="Style2" style:family="paragraph" style:parent-style-name="Normal">
      <style:paragraph-properties fo:margin-left="0cm" fo:margin-right="0cm" fo:margin-top="0cm" fo:margin-bottom="0cm" fo:line-height="100%" fo:hyphenation-ladder-count="no-limit" fo:text-indent="0.42cm" style:auto-text-indent="false"/>
      <style:text-properties fo:font-size="12pt" style:font-size-asian="12pt" style:font-size-complex="12pt" fo:hyphenate="false" fo:hyphenation-remain-char-count="0" fo:hyphenation-push-char-count="0"/>
    </style:style>
    <style:style style:name="_3c_p_3e_" style:display-name="&lt;p&gt;" style:family="paragraph" style:parent-style-name="Style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_3c_noindent_3e_" style:display-name="&lt;noindent&gt;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_3c_list_3e_" style:display-name="&lt;list&gt;" style:family="paragraph" style:parent-style-name="Normal">
      <style:paragraph-properties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_3c_ab_3e_" style:display-name="&lt;ab&gt;" style:family="paragraph" style:parent-style-name="Normal">
      <style:paragraph-properties fo:margin-top="0.423cm" fo:margin-bottom="0.423cm" fo:line-height="100%" fo:text-align="center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_3c_l_3e_" style:display-name="&lt;l&gt;" style:family="paragraph" style:parent-style-name="Normal">
      <style:paragraph-properties fo:margin-left="0cm" fo:margin-right="0cm" fo:margin-top="0cm" fo:margin-bottom="0cm" fo:line-height="100%" fo:hyphenation-ladder-count="no-limit" fo:text-indent="0.42cm" style:auto-text-indent="false"/>
      <style:text-properties style:font-name="Times New Roman" fo:font-size="12pt" style:font-size-asian="12pt" fo:hyphenate="false" fo:hyphenation-remain-char-count="0" fo:hyphenation-push-char-count="0"/>
    </style:style>
    <style:style style:name="_3c_figure_3e_" style:display-name="&lt;figure&gt;" style:family="paragraph" style:parent-style-name="Normal">
      <style:paragraph-properties fo:margin-top="0cm" fo:margin-bottom="0cm" fo:line-height="100%" fo:text-align="center" style:justify-single-word="false" fo:hyphenation-ladder-count="no-limit"/>
      <style:text-properties fo:color="#ff0000" fo:hyphenate="false" fo:hyphenation-remain-char-count="0" fo:hyphenation-push-char-count="0"/>
    </style:style>
    <style:style style:name="_3c_trailer_3e_" style:display-name="&lt;trailer&gt;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Style3" style:family="paragraph" style:parent-style-name="Normal">
      <style:paragraph-properties fo:margin-top="0.423cm" fo:margin-bottom="0.423cm" fo:line-height="100%" fo:text-align="center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_3c_signed_3e_" style:display-name="&lt;signed&gt;" style:family="paragraph" style:parent-style-name="Normal">
      <style:paragraph-properties fo:margin-top="0cm" fo:margin-bottom="0cm" fo:line-height="100%" fo:text-align="end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Style4" style:family="paragraph" style:parent-style-name="Normal">
      <style:paragraph-properties fo:margin-left="1cm" fo:margin-right="0cm" fo:margin-top="0.212cm" fo:margin-bottom="0.212cm" fo:line-height="100%" fo:hyphenation-ladder-count="no-limit" fo:text-indent="0cm" style:auto-text-indent="false">
        <style:tab-stops/>
      </style:paragraph-properties>
      <style:text-properties style:font-name="Times New Roman" fo:hyphenate="false" fo:hyphenation-remain-char-count="0" fo:hyphenation-push-char-count="0"/>
    </style:style>
    <style:style style:name="LO-Normal" style:family="paragraph">
      <style:paragraph-properties fo:hyphenation-ladder-count="no-limit" style:vertical-align="auto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 style:vertical-align="auto"/>
      <style:text-properties fo:hyphenate="true" fo:hyphenation-remain-char-count="0" fo:hyphenation-push-char-count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style:font-name-asian="Times New Roman" style:font-size-asian="14pt" style:font-name-complex="Times New Roman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size="12pt" fo:font-style="italic" style:font-name-asian="Times New Roman" style:font-size-asian="12pt" style:font-name-complex="Times New Roman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Cambria" fo:font-style="italic" style:font-name-asian="Times New Roman" style:font-name-complex="Times New Roman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_3c_pb_3e_" style:display-name="&lt;pb&gt;" style:family="text" style:parent-style-name="Police_20_par_20_défaut">
      <style:text-properties style:font-name="Times New Roman" fo:font-weight="bold" style:font-weight-asian="bold" style:font-name-complex="Times New Roman"/>
    </style:style>
    <style:style style:name="_3c_cb_3e_" style:display-name="&lt;cb&gt;" style:family="text" style:parent-style-name="Police_20_par_20_défaut">
      <style:text-properties style:font-name="Times New Roman" fo:font-weight="bold" style:font-weight-asian="bold" style:font-name-complex="Times New Roman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meta:initial-creator>User</meta:initial-creator>
    <dc:creator>Jeanne Bineau</dc:creator>
    <meta:creation-date>2019-02-11T12:34:00Z</meta:creation-date>
    <dc:date>2019-04-04T09:47:58.30</dc:date>
    <meta:editing-cycles>206</meta:editing-cycles>
    <meta:editing-duration>PT17H46M23S</meta:editing-duration>
    <meta:document-statistic meta:table-count="0" meta:image-count="0" meta:object-count="0" meta:page-count="65" meta:paragraph-count="218" meta:word-count="23125" meta:character-count="128617"/>
    <meta:template xlink:type="simple" xlink:actuate="onRequest" xlink:title="" xlink:href="Normal.dotm"/>
  </office:meta>
</office:document-meta>
</file>